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7102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1.1075in"/>
    </style:style>
    <style:style style:name="co5" style:family="table-column">
      <style:table-column-properties fo:break-before="auto" style:column-width="1.0535in"/>
    </style:style>
    <style:style style:name="co6" style:family="table-column">
      <style:table-column-properties fo:break-before="auto" style:column-width="1.1827in"/>
    </style:style>
    <style:style style:name="co7" style:family="table-column">
      <style:table-column-properties fo:break-before="auto" style:column-width="1.1398in"/>
    </style:style>
    <style:style style:name="co8" style:family="table-column">
      <style:table-column-properties fo:break-before="auto" style:column-width="1.0327in"/>
    </style:style>
    <style:style style:name="co9" style:family="table-column">
      <style:table-column-properties fo:break-before="auto" style:column-width="1.2146in"/>
    </style:style>
    <style:style style:name="co10" style:family="table-column">
      <style:table-column-properties fo:break-before="auto" style:column-width="1.3862in"/>
    </style:style>
    <style:style style:name="co11" style:family="table-column">
      <style:table-column-properties fo:break-before="auto" style:column-width="1.2043in"/>
    </style:style>
    <style:style style:name="co12" style:family="table-column">
      <style:table-column-properties fo:break-before="auto" style:column-width="1.3327in"/>
    </style:style>
    <style:style style:name="co13" style:family="table-column">
      <style:table-column-properties fo:break-before="auto" style:column-width="0.5283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start" fo:margin-left="0.8335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.6945in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.8335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2"/>
        <table:table-column table:style-name="co8" table:default-cell-style-name="ce3"/>
        <table:table-column table:style-name="co4" table:default-cell-style-name="ce3"/>
        <table:table-column table:style-name="co9" table:default-cell-style-name="ce2"/>
        <table:table-column table:style-name="co10" table:number-columns-repeated="2" table:default-cell-style-name="ce4"/>
        <table:table-column table:style-name="co11" table:default-cell-style-name="ce2"/>
        <table:table-column table:style-name="co9" table:default-cell-style-name="ce2"/>
        <table:table-column table:style-name="co10" table:number-columns-repeated="2" table:default-cell-style-name="ce4"/>
        <table:table-column table:style-name="co12" table:default-cell-style-name="ce2"/>
        <table:table-column table:style-name="co6" table:default-cell-style-name="ce2"/>
        <table:table-column table:style-name="co13" table:default-cell-style-name="Default"/>
        <table:table-row table:style-name="ro1">
          <table:table-cell/>
          <table:table-cell office:value-type="string">
            <text:p>short_win</text:p>
          </table:table-cell>
          <table:table-cell office:value-type="string">
            <text:p>long_win</text:p>
          </table:table-cell>
          <table:table-cell table:style-name="Default" office:value-type="string">
            <text:p>start_evaluation</text:p>
          </table:table-cell>
          <table:table-cell table:style-name="Default" office:value-type="string">
            <text:p>end_evaluation</text:p>
          </table:table-cell>
          <table:table-cell table:style-name="Default" office:value-type="string">
            <text:p>returns</text:p>
          </table:table-cell>
          <table:table-cell table:style-name="Default" office:value-type="string">
            <text:p>volatility</text:p>
          </table:table-cell>
          <table:table-cell table:style-name="Default" office:value-type="string">
            <text:p>sharpe</text:p>
          </table:table-cell>
          <table:table-cell table:style-name="Default" office:value-type="string">
            <text:p>sortino</text:p>
          </table:table-cell>
          <table:table-cell table:style-name="Default" office:value-type="string">
            <text:p>maxDD_level</text:p>
          </table:table-cell>
          <table:table-cell table:style-name="Default" office:value-type="string">
            <text:p>DD_level_start</text:p>
          </table:table-cell>
          <table:table-cell table:style-name="Default" office:value-type="string">
            <text:p>DD_level_end</text:p>
          </table:table-cell>
          <table:table-cell table:style-name="Default" office:value-type="string">
            <text:p>DD_level_length</text:p>
          </table:table-cell>
          <table:table-cell table:style-name="Default" office:value-type="string">
            <text:p>maxDD_duration</text:p>
          </table:table-cell>
          <table:table-cell table:style-name="Default" office:value-type="string">
            <text:p>DD_duration_start</text:p>
          </table:table-cell>
          <table:table-cell table:style-name="Default" office:value-type="string">
            <text:p>DD_duration_end</text:p>
          </table:table-cell>
          <table:table-cell table:style-name="Default" office:value-type="string">
            <text:p>DD_duration_length</text:p>
          </table:table-cell>
          <table:table-cell table:style-name="Default" office:value-type="string">
            <text:p>ETL_5</text:p>
          </table:table-cell>
          <table:table-cell office:value-type="string">
            <text:p>ETL_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2011-10-02</text:p>
          </table:table-cell>
          <table:table-cell office:value-type="string">
            <text:p>2012-01-01</text:p>
          </table:table-cell>
          <table:table-cell office:value-type="float" office:value="-1.47974872589111">
            <text:p>-1.4797487259</text:p>
          </table:table-cell>
          <table:table-cell office:value-type="float" office:value="123.229302298654">
            <text:p>123.2293022987</text:p>
          </table:table-cell>
          <table:table-cell office:value-type="float" office:value="0.0422463119322079">
            <text:p>0.0422463119</text:p>
          </table:table-cell>
          <table:table-cell office:value-type="float" office:value="0.0484300789712741">
            <text:p>0.048430079</text:p>
          </table:table-cell>
          <table:table-cell office:value-type="float" office:value="519">
            <text:p>519</text:p>
          </table:table-cell>
          <table:table-cell office:value-type="string">
            <text:p>2011-10-04 00:00:00</text:p>
          </table:table-cell>
          <table:table-cell office:value-type="string">
            <text:p>2011-12-14 00:00:00</text:p>
          </table:table-cell>
          <table:table-cell office:value-type="string">
            <text:p>-71 days, 0:00:00</text:p>
          </table:table-cell>
          <table:table-cell office:value-type="float" office:value="519">
            <text:p>519</text:p>
          </table:table-cell>
          <table:table-cell office:value-type="string">
            <text:p>2011-10-04 00:00:00</text:p>
          </table:table-cell>
          <table:table-cell office:value-type="string">
            <text:p>2011-12-30 00:00:00</text:p>
          </table:table-cell>
          <table:table-cell office:value-type="string">
            <text:p>-87 days, 0:00:00</text:p>
          </table:table-cell>
          <table:table-cell office:value-type="float" office:value="-116">
            <text:p>-11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2011-07-03</text:p>
          </table:table-cell>
          <table:table-cell office:value-type="string">
            <text:p>2011-10-02</text:p>
          </table:table-cell>
          <table:table-cell office:value-type="float" office:value="0.0630714297294617">
            <text:p>0.0630714297</text:p>
          </table:table-cell>
          <table:table-cell office:value-type="float" office:value="234.652488854601">
            <text:p>234.6524888546</text:p>
          </table:table-cell>
          <table:table-cell office:value-type="float" office:value="-0.0818544846065939">
            <text:p>-0.0818544846</text:p>
          </table:table-cell>
          <table:table-cell office:value-type="float" office:value="-0.148565431163411">
            <text:p>-0.1485654312</text:p>
          </table:table-cell>
          <table:table-cell office:value-type="float" office:value="839.5">
            <text:p>839.5</text:p>
          </table:table-cell>
          <table:table-cell office:value-type="string">
            <text:p>2011-08-08 00:00:00</text:p>
          </table:table-cell>
          <table:table-cell office:value-type="string">
            <text:p>2011-09-09 00:00:00</text:p>
          </table:table-cell>
          <table:table-cell office:value-type="string">
            <text:p>-32 days, 0:00:00</text:p>
          </table:table-cell>
          <table:table-cell office:value-type="float" office:value="839.5">
            <text:p>839.5</text:p>
          </table:table-cell>
          <table:table-cell office:value-type="string">
            <text:p>2011-08-08 00:00:00</text:p>
          </table:table-cell>
          <table:table-cell office:value-type="string">
            <text:p>2011-09-30 00:00:00</text:p>
          </table:table-cell>
          <table:table-cell office:value-type="string">
            <text:p>-53 days, 0:00:00</text:p>
          </table:table-cell>
          <table:table-cell office:value-type="float" office:value="-131.366668701172">
            <text:p>-131.366668701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2011-04-03</text:p>
          </table:table-cell>
          <table:table-cell office:value-type="string">
            <text:p>2011-07-03</text:p>
          </table:table-cell>
          <table:table-cell office:value-type="float" office:value="1.0481835603714">
            <text:p>1.0481835604</text:p>
          </table:table-cell>
          <table:table-cell office:value-type="float" office:value="72.6041853078341">
            <text:p>72.6041853078</text:p>
          </table:table-cell>
          <table:table-cell office:value-type="float" office:value="0.0478133085648773">
            <text:p>0.0478133086</text:p>
          </table:table-cell>
          <table:table-cell office:value-type="float" office:value="0.0659946808302955">
            <text:p>0.0659946808</text:p>
          </table:table-cell>
          <table:table-cell office:value-type="float" office:value="232.399993896484">
            <text:p>232.3999938965</text:p>
          </table:table-cell>
          <table:table-cell office:value-type="string">
            <text:p>2011-05-25 00:00:00</text:p>
          </table:table-cell>
          <table:table-cell office:value-type="string">
            <text:p>2011-06-02 00:00:00</text:p>
          </table:table-cell>
          <table:table-cell office:value-type="string">
            <text:p>-8 days, 0:00:00</text:p>
          </table:table-cell>
          <table:table-cell office:value-type="float" office:value="232.399993896484">
            <text:p>232.3999938965</text:p>
          </table:table-cell>
          <table:table-cell office:value-type="string">
            <text:p>2011-05-25 00:00:00</text:p>
          </table:table-cell>
          <table:table-cell office:value-type="string">
            <text:p>2011-07-01 00:00:00</text:p>
          </table:table-cell>
          <table:table-cell office:value-type="string">
            <text:p>-37 days, 0:00:00</text:p>
          </table:table-cell>
          <table:table-cell office:value-type="float" office:value="-86.7000020345052">
            <text:p>-86.700002034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2011-01-02</text:p>
          </table:table-cell>
          <table:table-cell office:value-type="string">
            <text:p>2011-04-03</text:p>
          </table:table-cell>
          <table:table-cell office:value-type="float" office:value="0.991160452365875">
            <text:p>0.9911604524</text:p>
          </table:table-cell>
          <table:table-cell office:value-type="float" office:value="81.0646428537623">
            <text:p>81.0646428538</text:p>
          </table:table-cell>
          <table:table-cell office:value-type="float" office:value="0.0476880443261199">
            <text:p>0.0476880443</text:p>
          </table:table-cell>
          <table:table-cell office:value-type="float" office:value="0.0618941314212306">
            <text:p>0.0618941314</text:p>
          </table:table-cell>
          <table:table-cell office:value-type="float" office:value="238.799987792969">
            <text:p>238.799987793</text:p>
          </table:table-cell>
          <table:table-cell office:value-type="string">
            <text:p>2011-03-15 00:00:00</text:p>
          </table:table-cell>
          <table:table-cell office:value-type="string">
            <text:p>2011-03-28 00:00:00</text:p>
          </table:table-cell>
          <table:table-cell office:value-type="string">
            <text:p>-13 days, 0:00:00</text:p>
          </table:table-cell>
          <table:table-cell office:value-type="float" office:value="236.699981689453">
            <text:p>236.6999816895</text:p>
          </table:table-cell>
          <table:table-cell office:value-type="string">
            <text:p>2011-01-04 00:00:00</text:p>
          </table:table-cell>
          <table:table-cell office:value-type="string">
            <text:p>2011-03-11 00:00:00</text:p>
          </table:table-cell>
          <table:table-cell office:value-type="string">
            <text:p>-66 days, 0:00:00</text:p>
          </table:table-cell>
          <table:table-cell office:value-type="float" office:value="-67.5999959309896">
            <text:p>-67.59999593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2010-10-03</text:p>
          </table:table-cell>
          <table:table-cell office:value-type="string">
            <text:p>2011-01-02</text:p>
          </table:table-cell>
          <table:table-cell office:value-type="float" office:value="0.776561975479126">
            <text:p>0.7765619755</text:p>
          </table:table-cell>
          <table:table-cell office:value-type="float" office:value="55.1313121982805">
            <text:p>55.1313121983</text:p>
          </table:table-cell>
          <table:table-cell office:value-type="float" office:value="-0.0225739598059859">
            <text:p>-0.0225739598</text:p>
          </table:table-cell>
          <table:table-cell office:value-type="float" office:value="-0.0316317631905266">
            <text:p>-0.0316317632</text:p>
          </table:table-cell>
          <table:table-cell office:value-type="float" office:value="263.300018310547">
            <text:p>263.3000183105</text:p>
          </table:table-cell>
          <table:table-cell office:value-type="string">
            <text:p>2010-10-05 00:00:00</text:p>
          </table:table-cell>
          <table:table-cell office:value-type="string">
            <text:p>2010-10-27 00:00:00</text:p>
          </table:table-cell>
          <table:table-cell office:value-type="string">
            <text:p>-22 days, 0:00:00</text:p>
          </table:table-cell>
          <table:table-cell office:value-type="float" office:value="263.300018310547">
            <text:p>263.3000183105</text:p>
          </table:table-cell>
          <table:table-cell office:value-type="string">
            <text:p>2010-10-05 00:00:00</text:p>
          </table:table-cell>
          <table:table-cell office:value-type="string">
            <text:p>2010-12-31 00:00:00</text:p>
          </table:table-cell>
          <table:table-cell office:value-type="string">
            <text:p>-87 days, 0:00:00</text:p>
          </table:table-cell>
          <table:table-cell office:value-type="float" office:value="-79.4000142415365">
            <text:p>-79.4000142415</text:p>
          </table:table-cell>
          <table:table-cell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2010-07-04</text:p>
          </table:table-cell>
          <table:table-cell office:value-type="string">
            <text:p>2010-10-03</text:p>
          </table:table-cell>
          <table:table-cell office:value-type="float" office:value="0.777466118335724">
            <text:p>0.7774661183</text:p>
          </table:table-cell>
          <table:table-cell office:value-type="float" office:value="73.586658364735">
            <text:p>73.5866583647</text:p>
          </table:table-cell>
          <table:table-cell office:value-type="float" office:value="-0.0300043888597786">
            <text:p>-0.0300043889</text:p>
          </table:table-cell>
          <table:table-cell office:value-type="float" office:value="-0.0437805445278961">
            <text:p>-0.0437805445</text:p>
          </table:table-cell>
          <table:table-cell office:value-type="float" office:value="297.599975585937">
            <text:p>297.5999755859</text:p>
          </table:table-cell>
          <table:table-cell office:value-type="string">
            <text:p>2010-08-09 00:00:00</text:p>
          </table:table-cell>
          <table:table-cell office:value-type="string">
            <text:p>2010-09-01 00:00:00</text:p>
          </table:table-cell>
          <table:table-cell office:value-type="string">
            <text:p>-23 days, 0:00:00</text:p>
          </table:table-cell>
          <table:table-cell office:value-type="float" office:value="297.599975585937">
            <text:p>297.5999755859</text:p>
          </table:table-cell>
          <table:table-cell office:value-type="string">
            <text:p>2010-08-09 00:00:00</text:p>
          </table:table-cell>
          <table:table-cell office:value-type="string">
            <text:p>2010-10-01 00:00:00</text:p>
          </table:table-cell>
          <table:table-cell office:value-type="string">
            <text:p>-53 days, 0:00:00</text:p>
          </table:table-cell>
          <table:table-cell office:value-type="float" office:value="-89.2333577473958">
            <text:p>-89.233357747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2010-04-04</text:p>
          </table:table-cell>
          <table:table-cell office:value-type="string">
            <text:p>2010-07-04</text:p>
          </table:table-cell>
          <table:table-cell office:value-type="float" office:value="1.26578629016876">
            <text:p>1.2657862902</text:p>
          </table:table-cell>
          <table:table-cell office:value-type="float" office:value="190.483338374308">
            <text:p>190.4833383743</text:p>
          </table:table-cell>
          <table:table-cell office:value-type="float" office:value="0.092331360671274">
            <text:p>0.0923313607</text:p>
          </table:table-cell>
          <table:table-cell office:value-type="float" office:value="0.124808721649397">
            <text:p>0.1248087216</text:p>
          </table:table-cell>
          <table:table-cell office:value-type="float" office:value="618.500061035156">
            <text:p>618.5000610352</text:p>
          </table:table-cell>
          <table:table-cell office:value-type="string">
            <text:p>2010-05-25 00:00:00</text:p>
          </table:table-cell>
          <table:table-cell office:value-type="string">
            <text:p>2010-06-25 00:00:00</text:p>
          </table:table-cell>
          <table:table-cell office:value-type="string">
            <text:p>-31 days, 0:00:00</text:p>
          </table:table-cell>
          <table:table-cell office:value-type="float" office:value="618.500061035156">
            <text:p>618.5000610352</text:p>
          </table:table-cell>
          <table:table-cell office:value-type="string">
            <text:p>2010-05-25 00:00:00</text:p>
          </table:table-cell>
          <table:table-cell office:value-type="string">
            <text:p>2010-07-02 00:00:00</text:p>
          </table:table-cell>
          <table:table-cell office:value-type="string">
            <text:p>-38 days, 0:00:00</text:p>
          </table:table-cell>
          <table:table-cell office:value-type="float" office:value="-113.03330485026">
            <text:p>-113.033304850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2011-10-02</text:p>
          </table:table-cell>
          <table:table-cell office:value-type="string">
            <text:p>2012-01-01</text:p>
          </table:table-cell>
          <table:table-cell office:value-type="float" office:value="-1.47974872589111">
            <text:p>-1.4797487259</text:p>
          </table:table-cell>
          <table:table-cell office:value-type="float" office:value="123.229302298654">
            <text:p>123.2293022987</text:p>
          </table:table-cell>
          <table:table-cell office:value-type="float" office:value="0.0422463119322079">
            <text:p>0.0422463119</text:p>
          </table:table-cell>
          <table:table-cell office:value-type="float" office:value="0.0484300789712741">
            <text:p>0.048430079</text:p>
          </table:table-cell>
          <table:table-cell office:value-type="float" office:value="519">
            <text:p>519</text:p>
          </table:table-cell>
          <table:table-cell office:value-type="string">
            <text:p>2011-10-04 00:00:00</text:p>
          </table:table-cell>
          <table:table-cell office:value-type="string">
            <text:p>2011-12-14 00:00:00</text:p>
          </table:table-cell>
          <table:table-cell office:value-type="string">
            <text:p>-71 days, 0:00:00</text:p>
          </table:table-cell>
          <table:table-cell office:value-type="float" office:value="519">
            <text:p>519</text:p>
          </table:table-cell>
          <table:table-cell office:value-type="string">
            <text:p>2011-10-04 00:00:00</text:p>
          </table:table-cell>
          <table:table-cell office:value-type="string">
            <text:p>2011-12-30 00:00:00</text:p>
          </table:table-cell>
          <table:table-cell office:value-type="string">
            <text:p>-87 days, 0:00:00</text:p>
          </table:table-cell>
          <table:table-cell office:value-type="float" office:value="-116">
            <text:p>-116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2011-07-03</text:p>
          </table:table-cell>
          <table:table-cell office:value-type="string">
            <text:p>2011-10-02</text:p>
          </table:table-cell>
          <table:table-cell office:value-type="float" office:value="0.580854296684265">
            <text:p>0.5808542967</text:p>
          </table:table-cell>
          <table:table-cell office:value-type="float" office:value="124.241362209854">
            <text:p>124.2413622099</text:p>
          </table:table-cell>
          <table:table-cell office:value-type="float" office:value="0.156229905508407">
            <text:p>0.1562299055</text:p>
          </table:table-cell>
          <table:table-cell office:value-type="float" office:value="0.162987380930467">
            <text:p>0.1629873809</text:p>
          </table:table-cell>
          <table:table-cell office:value-type="float" office:value="512.100036621094">
            <text:p>512.1000366211</text:p>
          </table:table-cell>
          <table:table-cell office:value-type="string">
            <text:p>2011-08-08 00:00:00</text:p>
          </table:table-cell>
          <table:table-cell office:value-type="string">
            <text:p>2011-09-09 00:00:00</text:p>
          </table:table-cell>
          <table:table-cell office:value-type="string">
            <text:p>-32 days, 0:00:00</text:p>
          </table:table-cell>
          <table:table-cell office:value-type="float" office:value="512.100036621094">
            <text:p>512.1000366211</text:p>
          </table:table-cell>
          <table:table-cell office:value-type="string">
            <text:p>2011-08-08 00:00:00</text:p>
          </table:table-cell>
          <table:table-cell office:value-type="string">
            <text:p>2011-09-30 00:00:00</text:p>
          </table:table-cell>
          <table:table-cell office:value-type="string">
            <text:p>-53 days, 0:00:00</text:p>
          </table:table-cell>
          <table:table-cell office:value-type="float" office:value="-118.5">
            <text:p>-118.5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2011-04-03</text:p>
          </table:table-cell>
          <table:table-cell office:value-type="string">
            <text:p>2011-07-03</text:p>
          </table:table-cell>
          <table:table-cell office:value-type="float" office:value="1.60387051105499">
            <text:p>1.6038705111</text:p>
          </table:table-cell>
          <table:table-cell office:value-type="float" office:value="110.385419534837">
            <text:p>110.3854195348</text:p>
          </table:table-cell>
          <table:table-cell office:value-type="float" office:value="0.123023701333111">
            <text:p>0.1230237013</text:p>
          </table:table-cell>
          <table:table-cell office:value-type="float" office:value="0.151520932336083">
            <text:p>0.1515209323</text:p>
          </table:table-cell>
          <table:table-cell office:value-type="float" office:value="190.600006103516">
            <text:p>190.6000061035</text:p>
          </table:table-cell>
          <table:table-cell office:value-type="string">
            <text:p>2011-04-11 00:00:00</text:p>
          </table:table-cell>
          <table:table-cell office:value-type="string">
            <text:p>2011-04-19 00:00:00</text:p>
          </table:table-cell>
          <table:table-cell office:value-type="string">
            <text:p>-8 days, 0:00:00</text:p>
          </table:table-cell>
          <table:table-cell office:value-type="float" office:value="190.600006103516">
            <text:p>190.6000061035</text:p>
          </table:table-cell>
          <table:table-cell office:value-type="string">
            <text:p>2011-04-11 00:00:00</text:p>
          </table:table-cell>
          <table:table-cell office:value-type="string">
            <text:p>2011-05-13 00:00:00</text:p>
          </table:table-cell>
          <table:table-cell office:value-type="string">
            <text:p>-32 days, 0:00:00</text:p>
          </table:table-cell>
          <table:table-cell office:value-type="float" office:value="-76.0666707356771">
            <text:p>-76.0666707357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2011-01-02</text:p>
          </table:table-cell>
          <table:table-cell office:value-type="string">
            <text:p>2011-04-03</text:p>
          </table:table-cell>
          <table:table-cell office:value-type="float" office:value="0.787213683128357">
            <text:p>0.7872136831</text:p>
          </table:table-cell>
          <table:table-cell office:value-type="float" office:value="75.1598993281484">
            <text:p>75.1598993281</text:p>
          </table:table-cell>
          <table:table-cell office:value-type="float" office:value="0.103637962681323">
            <text:p>0.1036379627</text:p>
          </table:table-cell>
          <table:table-cell office:value-type="float" office:value="0.115678849495328">
            <text:p>0.1156788495</text:p>
          </table:table-cell>
          <table:table-cell office:value-type="float" office:value="276.700012207031">
            <text:p>276.700012207</text:p>
          </table:table-cell>
          <table:table-cell office:value-type="string">
            <text:p>2011-01-04 00:00:00</text:p>
          </table:table-cell>
          <table:table-cell office:value-type="string">
            <text:p>2011-03-04 00:00:00</text:p>
          </table:table-cell>
          <table:table-cell office:value-type="string">
            <text:p>-59 days, 0:00:00</text:p>
          </table:table-cell>
          <table:table-cell office:value-type="float" office:value="276.700012207031">
            <text:p>276.700012207</text:p>
          </table:table-cell>
          <table:table-cell office:value-type="string">
            <text:p>2011-01-04 00:00:00</text:p>
          </table:table-cell>
          <table:table-cell office:value-type="string">
            <text:p>2011-03-14 00:00:00</text:p>
          </table:table-cell>
          <table:table-cell office:value-type="string">
            <text:p>-69 days, 0:00:00</text:p>
          </table:table-cell>
          <table:table-cell office:value-type="float" office:value="-67.6000111897786">
            <text:p>-67.6000111898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2010-10-03</text:p>
          </table:table-cell>
          <table:table-cell office:value-type="string">
            <text:p>2011-01-02</text:p>
          </table:table-cell>
          <table:table-cell office:value-type="float" office:value="1.0641028881073">
            <text:p>1.0641028881</text:p>
          </table:table-cell>
          <table:table-cell office:value-type="float" office:value="50.1581282976108">
            <text:p>50.1581282976</text:p>
          </table:table-cell>
          <table:table-cell office:value-type="float" office:value="0.0585406223962686">
            <text:p>0.0585406224</text:p>
          </table:table-cell>
          <table:table-cell office:value-type="float" office:value="0.0770075427488831">
            <text:p>0.0770075427</text:p>
          </table:table-cell>
          <table:table-cell office:value-type="float" office:value="243.5">
            <text:p>243.5</text:p>
          </table:table-cell>
          <table:table-cell office:value-type="string">
            <text:p>2010-11-05 00:00:00</text:p>
          </table:table-cell>
          <table:table-cell office:value-type="string">
            <text:p>2010-12-06 00:00:00</text:p>
          </table:table-cell>
          <table:table-cell office:value-type="string">
            <text:p>-31 days, 0:00:00</text:p>
          </table:table-cell>
          <table:table-cell office:value-type="float" office:value="243.5">
            <text:p>243.5</text:p>
          </table:table-cell>
          <table:table-cell office:value-type="string">
            <text:p>2010-11-05 00:00:00</text:p>
          </table:table-cell>
          <table:table-cell office:value-type="string">
            <text:p>2010-12-31 00:00:00</text:p>
          </table:table-cell>
          <table:table-cell office:value-type="string">
            <text:p>-56 days, 0:00:00</text:p>
          </table:table-cell>
          <table:table-cell office:value-type="float" office:value="-79.5">
            <text:p>-79.5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2010-07-04</text:p>
          </table:table-cell>
          <table:table-cell office:value-type="string">
            <text:p>2010-10-03</text:p>
          </table:table-cell>
          <table:table-cell office:value-type="float" office:value="0.411320209503174">
            <text:p>0.4113202095</text:p>
          </table:table-cell>
          <table:table-cell office:value-type="float" office:value="99.4034881460363">
            <text:p>99.403488146</text:p>
          </table:table-cell>
          <table:table-cell office:value-type="float" office:value="-0.0371549169917629">
            <text:p>-0.037154917</text:p>
          </table:table-cell>
          <table:table-cell office:value-type="float" office:value="-0.0526543043195291">
            <text:p>-0.0526543043</text:p>
          </table:table-cell>
          <table:table-cell office:value-type="float" office:value="422.200012207031">
            <text:p>422.200012207</text:p>
          </table:table-cell>
          <table:table-cell office:value-type="string">
            <text:p>2010-07-05 00:00:00</text:p>
          </table:table-cell>
          <table:table-cell office:value-type="string">
            <text:p>2010-09-02 00:00:00</text:p>
          </table:table-cell>
          <table:table-cell office:value-type="string">
            <text:p>-59 days, 0:00:00</text:p>
          </table:table-cell>
          <table:table-cell office:value-type="float" office:value="422.200012207031">
            <text:p>422.200012207</text:p>
          </table:table-cell>
          <table:table-cell office:value-type="string">
            <text:p>2010-07-05 00:00:00</text:p>
          </table:table-cell>
          <table:table-cell office:value-type="string">
            <text:p>2010-10-01 00:00:00</text:p>
          </table:table-cell>
          <table:table-cell office:value-type="string">
            <text:p>-88 days, 0:00:00</text:p>
          </table:table-cell>
          <table:table-cell office:value-type="float" office:value="-89.2333374023437">
            <text:p>-89.2333374023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2010-04-04</text:p>
          </table:table-cell>
          <table:table-cell office:value-type="string">
            <text:p>2010-07-04</text:p>
          </table:table-cell>
          <table:table-cell office:value-type="float" office:value="3.87658667564392">
            <text:p>3.8765866756</text:p>
          </table:table-cell>
          <table:table-cell office:value-type="float" office:value="191.109626767327">
            <text:p>191.1096267673</text:p>
          </table:table-cell>
          <table:table-cell office:value-type="float" office:value="0.210738198130707">
            <text:p>0.2107381981</text:p>
          </table:table-cell>
          <table:table-cell office:value-type="float" office:value="0.24617675053074">
            <text:p>0.2461767505</text:p>
          </table:table-cell>
          <table:table-cell office:value-type="float" office:value="309.499969482422">
            <text:p>309.4999694824</text:p>
          </table:table-cell>
          <table:table-cell office:value-type="string">
            <text:p>2010-05-25 00:00:00</text:p>
          </table:table-cell>
          <table:table-cell office:value-type="string">
            <text:p>2010-06-25 00:00:00</text:p>
          </table:table-cell>
          <table:table-cell office:value-type="string">
            <text:p>-31 days, 0:00:00</text:p>
          </table:table-cell>
          <table:table-cell office:value-type="float" office:value="309.499969482422">
            <text:p>309.4999694824</text:p>
          </table:table-cell>
          <table:table-cell office:value-type="string">
            <text:p>2010-05-25 00:00:00</text:p>
          </table:table-cell>
          <table:table-cell office:value-type="string">
            <text:p>2010-07-02 00:00:00</text:p>
          </table:table-cell>
          <table:table-cell office:value-type="string">
            <text:p>-38 days, 0:00:00</text:p>
          </table:table-cell>
          <table:table-cell office:value-type="float" office:value="-101.466664632161">
            <text:p>-101.4666646322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2011-10-02</text:p>
          </table:table-cell>
          <table:table-cell office:value-type="string">
            <text:p>2012-01-01</text:p>
          </table:table-cell>
          <table:table-cell office:value-type="float" office:value="-0.149075388908386">
            <text:p>-0.1490753889</text:p>
          </table:table-cell>
          <table:table-cell office:value-type="float" office:value="132.531932680864">
            <text:p>132.5319326809</text:p>
          </table:table-cell>
          <table:table-cell office:value-type="float" office:value="-0.116158027003904">
            <text:p>-0.116158027</text:p>
          </table:table-cell>
          <table:table-cell office:value-type="float" office:value="-0.885215083899913">
            <text:p>-0.8852150839</text:p>
          </table:table-cell>
          <table:table-cell office:value-type="float" office:value="536.799987792969">
            <text:p>536.799987793</text:p>
          </table:table-cell>
          <table:table-cell office:value-type="string">
            <text:p>2011-10-04 00:00:00</text:p>
          </table:table-cell>
          <table:table-cell office:value-type="string">
            <text:p>2011-12-16 00:00:00</text:p>
          </table:table-cell>
          <table:table-cell office:value-type="string">
            <text:p>-73 days, 0:00:00</text:p>
          </table:table-cell>
          <table:table-cell office:value-type="float" office:value="536.799987792969">
            <text:p>536.799987793</text:p>
          </table:table-cell>
          <table:table-cell office:value-type="string">
            <text:p>2011-10-04 00:00:00</text:p>
          </table:table-cell>
          <table:table-cell office:value-type="string">
            <text:p>2011-12-30 00:00:00</text:p>
          </table:table-cell>
          <table:table-cell office:value-type="string">
            <text:p>-87 days, 0:00:00</text:p>
          </table:table-cell>
          <table:table-cell office:value-type="float" office:value="-113.966664632161">
            <text:p>-113.9666646322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2011-07-03</text:p>
          </table:table-cell>
          <table:table-cell office:value-type="string">
            <text:p>2011-10-02</text:p>
          </table:table-cell>
          <table:table-cell office:value-type="float" office:value="0.580854296684265">
            <text:p>0.5808542967</text:p>
          </table:table-cell>
          <table:table-cell office:value-type="float" office:value="124.241362209854">
            <text:p>124.2413622099</text:p>
          </table:table-cell>
          <table:table-cell office:value-type="float" office:value="0.156229905508407">
            <text:p>0.1562299055</text:p>
          </table:table-cell>
          <table:table-cell office:value-type="float" office:value="0.162987380930467">
            <text:p>0.1629873809</text:p>
          </table:table-cell>
          <table:table-cell office:value-type="float" office:value="512.100036621094">
            <text:p>512.1000366211</text:p>
          </table:table-cell>
          <table:table-cell office:value-type="string">
            <text:p>2011-08-08 00:00:00</text:p>
          </table:table-cell>
          <table:table-cell office:value-type="string">
            <text:p>2011-09-09 00:00:00</text:p>
          </table:table-cell>
          <table:table-cell office:value-type="string">
            <text:p>-32 days, 0:00:00</text:p>
          </table:table-cell>
          <table:table-cell office:value-type="float" office:value="512.100036621094">
            <text:p>512.1000366211</text:p>
          </table:table-cell>
          <table:table-cell office:value-type="string">
            <text:p>2011-08-08 00:00:00</text:p>
          </table:table-cell>
          <table:table-cell office:value-type="string">
            <text:p>2011-09-30 00:00:00</text:p>
          </table:table-cell>
          <table:table-cell office:value-type="string">
            <text:p>-53 days, 0:00:00</text:p>
          </table:table-cell>
          <table:table-cell office:value-type="float" office:value="-118.5">
            <text:p>-118.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2011-04-03</text:p>
          </table:table-cell>
          <table:table-cell office:value-type="string">
            <text:p>2011-07-03</text:p>
          </table:table-cell>
          <table:table-cell office:value-type="float" office:value="14.206654548645">
            <text:p>14.2066545486</text:p>
          </table:table-cell>
          <table:table-cell office:value-type="float" office:value="109.093310634709">
            <text:p>109.0933106347</text:p>
          </table:table-cell>
          <table:table-cell office:value-type="float" office:value="0.123111021744963">
            <text:p>0.1231110217</text:p>
          </table:table-cell>
          <table:table-cell office:value-type="float" office:value="0.123351773772254">
            <text:p>0.1233517738</text:p>
          </table:table-cell>
          <table:table-cell office:value-type="float" office:value="190.600006103516">
            <text:p>190.6000061035</text:p>
          </table:table-cell>
          <table:table-cell office:value-type="string">
            <text:p>2011-04-11 00:00:00</text:p>
          </table:table-cell>
          <table:table-cell office:value-type="string">
            <text:p>2011-04-19 00:00:00</text:p>
          </table:table-cell>
          <table:table-cell office:value-type="string">
            <text:p>-8 days, 0:00:00</text:p>
          </table:table-cell>
          <table:table-cell office:value-type="float" office:value="190.600006103516">
            <text:p>190.6000061035</text:p>
          </table:table-cell>
          <table:table-cell office:value-type="string">
            <text:p>2011-04-11 00:00:00</text:p>
          </table:table-cell>
          <table:table-cell office:value-type="string">
            <text:p>2011-05-13 00:00:00</text:p>
          </table:table-cell>
          <table:table-cell office:value-type="string">
            <text:p>-32 days, 0:00:00</text:p>
          </table:table-cell>
          <table:table-cell office:value-type="float" office:value="-76.0666707356771">
            <text:p>-76.0666707357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2011-01-02</text:p>
          </table:table-cell>
          <table:table-cell office:value-type="string">
            <text:p>2011-04-03</text:p>
          </table:table-cell>
          <table:table-cell office:value-type="float" office:value="0.124223470687866">
            <text:p>0.1242234707</text:p>
          </table:table-cell>
          <table:table-cell office:value-type="float" office:value="99.70785042001">
            <text:p>99.70785042</text:p>
          </table:table-cell>
          <table:table-cell office:value-type="float" office:value="-0.101236211799448">
            <text:p>-0.1012362118</text:p>
          </table:table-cell>
          <table:table-cell office:value-type="float" office:value="-0.273200595027441">
            <text:p>-0.273200595</text:p>
          </table:table-cell>
          <table:table-cell office:value-type="float" office:value="302.799987792969">
            <text:p>302.799987793</text:p>
          </table:table-cell>
          <table:table-cell office:value-type="string">
            <text:p>2011-03-15 00:00:00</text:p>
          </table:table-cell>
          <table:table-cell office:value-type="string">
            <text:p>2011-03-30 00:00:00</text:p>
          </table:table-cell>
          <table:table-cell office:value-type="string">
            <text:p>-15 days, 0:00:00</text:p>
          </table:table-cell>
          <table:table-cell office:value-type="float" office:value="137.5">
            <text:p>137.5</text:p>
          </table:table-cell>
          <table:table-cell office:value-type="string">
            <text:p>2011-02-18 00:00:00</text:p>
          </table:table-cell>
          <table:table-cell office:value-type="string">
            <text:p>2011-03-09 00:00:00</text:p>
          </table:table-cell>
          <table:table-cell office:value-type="string">
            <text:p>-19 days, 0:00:00</text:p>
          </table:table-cell>
          <table:table-cell office:value-type="float" office:value="-64.8999989827474">
            <text:p>-64.8999989827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2010-10-03</text:p>
          </table:table-cell>
          <table:table-cell office:value-type="string">
            <text:p>2011-01-02</text:p>
          </table:table-cell>
          <table:table-cell office:value-type="float" office:value="0.732373714447022">
            <text:p>0.7323737144</text:p>
          </table:table-cell>
          <table:table-cell office:value-type="float" office:value="42.9649780970215">
            <text:p>42.964978097</text:p>
          </table:table-cell>
          <table:table-cell office:value-type="float" office:value="0.160102613311173">
            <text:p>0.1601026133</text:p>
          </table:table-cell>
          <table:table-cell office:value-type="float" office:value="0.17217965285962">
            <text:p>0.1721796529</text:p>
          </table:table-cell>
          <table:table-cell office:value-type="float" office:value="208.100006103516">
            <text:p>208.1000061035</text:p>
          </table:table-cell>
          <table:table-cell office:value-type="string">
            <text:p>2010-11-05 00:00:00</text:p>
          </table:table-cell>
          <table:table-cell office:value-type="string">
            <text:p>2010-12-06 00:00:00</text:p>
          </table:table-cell>
          <table:table-cell office:value-type="string">
            <text:p>-31 days, 0:00:00</text:p>
          </table:table-cell>
          <table:table-cell office:value-type="float" office:value="208.100006103516">
            <text:p>208.1000061035</text:p>
          </table:table-cell>
          <table:table-cell office:value-type="string">
            <text:p>2010-11-05 00:00:00</text:p>
          </table:table-cell>
          <table:table-cell office:value-type="string">
            <text:p>2010-12-31 00:00:00</text:p>
          </table:table-cell>
          <table:table-cell office:value-type="string">
            <text:p>-56 days, 0:00:00</text:p>
          </table:table-cell>
          <table:table-cell office:value-type="float" office:value="-79.5">
            <text:p>-79.5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2010-07-04</text:p>
          </table:table-cell>
          <table:table-cell office:value-type="string">
            <text:p>2010-10-03</text:p>
          </table:table-cell>
          <table:table-cell office:value-type="float" office:value="-1.07878851890564">
            <text:p>-1.0787885189</text:p>
          </table:table-cell>
          <table:table-cell office:value-type="float" office:value="125.727911485594">
            <text:p>125.7279114856</text:p>
          </table:table-cell>
          <table:table-cell office:value-type="float" office:value="0.121024003713163">
            <text:p>0.1210240037</text:p>
          </table:table-cell>
          <table:table-cell office:value-type="float" office:value="0.121888969490129">
            <text:p>0.1218889695</text:p>
          </table:table-cell>
          <table:table-cell office:value-type="float" office:value="544">
            <text:p>544</text:p>
          </table:table-cell>
          <table:table-cell office:value-type="string">
            <text:p>2010-07-05 00:00:00</text:p>
          </table:table-cell>
          <table:table-cell office:value-type="string">
            <text:p>2010-09-02 00:00:00</text:p>
          </table:table-cell>
          <table:table-cell office:value-type="string">
            <text:p>-59 days, 0:00:00</text:p>
          </table:table-cell>
          <table:table-cell office:value-type="float" office:value="544">
            <text:p>544</text:p>
          </table:table-cell>
          <table:table-cell office:value-type="string">
            <text:p>2010-07-05 00:00:00</text:p>
          </table:table-cell>
          <table:table-cell office:value-type="string">
            <text:p>2010-10-01 00:00:00</text:p>
          </table:table-cell>
          <table:table-cell office:value-type="string">
            <text:p>-88 days, 0:00:00</text:p>
          </table:table-cell>
          <table:table-cell office:value-type="float" office:value="-89.2333374023437">
            <text:p>-89.233337402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2010-04-04</text:p>
          </table:table-cell>
          <table:table-cell office:value-type="string">
            <text:p>2010-07-04</text:p>
          </table:table-cell>
          <table:table-cell office:value-type="float" office:value="16.5038585662842">
            <text:p>16.5038585663</text:p>
          </table:table-cell>
          <table:table-cell office:value-type="float" office:value="149.801320682738">
            <text:p>149.8013206827</text:p>
          </table:table-cell>
          <table:table-cell office:value-type="float" office:value="-0.145778875526827">
            <text:p>-0.1457788755</text:p>
          </table:table-cell>
          <table:table-cell office:value-type="float" office:value="-0.520657438612077">
            <text:p>-0.5206574386</text:p>
          </table:table-cell>
          <table:table-cell office:value-type="float" office:value="422.5">
            <text:p>422.5</text:p>
          </table:table-cell>
          <table:table-cell office:value-type="string">
            <text:p>2010-05-25 00:00:00</text:p>
          </table:table-cell>
          <table:table-cell office:value-type="string">
            <text:p>2010-06-25 00:00:00</text:p>
          </table:table-cell>
          <table:table-cell office:value-type="string">
            <text:p>-31 days, 0:00:00</text:p>
          </table:table-cell>
          <table:table-cell office:value-type="float" office:value="422.5">
            <text:p>422.5</text:p>
          </table:table-cell>
          <table:table-cell office:value-type="string">
            <text:p>2010-05-25 00:00:00</text:p>
          </table:table-cell>
          <table:table-cell office:value-type="string">
            <text:p>2010-07-02 00:00:00</text:p>
          </table:table-cell>
          <table:table-cell office:value-type="string">
            <text:p>-38 days, 0:00:00</text:p>
          </table:table-cell>
          <table:table-cell office:value-type="float" office:value="-101.466674804688">
            <text:p>-101.4666748047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string">
            <text:p>2011-10-02</text:p>
          </table:table-cell>
          <table:table-cell office:value-type="string">
            <text:p>2012-01-01</text:p>
          </table:table-cell>
          <table:table-cell office:value-type="float" office:value="0.139471590518951">
            <text:p>0.1394715905</text:p>
          </table:table-cell>
          <table:table-cell office:value-type="float" office:value="149.305372487411">
            <text:p>149.3053724874</text:p>
          </table:table-cell>
          <table:table-cell office:value-type="float" office:value="0.148915592943286">
            <text:p>0.1489155929</text:p>
          </table:table-cell>
          <table:table-cell office:value-type="float" office:value="0.148746010718536">
            <text:p>0.1487460107</text:p>
          </table:table-cell>
          <table:table-cell office:value-type="float" office:value="637.599975585938">
            <text:p>637.5999755859</text:p>
          </table:table-cell>
          <table:table-cell office:value-type="string">
            <text:p>2011-10-04 00:00:00</text:p>
          </table:table-cell>
          <table:table-cell office:value-type="string">
            <text:p>2011-12-16 00:00:00</text:p>
          </table:table-cell>
          <table:table-cell office:value-type="string">
            <text:p>-73 days, 0:00:00</text:p>
          </table:table-cell>
          <table:table-cell office:value-type="float" office:value="637.599975585938">
            <text:p>637.5999755859</text:p>
          </table:table-cell>
          <table:table-cell office:value-type="string">
            <text:p>2011-10-04 00:00:00</text:p>
          </table:table-cell>
          <table:table-cell office:value-type="string">
            <text:p>2011-12-30 00:00:00</text:p>
          </table:table-cell>
          <table:table-cell office:value-type="string">
            <text:p>-87 days, 0:00:00</text:p>
          </table:table-cell>
          <table:table-cell office:value-type="float" office:value="-113.966674804688">
            <text:p>-113.9666748047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string">
            <text:p>2011-07-03</text:p>
          </table:table-cell>
          <table:table-cell office:value-type="string">
            <text:p>2011-10-02</text:p>
          </table:table-cell>
          <table:table-cell office:value-type="float" office:value="3.19343686103821">
            <text:p>3.193436861</text:p>
          </table:table-cell>
          <table:table-cell office:value-type="float" office:value="171.719439930628">
            <text:p>171.7194399306</text:p>
          </table:table-cell>
          <table:table-cell office:value-type="float" office:value="0.0834342388727293">
            <text:p>0.0834342389</text:p>
          </table:table-cell>
          <table:table-cell office:value-type="float" office:value="0.102894054382109">
            <text:p>0.1028940544</text:p>
          </table:table-cell>
          <table:table-cell office:value-type="float" office:value="326">
            <text:p>326</text:p>
          </table:table-cell>
          <table:table-cell office:value-type="string">
            <text:p>2011-08-08 00:00:00</text:p>
          </table:table-cell>
          <table:table-cell office:value-type="string">
            <text:p>2011-09-01 00:00:00</text:p>
          </table:table-cell>
          <table:table-cell office:value-type="string">
            <text:p>-24 days, 0:00:00</text:p>
          </table:table-cell>
          <table:table-cell office:value-type="float" office:value="326">
            <text:p>326</text:p>
          </table:table-cell>
          <table:table-cell office:value-type="string">
            <text:p>2011-08-08 00:00:00</text:p>
          </table:table-cell>
          <table:table-cell office:value-type="string">
            <text:p>2011-09-21 00:00:00</text:p>
          </table:table-cell>
          <table:table-cell office:value-type="string">
            <text:p>-44 days, 0:00:00</text:p>
          </table:table-cell>
          <table:table-cell office:value-type="float" office:value="-118.499989827474">
            <text:p>-118.499989827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string">
            <text:p>2011-04-03</text:p>
          </table:table-cell>
          <table:table-cell office:value-type="string">
            <text:p>2011-07-03</text:p>
          </table:table-cell>
          <table:table-cell office:value-type="float" office:value="14.206654548645">
            <text:p>14.2066545486</text:p>
          </table:table-cell>
          <table:table-cell office:value-type="float" office:value="109.093310634709">
            <text:p>109.0933106347</text:p>
          </table:table-cell>
          <table:table-cell office:value-type="float" office:value="0.123111021744963">
            <text:p>0.1231110217</text:p>
          </table:table-cell>
          <table:table-cell office:value-type="float" office:value="0.123351773772254">
            <text:p>0.1233517738</text:p>
          </table:table-cell>
          <table:table-cell office:value-type="float" office:value="190.600006103516">
            <text:p>190.6000061035</text:p>
          </table:table-cell>
          <table:table-cell office:value-type="string">
            <text:p>2011-04-11 00:00:00</text:p>
          </table:table-cell>
          <table:table-cell office:value-type="string">
            <text:p>2011-04-19 00:00:00</text:p>
          </table:table-cell>
          <table:table-cell office:value-type="string">
            <text:p>-8 days, 0:00:00</text:p>
          </table:table-cell>
          <table:table-cell office:value-type="float" office:value="190.600006103516">
            <text:p>190.6000061035</text:p>
          </table:table-cell>
          <table:table-cell office:value-type="string">
            <text:p>2011-04-11 00:00:00</text:p>
          </table:table-cell>
          <table:table-cell office:value-type="string">
            <text:p>2011-05-13 00:00:00</text:p>
          </table:table-cell>
          <table:table-cell office:value-type="string">
            <text:p>-32 days, 0:00:00</text:p>
          </table:table-cell>
          <table:table-cell office:value-type="float" office:value="-76.0666707356771">
            <text:p>-76.066670735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string">
            <text:p>2011-01-02</text:p>
          </table:table-cell>
          <table:table-cell office:value-type="string">
            <text:p>2011-04-03</text:p>
          </table:table-cell>
          <table:table-cell office:value-type="float" office:value="0.225551962852478">
            <text:p>0.2255519629</text:p>
          </table:table-cell>
          <table:table-cell office:value-type="float" office:value="75.5689708170318">
            <text:p>75.568970817</text:p>
          </table:table-cell>
          <table:table-cell office:value-type="float" office:value="-0.0562641946503063">
            <text:p>-0.0562641947</text:p>
          </table:table-cell>
          <table:table-cell office:value-type="float" office:value="-0.0814788269668943">
            <text:p>-0.081478827</text:p>
          </table:table-cell>
          <table:table-cell office:value-type="float" office:value="302.800018310547">
            <text:p>302.8000183105</text:p>
          </table:table-cell>
          <table:table-cell office:value-type="string">
            <text:p>2011-03-15 00:00:00</text:p>
          </table:table-cell>
          <table:table-cell office:value-type="string">
            <text:p>2011-03-30 00:00:00</text:p>
          </table:table-cell>
          <table:table-cell office:value-type="string">
            <text:p>-15 days, 0:00:00</text:p>
          </table:table-cell>
          <table:table-cell office:value-type="float" office:value="257.399993896484">
            <text:p>257.3999938965</text:p>
          </table:table-cell>
          <table:table-cell office:value-type="string">
            <text:p>2011-02-18 00:00:00</text:p>
          </table:table-cell>
          <table:table-cell office:value-type="string">
            <text:p>2011-03-14 00:00:00</text:p>
          </table:table-cell>
          <table:table-cell office:value-type="string">
            <text:p>-24 days, 0:00:00</text:p>
          </table:table-cell>
          <table:table-cell office:value-type="float" office:value="-67.1999969482422">
            <text:p>-67.1999969482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string">
            <text:p>2010-10-03</text:p>
          </table:table-cell>
          <table:table-cell office:value-type="string">
            <text:p>2011-01-02</text:p>
          </table:table-cell>
          <table:table-cell office:value-type="float" office:value="0.616008102893829">
            <text:p>0.6160081029</text:p>
          </table:table-cell>
          <table:table-cell office:value-type="float" office:value="68.2502482973164">
            <text:p>68.2502482973</text:p>
          </table:table-cell>
          <table:table-cell office:value-type="float" office:value="0.000126703005828687">
            <text:p>0.000126703</text:p>
          </table:table-cell>
          <table:table-cell office:value-type="float" office:value="0.000170908676979399">
            <text:p>0.0001709087</text:p>
          </table:table-cell>
          <table:table-cell office:value-type="float" office:value="299.900024414063">
            <text:p>299.9000244141</text:p>
          </table:table-cell>
          <table:table-cell office:value-type="string">
            <text:p>2010-11-05 00:00:00</text:p>
          </table:table-cell>
          <table:table-cell office:value-type="string">
            <text:p>2010-12-06 00:00:00</text:p>
          </table:table-cell>
          <table:table-cell office:value-type="string">
            <text:p>-31 days, 0:00:00</text:p>
          </table:table-cell>
          <table:table-cell office:value-type="float" office:value="299.900024414063">
            <text:p>299.9000244141</text:p>
          </table:table-cell>
          <table:table-cell office:value-type="string">
            <text:p>2010-11-05 00:00:00</text:p>
          </table:table-cell>
          <table:table-cell office:value-type="string">
            <text:p>2010-12-31 00:00:00</text:p>
          </table:table-cell>
          <table:table-cell office:value-type="string">
            <text:p>-56 days, 0:00:00</text:p>
          </table:table-cell>
          <table:table-cell office:value-type="float" office:value="-79.5">
            <text:p>-79.5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string">
            <text:p>2010-07-04</text:p>
          </table:table-cell>
          <table:table-cell office:value-type="string">
            <text:p>2010-10-03</text:p>
          </table:table-cell>
          <table:table-cell office:value-type="float" office:value="0.120271027088165">
            <text:p>0.1202710271</text:p>
          </table:table-cell>
          <table:table-cell office:value-type="float" office:value="111.991148346509">
            <text:p>111.9911483465</text:p>
          </table:table-cell>
          <table:table-cell office:value-type="float" office:value="-0.17936729827365">
            <text:p>-0.1793672983</text:p>
          </table:table-cell>
          <table:table-cell office:value-type="float" office:value="-2.09343870482473">
            <text:p>-2.0934387048</text:p>
          </table:table-cell>
          <table:table-cell office:value-type="float" office:value="474">
            <text:p>474</text:p>
          </table:table-cell>
          <table:table-cell office:value-type="string">
            <text:p>2010-07-05 00:00:00</text:p>
          </table:table-cell>
          <table:table-cell office:value-type="string">
            <text:p>2010-09-02 00:00:00</text:p>
          </table:table-cell>
          <table:table-cell office:value-type="string">
            <text:p>-59 days, 0:00:00</text:p>
          </table:table-cell>
          <table:table-cell office:value-type="float" office:value="474">
            <text:p>474</text:p>
          </table:table-cell>
          <table:table-cell office:value-type="string">
            <text:p>2010-07-05 00:00:00</text:p>
          </table:table-cell>
          <table:table-cell office:value-type="string">
            <text:p>2010-10-01 00:00:00</text:p>
          </table:table-cell>
          <table:table-cell office:value-type="string">
            <text:p>-88 days, 0:00:00</text:p>
          </table:table-cell>
          <table:table-cell office:value-type="float" office:value="-89.2333374023437">
            <text:p>-89.233337402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string">
            <text:p>2010-04-04</text:p>
          </table:table-cell>
          <table:table-cell office:value-type="string">
            <text:p>2010-07-04</text:p>
          </table:table-cell>
          <table:table-cell office:value-type="float" office:value="1.49460196495056">
            <text:p>1.494601965</text:p>
          </table:table-cell>
          <table:table-cell office:value-type="float" office:value="135.484616641154">
            <text:p>135.4846166412</text:p>
          </table:table-cell>
          <table:table-cell office:value-type="float" office:value="0.119665602844286">
            <text:p>0.1196656028</text:p>
          </table:table-cell>
          <table:table-cell office:value-type="float" office:value="0.147756873120788">
            <text:p>0.1477568731</text:p>
          </table:table-cell>
          <table:table-cell office:value-type="float" office:value="469.700012207031">
            <text:p>469.700012207</text:p>
          </table:table-cell>
          <table:table-cell office:value-type="string">
            <text:p>2010-05-25 00:00:00</text:p>
          </table:table-cell>
          <table:table-cell office:value-type="string">
            <text:p>2010-06-23 00:00:00</text:p>
          </table:table-cell>
          <table:table-cell office:value-type="string">
            <text:p>-29 days, 0:00:00</text:p>
          </table:table-cell>
          <table:table-cell office:value-type="float" office:value="469.700012207031">
            <text:p>469.700012207</text:p>
          </table:table-cell>
          <table:table-cell office:value-type="string">
            <text:p>2010-05-25 00:00:00</text:p>
          </table:table-cell>
          <table:table-cell office:value-type="string">
            <text:p>2010-07-02 00:00:00</text:p>
          </table:table-cell>
          <table:table-cell office:value-type="string">
            <text:p>-38 days, 0:00:00</text:p>
          </table:table-cell>
          <table:table-cell office:value-type="float" office:value="-101.466664632161">
            <text:p>-101.4666646322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string">
            <text:p>2011-10-02</text:p>
          </table:table-cell>
          <table:table-cell office:value-type="string">
            <text:p>2012-01-01</text:p>
          </table:table-cell>
          <table:table-cell office:value-type="float" office:value="0.16761189699173">
            <text:p>0.167611897</text:p>
          </table:table-cell>
          <table:table-cell office:value-type="float" office:value="156.729620902747">
            <text:p>156.7296209027</text:p>
          </table:table-cell>
          <table:table-cell office:value-type="float" office:value="0.123443560427937">
            <text:p>0.1234435604</text:p>
          </table:table-cell>
          <table:table-cell office:value-type="float" office:value="0.123841458238491">
            <text:p>0.1238414582</text:p>
          </table:table-cell>
          <table:table-cell office:value-type="float" office:value="690.599975585937">
            <text:p>690.5999755859</text:p>
          </table:table-cell>
          <table:table-cell office:value-type="string">
            <text:p>2011-10-04 00:00:00</text:p>
          </table:table-cell>
          <table:table-cell office:value-type="string">
            <text:p>2011-12-16 00:00:00</text:p>
          </table:table-cell>
          <table:table-cell office:value-type="string">
            <text:p>-73 days, 0:00:00</text:p>
          </table:table-cell>
          <table:table-cell office:value-type="float" office:value="690.599975585937">
            <text:p>690.5999755859</text:p>
          </table:table-cell>
          <table:table-cell office:value-type="string">
            <text:p>2011-10-04 00:00:00</text:p>
          </table:table-cell>
          <table:table-cell office:value-type="string">
            <text:p>2011-12-30 00:00:00</text:p>
          </table:table-cell>
          <table:table-cell office:value-type="string">
            <text:p>-87 days, 0:00:00</text:p>
          </table:table-cell>
          <table:table-cell office:value-type="float" office:value="-113.966674804688">
            <text:p>-113.966674804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string">
            <text:p>2011-07-03</text:p>
          </table:table-cell>
          <table:table-cell office:value-type="string">
            <text:p>2011-10-02</text:p>
          </table:table-cell>
          <table:table-cell office:value-type="float" office:value="5.67983531951904">
            <text:p>5.6798353195</text:p>
          </table:table-cell>
          <table:table-cell office:value-type="float" office:value="200.262161820672">
            <text:p>200.2621618207</text:p>
          </table:table-cell>
          <table:table-cell office:value-type="float" office:value="-0.156206824290924">
            <text:p>-0.1562068243</text:p>
          </table:table-cell>
          <table:table-cell office:value-type="float" office:value="-0.456672362698813">
            <text:p>-0.4566723627</text:p>
          </table:table-cell>
          <table:table-cell office:value-type="float" office:value="326">
            <text:p>326</text:p>
          </table:table-cell>
          <table:table-cell office:value-type="string">
            <text:p>2011-08-08 00:00:00</text:p>
          </table:table-cell>
          <table:table-cell office:value-type="string">
            <text:p>2011-09-01 00:00:00</text:p>
          </table:table-cell>
          <table:table-cell office:value-type="string">
            <text:p>-24 days, 0:00:00</text:p>
          </table:table-cell>
          <table:table-cell office:value-type="float" office:value="326">
            <text:p>326</text:p>
          </table:table-cell>
          <table:table-cell office:value-type="string">
            <text:p>2011-08-08 00:00:00</text:p>
          </table:table-cell>
          <table:table-cell office:value-type="string">
            <text:p>2011-09-21 00:00:00</text:p>
          </table:table-cell>
          <table:table-cell office:value-type="string">
            <text:p>-44 days, 0:00:00</text:p>
          </table:table-cell>
          <table:table-cell office:value-type="float" office:value="-118.499989827474">
            <text:p>-118.4999898275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string">
            <text:p>2011-04-03</text:p>
          </table:table-cell>
          <table:table-cell office:value-type="string">
            <text:p>2011-07-03</text:p>
          </table:table-cell>
          <table:table-cell office:value-type="float" office:value="2.72972440719604">
            <text:p>2.7297244072</text:p>
          </table:table-cell>
          <table:table-cell office:value-type="float" office:value="93.7661861497087">
            <text:p>93.7661861497</text:p>
          </table:table-cell>
          <table:table-cell office:value-type="float" office:value="-0.141660558853561">
            <text:p>-0.1416605589</text:p>
          </table:table-cell>
          <table:table-cell office:value-type="float" office:value="-24.6353682117415">
            <text:p>-24.6353682117</text:p>
          </table:table-cell>
          <table:table-cell office:value-type="float" office:value="213.699996948242">
            <text:p>213.6999969482</text:p>
          </table:table-cell>
          <table:table-cell office:value-type="string">
            <text:p>2011-04-11 00:00:00</text:p>
          </table:table-cell>
          <table:table-cell office:value-type="string">
            <text:p>2011-05-11 00:00:00</text:p>
          </table:table-cell>
          <table:table-cell office:value-type="string">
            <text:p>-30 days, 0:00:00</text:p>
          </table:table-cell>
          <table:table-cell office:value-type="float" office:value="213.699996948242">
            <text:p>213.6999969482</text:p>
          </table:table-cell>
          <table:table-cell office:value-type="string">
            <text:p>2011-04-11 00:00:00</text:p>
          </table:table-cell>
          <table:table-cell office:value-type="string">
            <text:p>2011-06-06 00:00:00</text:p>
          </table:table-cell>
          <table:table-cell office:value-type="string">
            <text:p>-56 days, 0:00:00</text:p>
          </table:table-cell>
          <table:table-cell office:value-type="float" office:value="-76.0666656494141">
            <text:p>-76.0666656494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string">
            <text:p>2011-01-02</text:p>
          </table:table-cell>
          <table:table-cell office:value-type="string">
            <text:p>2011-04-03</text:p>
          </table:table-cell>
          <table:table-cell office:value-type="float" office:value="0.225551962852478">
            <text:p>0.2255519629</text:p>
          </table:table-cell>
          <table:table-cell office:value-type="float" office:value="75.5689708170318">
            <text:p>75.568970817</text:p>
          </table:table-cell>
          <table:table-cell office:value-type="float" office:value="-0.0562641946503063">
            <text:p>-0.0562641947</text:p>
          </table:table-cell>
          <table:table-cell office:value-type="float" office:value="-0.0814788269668943">
            <text:p>-0.081478827</text:p>
          </table:table-cell>
          <table:table-cell office:value-type="float" office:value="302.800018310547">
            <text:p>302.8000183105</text:p>
          </table:table-cell>
          <table:table-cell office:value-type="string">
            <text:p>2011-03-15 00:00:00</text:p>
          </table:table-cell>
          <table:table-cell office:value-type="string">
            <text:p>2011-03-30 00:00:00</text:p>
          </table:table-cell>
          <table:table-cell office:value-type="string">
            <text:p>-15 days, 0:00:00</text:p>
          </table:table-cell>
          <table:table-cell office:value-type="float" office:value="257.399993896484">
            <text:p>257.3999938965</text:p>
          </table:table-cell>
          <table:table-cell office:value-type="string">
            <text:p>2011-02-18 00:00:00</text:p>
          </table:table-cell>
          <table:table-cell office:value-type="string">
            <text:p>2011-03-14 00:00:00</text:p>
          </table:table-cell>
          <table:table-cell office:value-type="string">
            <text:p>-24 days, 0:00:00</text:p>
          </table:table-cell>
          <table:table-cell office:value-type="float" office:value="-67.1999969482422">
            <text:p>-67.1999969482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string">
            <text:p>2010-10-03</text:p>
          </table:table-cell>
          <table:table-cell office:value-type="string">
            <text:p>2011-01-02</text:p>
          </table:table-cell>
          <table:table-cell office:value-type="float" office:value="0.975149691104889">
            <text:p>0.9751496911</text:p>
          </table:table-cell>
          <table:table-cell office:value-type="float" office:value="60.9171912454655">
            <text:p>60.9171912455</text:p>
          </table:table-cell>
          <table:table-cell office:value-type="float" office:value="0.0382722372545641">
            <text:p>0.0382722373</text:p>
          </table:table-cell>
          <table:table-cell office:value-type="float" office:value="0.0533147145591526">
            <text:p>0.0533147146</text:p>
          </table:table-cell>
          <table:table-cell office:value-type="float" office:value="288.299987792969">
            <text:p>288.299987793</text:p>
          </table:table-cell>
          <table:table-cell office:value-type="string">
            <text:p>2010-11-05 00:00:00</text:p>
          </table:table-cell>
          <table:table-cell office:value-type="string">
            <text:p>2010-12-02 00:00:00</text:p>
          </table:table-cell>
          <table:table-cell office:value-type="string">
            <text:p>-27 days, 0:00:00</text:p>
          </table:table-cell>
          <table:table-cell office:value-type="float" office:value="288.299987792969">
            <text:p>288.299987793</text:p>
          </table:table-cell>
          <table:table-cell office:value-type="string">
            <text:p>2010-11-05 00:00:00</text:p>
          </table:table-cell>
          <table:table-cell office:value-type="string">
            <text:p>2010-12-31 00:00:00</text:p>
          </table:table-cell>
          <table:table-cell office:value-type="string">
            <text:p>-56 days, 0:00:00</text:p>
          </table:table-cell>
          <table:table-cell office:value-type="float" office:value="-79.5">
            <text:p>-79.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string">
            <text:p>2010-07-04</text:p>
          </table:table-cell>
          <table:table-cell office:value-type="string">
            <text:p>2010-10-03</text:p>
          </table:table-cell>
          <table:table-cell office:value-type="float" office:value="0.432707071304321">
            <text:p>0.4327070713</text:p>
          </table:table-cell>
          <table:table-cell office:value-type="float" office:value="109.526504604843">
            <text:p>109.5265046048</text:p>
          </table:table-cell>
          <table:table-cell office:value-type="float" office:value="-0.0738791952710695">
            <text:p>-0.0738791953</text:p>
          </table:table-cell>
          <table:table-cell office:value-type="float" office:value="-0.109743930909372">
            <text:p>-0.1097439309</text:p>
          </table:table-cell>
          <table:table-cell office:value-type="float" office:value="473.399963378906">
            <text:p>473.3999633789</text:p>
          </table:table-cell>
          <table:table-cell office:value-type="string">
            <text:p>2010-07-05 00:00:00</text:p>
          </table:table-cell>
          <table:table-cell office:value-type="string">
            <text:p>2010-09-02 00:00:00</text:p>
          </table:table-cell>
          <table:table-cell office:value-type="string">
            <text:p>-59 days, 0:00:00</text:p>
          </table:table-cell>
          <table:table-cell office:value-type="float" office:value="473.399963378906">
            <text:p>473.3999633789</text:p>
          </table:table-cell>
          <table:table-cell office:value-type="string">
            <text:p>2010-07-05 00:00:00</text:p>
          </table:table-cell>
          <table:table-cell office:value-type="string">
            <text:p>2010-10-01 00:00:00</text:p>
          </table:table-cell>
          <table:table-cell office:value-type="string">
            <text:p>-88 days, 0:00:00</text:p>
          </table:table-cell>
          <table:table-cell office:value-type="float" office:value="-89.2333475748698">
            <text:p>-89.2333475749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string">
            <text:p>2010-04-04</text:p>
          </table:table-cell>
          <table:table-cell office:value-type="string">
            <text:p>2010-07-04</text:p>
          </table:table-cell>
          <table:table-cell office:value-type="float" office:value="2.61811184883118">
            <text:p>2.6181118488</text:p>
          </table:table-cell>
          <table:table-cell office:value-type="float" office:value="156.359063501927">
            <text:p>156.3590635019</text:p>
          </table:table-cell>
          <table:table-cell office:value-type="float" office:value="0.177349497900966">
            <text:p>0.1773494979</text:p>
          </table:table-cell>
          <table:table-cell office:value-type="float" office:value="0.215571014263056">
            <text:p>0.2155710143</text:p>
          </table:table-cell>
          <table:table-cell office:value-type="float" office:value="346.400024414062">
            <text:p>346.4000244141</text:p>
          </table:table-cell>
          <table:table-cell office:value-type="string">
            <text:p>2010-05-25 00:00:00</text:p>
          </table:table-cell>
          <table:table-cell office:value-type="string">
            <text:p>2010-06-21 00:00:00</text:p>
          </table:table-cell>
          <table:table-cell office:value-type="string">
            <text:p>-27 days, 0:00:00</text:p>
          </table:table-cell>
          <table:table-cell office:value-type="float" office:value="346.400024414062">
            <text:p>346.4000244141</text:p>
          </table:table-cell>
          <table:table-cell office:value-type="string">
            <text:p>2010-05-25 00:00:00</text:p>
          </table:table-cell>
          <table:table-cell office:value-type="string">
            <text:p>2010-06-30 00:00:00</text:p>
          </table:table-cell>
          <table:table-cell office:value-type="string">
            <text:p>-36 days, 0:00:00</text:p>
          </table:table-cell>
          <table:table-cell office:value-type="float" office:value="-101.466664632161">
            <text:p>-101.4666646322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2011-10-02</text:p>
          </table:table-cell>
          <table:table-cell office:value-type="string">
            <text:p>2012-01-01</text:p>
          </table:table-cell>
          <table:table-cell office:value-type="float" office:value="0.424488723278046">
            <text:p>0.4244887233</text:p>
          </table:table-cell>
          <table:table-cell office:value-type="float" office:value="188.082900266194">
            <text:p>188.0829002662</text:p>
          </table:table-cell>
          <table:table-cell office:value-type="float" office:value="-0.119921995282743">
            <text:p>-0.1199219953</text:p>
          </table:table-cell>
          <table:table-cell office:value-type="float" office:value="-0.170905308813336">
            <text:p>-0.1709053088</text:p>
          </table:table-cell>
          <table:table-cell office:value-type="float" office:value="791.400024414063">
            <text:p>791.4000244141</text:p>
          </table:table-cell>
          <table:table-cell office:value-type="string">
            <text:p>2011-10-04 00:00:00</text:p>
          </table:table-cell>
          <table:table-cell office:value-type="string">
            <text:p>2011-12-16 00:00:00</text:p>
          </table:table-cell>
          <table:table-cell office:value-type="string">
            <text:p>-73 days, 0:00:00</text:p>
          </table:table-cell>
          <table:table-cell office:value-type="float" office:value="791.400024414063">
            <text:p>791.4000244141</text:p>
          </table:table-cell>
          <table:table-cell office:value-type="string">
            <text:p>2011-10-04 00:00:00</text:p>
          </table:table-cell>
          <table:table-cell office:value-type="string">
            <text:p>2011-12-30 00:00:00</text:p>
          </table:table-cell>
          <table:table-cell office:value-type="string">
            <text:p>-87 days, 0:00:00</text:p>
          </table:table-cell>
          <table:table-cell office:value-type="float" office:value="-113.966674804688">
            <text:p>-113.9666748047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2011-07-03</text:p>
          </table:table-cell>
          <table:table-cell office:value-type="string">
            <text:p>2011-10-02</text:p>
          </table:table-cell>
          <table:table-cell office:value-type="float" office:value="2.38158798217773">
            <text:p>2.3815879822</text:p>
          </table:table-cell>
          <table:table-cell office:value-type="float" office:value="214.392037658373">
            <text:p>214.3920376584</text:p>
          </table:table-cell>
          <table:table-cell office:value-type="float" office:value="0.19284765705262">
            <text:p>0.1928476571</text:p>
          </table:table-cell>
          <table:table-cell office:value-type="float" office:value="0.226525321046695">
            <text:p>0.226525321</text:p>
          </table:table-cell>
          <table:table-cell office:value-type="float" office:value="325.999938964844">
            <text:p>325.9999389648</text:p>
          </table:table-cell>
          <table:table-cell office:value-type="string">
            <text:p>2011-08-08 00:00:00</text:p>
          </table:table-cell>
          <table:table-cell office:value-type="string">
            <text:p>2011-09-01 00:00:00</text:p>
          </table:table-cell>
          <table:table-cell office:value-type="string">
            <text:p>-24 days, 0:00:00</text:p>
          </table:table-cell>
          <table:table-cell office:value-type="float" office:value="325.999938964844">
            <text:p>325.9999389648</text:p>
          </table:table-cell>
          <table:table-cell office:value-type="string">
            <text:p>2011-08-08 00:00:00</text:p>
          </table:table-cell>
          <table:table-cell office:value-type="string">
            <text:p>2011-09-21 00:00:00</text:p>
          </table:table-cell>
          <table:table-cell office:value-type="string">
            <text:p>-44 days, 0:00:00</text:p>
          </table:table-cell>
          <table:table-cell office:value-type="float" office:value="-118.500020345052">
            <text:p>-118.5000203451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2011-04-03</text:p>
          </table:table-cell>
          <table:table-cell office:value-type="string">
            <text:p>2011-07-03</text:p>
          </table:table-cell>
          <table:table-cell office:value-type="float" office:value="1.20199906826019">
            <text:p>1.2019990683</text:p>
          </table:table-cell>
          <table:table-cell office:value-type="float" office:value="93.766187245784">
            <text:p>93.7661872458</text:p>
          </table:table-cell>
          <table:table-cell office:value-type="float" office:value="0.0825403910041635">
            <text:p>0.082540391</text:p>
          </table:table-cell>
          <table:table-cell office:value-type="float" office:value="0.103222765064699">
            <text:p>0.1032227651</text:p>
          </table:table-cell>
          <table:table-cell office:value-type="float" office:value="213.699996948242">
            <text:p>213.6999969482</text:p>
          </table:table-cell>
          <table:table-cell office:value-type="string">
            <text:p>2011-04-11 00:00:00</text:p>
          </table:table-cell>
          <table:table-cell office:value-type="string">
            <text:p>2011-05-11 00:00:00</text:p>
          </table:table-cell>
          <table:table-cell office:value-type="string">
            <text:p>-30 days, 0:00:00</text:p>
          </table:table-cell>
          <table:table-cell office:value-type="float" office:value="213.699996948242">
            <text:p>213.6999969482</text:p>
          </table:table-cell>
          <table:table-cell office:value-type="string">
            <text:p>2011-04-11 00:00:00</text:p>
          </table:table-cell>
          <table:table-cell office:value-type="string">
            <text:p>2011-06-06 00:00:00</text:p>
          </table:table-cell>
          <table:table-cell office:value-type="string">
            <text:p>-56 days, 0:00:00</text:p>
          </table:table-cell>
          <table:table-cell office:value-type="float" office:value="-76.066650390625">
            <text:p>-76.0666503906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2011-01-02</text:p>
          </table:table-cell>
          <table:table-cell office:value-type="string">
            <text:p>2011-04-03</text:p>
          </table:table-cell>
          <table:table-cell office:value-type="float" office:value="1.01773273944855">
            <text:p>1.0177327394</text:p>
          </table:table-cell>
          <table:table-cell office:value-type="float" office:value="72.5721949541346">
            <text:p>72.5721949541</text:p>
          </table:table-cell>
          <table:table-cell office:value-type="float" office:value="0.0441210363828761">
            <text:p>0.0441210364</text:p>
          </table:table-cell>
          <table:table-cell office:value-type="float" office:value="0.0580811773414885">
            <text:p>0.0580811773</text:p>
          </table:table-cell>
          <table:table-cell office:value-type="float" office:value="302.799987792969">
            <text:p>302.799987793</text:p>
          </table:table-cell>
          <table:table-cell office:value-type="string">
            <text:p>2011-03-15 00:00:00</text:p>
          </table:table-cell>
          <table:table-cell office:value-type="string">
            <text:p>2011-03-30 00:00:00</text:p>
          </table:table-cell>
          <table:table-cell office:value-type="string">
            <text:p>-15 days, 0:00:00</text:p>
          </table:table-cell>
          <table:table-cell office:value-type="float" office:value="162.899963378906">
            <text:p>162.8999633789</text:p>
          </table:table-cell>
          <table:table-cell office:value-type="string">
            <text:p>2011-02-18 00:00:00</text:p>
          </table:table-cell>
          <table:table-cell office:value-type="string">
            <text:p>2011-03-14 00:00:00</text:p>
          </table:table-cell>
          <table:table-cell office:value-type="string">
            <text:p>-24 days, 0:00:00</text:p>
          </table:table-cell>
          <table:table-cell office:value-type="float" office:value="-67.2000020345052">
            <text:p>-67.2000020345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2010-10-03</text:p>
          </table:table-cell>
          <table:table-cell office:value-type="string">
            <text:p>2011-01-02</text:p>
          </table:table-cell>
          <table:table-cell office:value-type="float" office:value="0.975149691104889">
            <text:p>0.9751496911</text:p>
          </table:table-cell>
          <table:table-cell office:value-type="float" office:value="60.9171912454655">
            <text:p>60.9171912455</text:p>
          </table:table-cell>
          <table:table-cell office:value-type="float" office:value="0.0382722372545641">
            <text:p>0.0382722373</text:p>
          </table:table-cell>
          <table:table-cell office:value-type="float" office:value="0.0533147145591526">
            <text:p>0.0533147146</text:p>
          </table:table-cell>
          <table:table-cell office:value-type="float" office:value="288.299987792969">
            <text:p>288.299987793</text:p>
          </table:table-cell>
          <table:table-cell office:value-type="string">
            <text:p>2010-11-05 00:00:00</text:p>
          </table:table-cell>
          <table:table-cell office:value-type="string">
            <text:p>2010-12-02 00:00:00</text:p>
          </table:table-cell>
          <table:table-cell office:value-type="string">
            <text:p>-27 days, 0:00:00</text:p>
          </table:table-cell>
          <table:table-cell office:value-type="float" office:value="288.299987792969">
            <text:p>288.299987793</text:p>
          </table:table-cell>
          <table:table-cell office:value-type="string">
            <text:p>2010-11-05 00:00:00</text:p>
          </table:table-cell>
          <table:table-cell office:value-type="string">
            <text:p>2010-12-31 00:00:00</text:p>
          </table:table-cell>
          <table:table-cell office:value-type="string">
            <text:p>-56 days, 0:00:00</text:p>
          </table:table-cell>
          <table:table-cell office:value-type="float" office:value="-79.5">
            <text:p>-79.5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2010-07-04</text:p>
          </table:table-cell>
          <table:table-cell office:value-type="string">
            <text:p>2010-10-03</text:p>
          </table:table-cell>
          <table:table-cell office:value-type="float" office:value="0.262852370738983">
            <text:p>0.2628523707</text:p>
          </table:table-cell>
          <table:table-cell office:value-type="float" office:value="68.2628669524255">
            <text:p>68.2628669524</text:p>
          </table:table-cell>
          <table:table-cell office:value-type="float" office:value="0.101565744775518">
            <text:p>0.1015657448</text:p>
          </table:table-cell>
          <table:table-cell office:value-type="float" office:value="0.122610844706448">
            <text:p>0.1226108447</text:p>
          </table:table-cell>
          <table:table-cell office:value-type="float" office:value="338.399993896484">
            <text:p>338.3999938965</text:p>
          </table:table-cell>
          <table:table-cell office:value-type="string">
            <text:p>2010-07-05 00:00:00</text:p>
          </table:table-cell>
          <table:table-cell office:value-type="string">
            <text:p>2010-09-02 00:00:00</text:p>
          </table:table-cell>
          <table:table-cell office:value-type="string">
            <text:p>-59 days, 0:00:00</text:p>
          </table:table-cell>
          <table:table-cell office:value-type="float" office:value="338.399993896484">
            <text:p>338.3999938965</text:p>
          </table:table-cell>
          <table:table-cell office:value-type="string">
            <text:p>2010-07-05 00:00:00</text:p>
          </table:table-cell>
          <table:table-cell office:value-type="string">
            <text:p>2010-10-01 00:00:00</text:p>
          </table:table-cell>
          <table:table-cell office:value-type="string">
            <text:p>-88 days, 0:00:00</text:p>
          </table:table-cell>
          <table:table-cell office:value-type="float" office:value="-89.2333374023437">
            <text:p>-89.2333374023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2010-04-04</text:p>
          </table:table-cell>
          <table:table-cell office:value-type="string">
            <text:p>2010-07-04</text:p>
          </table:table-cell>
          <table:table-cell office:value-type="float" office:value="1.22748124599457">
            <text:p>1.227481246</text:p>
          </table:table-cell>
          <table:table-cell office:value-type="float" office:value="133.722110562336">
            <text:p>133.7221105623</text:p>
          </table:table-cell>
          <table:table-cell office:value-type="float" office:value="0.101790422842217">
            <text:p>0.1017904228</text:p>
          </table:table-cell>
          <table:table-cell office:value-type="float" office:value="0.125790548162048">
            <text:p>0.1257905482</text:p>
          </table:table-cell>
          <table:table-cell office:value-type="float" office:value="452.200012207031">
            <text:p>452.200012207</text:p>
          </table:table-cell>
          <table:table-cell office:value-type="string">
            <text:p>2010-05-25 00:00:00</text:p>
          </table:table-cell>
          <table:table-cell office:value-type="string">
            <text:p>2010-06-28 00:00:00</text:p>
          </table:table-cell>
          <table:table-cell office:value-type="string">
            <text:p>-34 days, 0:00:00</text:p>
          </table:table-cell>
          <table:table-cell office:value-type="float" office:value="452.200012207031">
            <text:p>452.200012207</text:p>
          </table:table-cell>
          <table:table-cell office:value-type="string">
            <text:p>2010-05-25 00:00:00</text:p>
          </table:table-cell>
          <table:table-cell office:value-type="string">
            <text:p>2010-07-02 00:00:00</text:p>
          </table:table-cell>
          <table:table-cell office:value-type="string">
            <text:p>-38 days, 0:00:00</text:p>
          </table:table-cell>
          <table:table-cell office:value-type="float" office:value="-101.466664632161">
            <text:p>-101.4666646322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2011-10-02</text:p>
          </table:table-cell>
          <table:table-cell office:value-type="string">
            <text:p>2012-01-01</text:p>
          </table:table-cell>
          <table:table-cell office:value-type="float" office:value="-0.0540206432342529">
            <text:p>-0.0540206432</text:p>
          </table:table-cell>
          <table:table-cell office:value-type="float" office:value="203.923291597734">
            <text:p>203.9232915977</text:p>
          </table:table-cell>
          <table:table-cell office:value-type="float" office:value="0.121392568153751">
            <text:p>0.1213925682</text:p>
          </table:table-cell>
          <table:table-cell office:value-type="float" office:value="0.125461418727918">
            <text:p>0.1254614187</text:p>
          </table:table-cell>
          <table:table-cell office:value-type="float" office:value="815.799987792969">
            <text:p>815.799987793</text:p>
          </table:table-cell>
          <table:table-cell office:value-type="string">
            <text:p>2011-10-04 00:00:00</text:p>
          </table:table-cell>
          <table:table-cell office:value-type="string">
            <text:p>2011-12-16 00:00:00</text:p>
          </table:table-cell>
          <table:table-cell office:value-type="string">
            <text:p>-73 days, 0:00:00</text:p>
          </table:table-cell>
          <table:table-cell office:value-type="float" office:value="815.799987792969">
            <text:p>815.799987793</text:p>
          </table:table-cell>
          <table:table-cell office:value-type="string">
            <text:p>2011-10-04 00:00:00</text:p>
          </table:table-cell>
          <table:table-cell office:value-type="string">
            <text:p>2011-12-30 00:00:00</text:p>
          </table:table-cell>
          <table:table-cell office:value-type="string">
            <text:p>-87 days, 0:00:00</text:p>
          </table:table-cell>
          <table:table-cell office:value-type="float" office:value="-113.966664632161">
            <text:p>-113.9666646322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2011-07-03</text:p>
          </table:table-cell>
          <table:table-cell office:value-type="string">
            <text:p>2011-10-02</text:p>
          </table:table-cell>
          <table:table-cell office:value-type="float" office:value="1.69233167171478">
            <text:p>1.6923316717</text:p>
          </table:table-cell>
          <table:table-cell office:value-type="float" office:value="138.035561691223">
            <text:p>138.0355616912</text:p>
          </table:table-cell>
          <table:table-cell office:value-type="float" office:value="0.15807750694849">
            <text:p>0.1580775069</text:p>
          </table:table-cell>
          <table:table-cell office:value-type="float" office:value="0.174624543868679">
            <text:p>0.1746245439</text:p>
          </table:table-cell>
          <table:table-cell office:value-type="float" office:value="336.899993896484">
            <text:p>336.8999938965</text:p>
          </table:table-cell>
          <table:table-cell office:value-type="string">
            <text:p>2011-07-08 00:00:00</text:p>
          </table:table-cell>
          <table:table-cell office:value-type="string">
            <text:p>2011-08-01 00:00:00</text:p>
          </table:table-cell>
          <table:table-cell office:value-type="string">
            <text:p>-24 days, 0:00:00</text:p>
          </table:table-cell>
          <table:table-cell office:value-type="float" office:value="326.000030517578">
            <text:p>326.0000305176</text:p>
          </table:table-cell>
          <table:table-cell office:value-type="string">
            <text:p>2011-08-08 00:00:00</text:p>
          </table:table-cell>
          <table:table-cell office:value-type="string">
            <text:p>2011-09-21 00:00:00</text:p>
          </table:table-cell>
          <table:table-cell office:value-type="string">
            <text:p>-44 days, 0:00:00</text:p>
          </table:table-cell>
          <table:table-cell office:value-type="float" office:value="-118.500010172526">
            <text:p>-118.5000101725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2011-04-03</text:p>
          </table:table-cell>
          <table:table-cell office:value-type="string">
            <text:p>2011-07-03</text:p>
          </table:table-cell>
          <table:table-cell office:value-type="float" office:value="1.29101943969727">
            <text:p>1.2910194397</text:p>
          </table:table-cell>
          <table:table-cell office:value-type="float" office:value="93.7661869169487">
            <text:p>93.7661869169</text:p>
          </table:table-cell>
          <table:table-cell office:value-type="float" office:value="0.109153317627437">
            <text:p>0.1091533176</text:p>
          </table:table-cell>
          <table:table-cell office:value-type="float" office:value="0.1309332800105">
            <text:p>0.13093328</text:p>
          </table:table-cell>
          <table:table-cell office:value-type="float" office:value="213.700012207031">
            <text:p>213.700012207</text:p>
          </table:table-cell>
          <table:table-cell office:value-type="string">
            <text:p>2011-04-11 00:00:00</text:p>
          </table:table-cell>
          <table:table-cell office:value-type="string">
            <text:p>2011-05-11 00:00:00</text:p>
          </table:table-cell>
          <table:table-cell office:value-type="string">
            <text:p>-30 days, 0:00:00</text:p>
          </table:table-cell>
          <table:table-cell office:value-type="float" office:value="213.700012207031">
            <text:p>213.700012207</text:p>
          </table:table-cell>
          <table:table-cell office:value-type="string">
            <text:p>2011-04-11 00:00:00</text:p>
          </table:table-cell>
          <table:table-cell office:value-type="string">
            <text:p>2011-06-06 00:00:00</text:p>
          </table:table-cell>
          <table:table-cell office:value-type="string">
            <text:p>-56 days, 0:00:00</text:p>
          </table:table-cell>
          <table:table-cell office:value-type="float" office:value="-76.0666707356771">
            <text:p>-76.0666707357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2011-01-02</text:p>
          </table:table-cell>
          <table:table-cell office:value-type="string">
            <text:p>2011-04-03</text:p>
          </table:table-cell>
          <table:table-cell office:value-type="float" office:value="2.06354761123657">
            <text:p>2.0635476112</text:p>
          </table:table-cell>
          <table:table-cell office:value-type="float" office:value="97.872520643148">
            <text:p>97.8725206431</text:p>
          </table:table-cell>
          <table:table-cell office:value-type="float" office:value="0.147013956105533">
            <text:p>0.1470139561</text:p>
          </table:table-cell>
          <table:table-cell office:value-type="float" office:value="0.17404716908969">
            <text:p>0.1740471691</text:p>
          </table:table-cell>
          <table:table-cell office:value-type="float" office:value="302.800018310547">
            <text:p>302.8000183105</text:p>
          </table:table-cell>
          <table:table-cell office:value-type="string">
            <text:p>2011-03-15 00:00:00</text:p>
          </table:table-cell>
          <table:table-cell office:value-type="string">
            <text:p>2011-03-30 00:00:00</text:p>
          </table:table-cell>
          <table:table-cell office:value-type="string">
            <text:p>-15 days, 0:00:00</text:p>
          </table:table-cell>
          <table:table-cell office:value-type="float" office:value="143.899993896484">
            <text:p>143.8999938965</text:p>
          </table:table-cell>
          <table:table-cell office:value-type="string">
            <text:p>2011-02-18 00:00:00</text:p>
          </table:table-cell>
          <table:table-cell office:value-type="string">
            <text:p>2011-03-09 00:00:00</text:p>
          </table:table-cell>
          <table:table-cell office:value-type="string">
            <text:p>-19 days, 0:00:00</text:p>
          </table:table-cell>
          <table:table-cell office:value-type="float" office:value="-64.9000091552734">
            <text:p>-64.9000091553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2010-10-03</text:p>
          </table:table-cell>
          <table:table-cell office:value-type="string">
            <text:p>2011-01-02</text:p>
          </table:table-cell>
          <table:table-cell office:value-type="float" office:value="0.797550141811371">
            <text:p>0.7975501418</text:p>
          </table:table-cell>
          <table:table-cell office:value-type="float" office:value="59.595617200792">
            <text:p>59.5956172008</text:p>
          </table:table-cell>
          <table:table-cell office:value-type="float" office:value="0.0781748245972996">
            <text:p>0.0781748246</text:p>
          </table:table-cell>
          <table:table-cell office:value-type="float" office:value="0.0971959404525615">
            <text:p>0.0971959405</text:p>
          </table:table-cell>
          <table:table-cell office:value-type="float" office:value="277.799987792969">
            <text:p>277.799987793</text:p>
          </table:table-cell>
          <table:table-cell office:value-type="string">
            <text:p>2010-11-05 00:00:00</text:p>
          </table:table-cell>
          <table:table-cell office:value-type="string">
            <text:p>2010-12-08 00:00:00</text:p>
          </table:table-cell>
          <table:table-cell office:value-type="string">
            <text:p>-33 days, 0:00:00</text:p>
          </table:table-cell>
          <table:table-cell office:value-type="float" office:value="277.799987792969">
            <text:p>277.799987793</text:p>
          </table:table-cell>
          <table:table-cell office:value-type="string">
            <text:p>2010-11-05 00:00:00</text:p>
          </table:table-cell>
          <table:table-cell office:value-type="string">
            <text:p>2010-12-31 00:00:00</text:p>
          </table:table-cell>
          <table:table-cell office:value-type="string">
            <text:p>-56 days, 0:00:00</text:p>
          </table:table-cell>
          <table:table-cell office:value-type="float" office:value="-79.5">
            <text:p>-79.5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2010-07-04</text:p>
          </table:table-cell>
          <table:table-cell office:value-type="string">
            <text:p>2010-10-03</text:p>
          </table:table-cell>
          <table:table-cell office:value-type="float" office:value="0.262852370738983">
            <text:p>0.2628523707</text:p>
          </table:table-cell>
          <table:table-cell office:value-type="float" office:value="68.2628669524255">
            <text:p>68.2628669524</text:p>
          </table:table-cell>
          <table:table-cell office:value-type="float" office:value="0.101565744775518">
            <text:p>0.1015657448</text:p>
          </table:table-cell>
          <table:table-cell office:value-type="float" office:value="0.122610844706448">
            <text:p>0.1226108447</text:p>
          </table:table-cell>
          <table:table-cell office:value-type="float" office:value="338.399993896484">
            <text:p>338.3999938965</text:p>
          </table:table-cell>
          <table:table-cell office:value-type="string">
            <text:p>2010-07-05 00:00:00</text:p>
          </table:table-cell>
          <table:table-cell office:value-type="string">
            <text:p>2010-09-02 00:00:00</text:p>
          </table:table-cell>
          <table:table-cell office:value-type="string">
            <text:p>-59 days, 0:00:00</text:p>
          </table:table-cell>
          <table:table-cell office:value-type="float" office:value="338.399993896484">
            <text:p>338.3999938965</text:p>
          </table:table-cell>
          <table:table-cell office:value-type="string">
            <text:p>2010-07-05 00:00:00</text:p>
          </table:table-cell>
          <table:table-cell office:value-type="string">
            <text:p>2010-10-01 00:00:00</text:p>
          </table:table-cell>
          <table:table-cell office:value-type="string">
            <text:p>-88 days, 0:00:00</text:p>
          </table:table-cell>
          <table:table-cell office:value-type="float" office:value="-89.2333374023437">
            <text:p>-89.2333374023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2010-04-04</text:p>
          </table:table-cell>
          <table:table-cell office:value-type="string">
            <text:p>2010-07-04</text:p>
          </table:table-cell>
          <table:table-cell office:value-type="float" office:value="3.41850113868713">
            <text:p>3.4185011387</text:p>
          </table:table-cell>
          <table:table-cell office:value-type="float" office:value="156.359061113908">
            <text:p>156.3590611139</text:p>
          </table:table-cell>
          <table:table-cell office:value-type="float" office:value="0.207882227051836">
            <text:p>0.2078822271</text:p>
          </table:table-cell>
          <table:table-cell office:value-type="float" office:value="0.238832865478412">
            <text:p>0.2388328655</text:p>
          </table:table-cell>
          <table:table-cell office:value-type="float" office:value="346.400024414062">
            <text:p>346.4000244141</text:p>
          </table:table-cell>
          <table:table-cell office:value-type="string">
            <text:p>2010-05-25 00:00:00</text:p>
          </table:table-cell>
          <table:table-cell office:value-type="string">
            <text:p>2010-06-21 00:00:00</text:p>
          </table:table-cell>
          <table:table-cell office:value-type="string">
            <text:p>-27 days, 0:00:00</text:p>
          </table:table-cell>
          <table:table-cell office:value-type="float" office:value="346.400024414062">
            <text:p>346.4000244141</text:p>
          </table:table-cell>
          <table:table-cell office:value-type="string">
            <text:p>2010-05-25 00:00:00</text:p>
          </table:table-cell>
          <table:table-cell office:value-type="string">
            <text:p>2010-06-30 00:00:00</text:p>
          </table:table-cell>
          <table:table-cell office:value-type="string">
            <text:p>-36 days, 0:00:00</text:p>
          </table:table-cell>
          <table:table-cell office:value-type="float" office:value="-101.466654459635">
            <text:p>-101.4666544596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2011-10-02</text:p>
          </table:table-cell>
          <table:table-cell office:value-type="string">
            <text:p>2012-01-01</text:p>
          </table:table-cell>
          <table:table-cell office:value-type="float" office:value="0.0734351277351379">
            <text:p>0.0734351277</text:p>
          </table:table-cell>
          <table:table-cell office:value-type="float" office:value="262.864683105142">
            <text:p>262.8646831051</text:p>
          </table:table-cell>
          <table:table-cell office:value-type="float" office:value="-0.288763418671431">
            <text:p>-0.2887634187</text:p>
          </table:table-cell>
          <table:table-cell office:value-type="float" office:value="-0.986611083345008">
            <text:p>-0.9866110833</text:p>
          </table:table-cell>
          <table:table-cell office:value-type="float" office:value="927.799987792969">
            <text:p>927.799987793</text:p>
          </table:table-cell>
          <table:table-cell office:value-type="string">
            <text:p>2011-10-04 00:00:00</text:p>
          </table:table-cell>
          <table:table-cell office:value-type="string">
            <text:p>2011-12-16 00:00:00</text:p>
          </table:table-cell>
          <table:table-cell office:value-type="string">
            <text:p>-73 days, 0:00:00</text:p>
          </table:table-cell>
          <table:table-cell office:value-type="float" office:value="927.799987792969">
            <text:p>927.799987793</text:p>
          </table:table-cell>
          <table:table-cell office:value-type="string">
            <text:p>2011-10-04 00:00:00</text:p>
          </table:table-cell>
          <table:table-cell office:value-type="string">
            <text:p>2011-12-30 00:00:00</text:p>
          </table:table-cell>
          <table:table-cell office:value-type="string">
            <text:p>-87 days, 0:00:00</text:p>
          </table:table-cell>
          <table:table-cell office:value-type="float" office:value="-113.966674804688">
            <text:p>-113.9666748047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2011-07-03</text:p>
          </table:table-cell>
          <table:table-cell office:value-type="string">
            <text:p>2011-10-02</text:p>
          </table:table-cell>
          <table:table-cell office:value-type="float" office:value="5.05060577392578">
            <text:p>5.0506057739</text:p>
          </table:table-cell>
          <table:table-cell office:value-type="float" office:value="214.392038369781">
            <text:p>214.3920383698</text:p>
          </table:table-cell>
          <table:table-cell office:value-type="float" office:value="0.219580164115262">
            <text:p>0.2195801641</text:p>
          </table:table-cell>
          <table:table-cell office:value-type="float" office:value="0.245979022495768">
            <text:p>0.2459790225</text:p>
          </table:table-cell>
          <table:table-cell office:value-type="float" office:value="326.000030517578">
            <text:p>326.0000305176</text:p>
          </table:table-cell>
          <table:table-cell office:value-type="string">
            <text:p>2011-08-08 00:00:00</text:p>
          </table:table-cell>
          <table:table-cell office:value-type="string">
            <text:p>2011-09-01 00:00:00</text:p>
          </table:table-cell>
          <table:table-cell office:value-type="string">
            <text:p>-24 days, 0:00:00</text:p>
          </table:table-cell>
          <table:table-cell office:value-type="float" office:value="326.000030517578">
            <text:p>326.0000305176</text:p>
          </table:table-cell>
          <table:table-cell office:value-type="string">
            <text:p>2011-08-08 00:00:00</text:p>
          </table:table-cell>
          <table:table-cell office:value-type="string">
            <text:p>2011-09-21 00:00:00</text:p>
          </table:table-cell>
          <table:table-cell office:value-type="string">
            <text:p>-44 days, 0:00:00</text:p>
          </table:table-cell>
          <table:table-cell office:value-type="float" office:value="-118.500020345052">
            <text:p>-118.500020345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2011-04-03</text:p>
          </table:table-cell>
          <table:table-cell office:value-type="string">
            <text:p>2011-07-03</text:p>
          </table:table-cell>
          <table:table-cell office:value-type="float" office:value="0.971542358398438">
            <text:p>0.9715423584</text:p>
          </table:table-cell>
          <table:table-cell office:value-type="float" office:value="90.6510416121394">
            <text:p>90.6510416121</text:p>
          </table:table-cell>
          <table:table-cell office:value-type="float" office:value="-0.106663881818389">
            <text:p>-0.1066638818</text:p>
          </table:table-cell>
          <table:table-cell office:value-type="float" office:value="-0.152336516476226">
            <text:p>-0.1523365165</text:p>
          </table:table-cell>
          <table:table-cell office:value-type="float" office:value="295.5">
            <text:p>295.5</text:p>
          </table:table-cell>
          <table:table-cell office:value-type="string">
            <text:p>2011-04-11 00:00:00</text:p>
          </table:table-cell>
          <table:table-cell office:value-type="string">
            <text:p>2011-05-11 00:00:00</text:p>
          </table:table-cell>
          <table:table-cell office:value-type="string">
            <text:p>-30 days, 0:00:00</text:p>
          </table:table-cell>
          <table:table-cell office:value-type="float" office:value="295.5">
            <text:p>295.5</text:p>
          </table:table-cell>
          <table:table-cell office:value-type="string">
            <text:p>2011-04-11 00:00:00</text:p>
          </table:table-cell>
          <table:table-cell office:value-type="string">
            <text:p>2011-06-15 00:00:00</text:p>
          </table:table-cell>
          <table:table-cell office:value-type="string">
            <text:p>-65 days, 0:00:00</text:p>
          </table:table-cell>
          <table:table-cell office:value-type="float" office:value="-76.0666656494141">
            <text:p>-76.0666656494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2011-01-02</text:p>
          </table:table-cell>
          <table:table-cell office:value-type="string">
            <text:p>2011-04-03</text:p>
          </table:table-cell>
          <table:table-cell office:value-type="float" office:value="0.669425070285797">
            <text:p>0.6694250703</text:p>
          </table:table-cell>
          <table:table-cell office:value-type="float" office:value="76.491578158001">
            <text:p>76.491578158</text:p>
          </table:table-cell>
          <table:table-cell office:value-type="float" office:value="0.0230904918110401">
            <text:p>0.0230904918</text:p>
          </table:table-cell>
          <table:table-cell office:value-type="float" office:value="0.0304776360589978">
            <text:p>0.0304776361</text:p>
          </table:table-cell>
          <table:table-cell office:value-type="float" office:value="318.699981689453">
            <text:p>318.6999816895</text:p>
          </table:table-cell>
          <table:table-cell office:value-type="string">
            <text:p>2011-03-15 00:00:00</text:p>
          </table:table-cell>
          <table:table-cell office:value-type="string">
            <text:p>2011-03-31 00:00:00</text:p>
          </table:table-cell>
          <table:table-cell office:value-type="string">
            <text:p>-16 days, 0:00:00</text:p>
          </table:table-cell>
          <table:table-cell office:value-type="float" office:value="248.400009155273">
            <text:p>248.4000091553</text:p>
          </table:table-cell>
          <table:table-cell office:value-type="string">
            <text:p>2011-02-18 00:00:00</text:p>
          </table:table-cell>
          <table:table-cell office:value-type="string">
            <text:p>2011-03-14 00:00:00</text:p>
          </table:table-cell>
          <table:table-cell office:value-type="string">
            <text:p>-24 days, 0:00:00</text:p>
          </table:table-cell>
          <table:table-cell office:value-type="float" office:value="-67.1999969482422">
            <text:p>-67.1999969482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2010-10-03</text:p>
          </table:table-cell>
          <table:table-cell office:value-type="string">
            <text:p>2011-01-02</text:p>
          </table:table-cell>
          <table:table-cell office:value-type="float" office:value="0.854813039302826">
            <text:p>0.8548130393</text:p>
          </table:table-cell>
          <table:table-cell office:value-type="float" office:value="67.8642466611913">
            <text:p>67.8642466612</text:p>
          </table:table-cell>
          <table:table-cell office:value-type="float" office:value="0.0396673807418323">
            <text:p>0.0396673807</text:p>
          </table:table-cell>
          <table:table-cell office:value-type="float" office:value="0.0538689161868348">
            <text:p>0.0538689162</text:p>
          </table:table-cell>
          <table:table-cell office:value-type="float" office:value="299.200012207031">
            <text:p>299.200012207</text:p>
          </table:table-cell>
          <table:table-cell office:value-type="string">
            <text:p>2010-11-05 00:00:00</text:p>
          </table:table-cell>
          <table:table-cell office:value-type="string">
            <text:p>2010-12-03 00:00:00</text:p>
          </table:table-cell>
          <table:table-cell office:value-type="string">
            <text:p>-28 days, 0:00:00</text:p>
          </table:table-cell>
          <table:table-cell office:value-type="float" office:value="299.200012207031">
            <text:p>299.200012207</text:p>
          </table:table-cell>
          <table:table-cell office:value-type="string">
            <text:p>2010-11-05 00:00:00</text:p>
          </table:table-cell>
          <table:table-cell office:value-type="string">
            <text:p>2010-12-31 00:00:00</text:p>
          </table:table-cell>
          <table:table-cell office:value-type="string">
            <text:p>-56 days, 0:00:00</text:p>
          </table:table-cell>
          <table:table-cell office:value-type="float" office:value="-79.5">
            <text:p>-79.5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2010-07-04</text:p>
          </table:table-cell>
          <table:table-cell office:value-type="string">
            <text:p>2010-10-03</text:p>
          </table:table-cell>
          <table:table-cell office:value-type="float" office:value="0.334783971309662">
            <text:p>0.3347839713</text:p>
          </table:table-cell>
          <table:table-cell office:value-type="float" office:value="114.779827088032">
            <text:p>114.779827088</text:p>
          </table:table-cell>
          <table:table-cell office:value-type="float" office:value="-0.0508856977454058">
            <text:p>-0.0508856977</text:p>
          </table:table-cell>
          <table:table-cell office:value-type="float" office:value="-0.07255180884295">
            <text:p>-0.0725518088</text:p>
          </table:table-cell>
          <table:table-cell office:value-type="float" office:value="484.400024414063">
            <text:p>484.4000244141</text:p>
          </table:table-cell>
          <table:table-cell office:value-type="string">
            <text:p>2010-07-05 00:00:00</text:p>
          </table:table-cell>
          <table:table-cell office:value-type="string">
            <text:p>2010-09-02 00:00:00</text:p>
          </table:table-cell>
          <table:table-cell office:value-type="string">
            <text:p>-59 days, 0:00:00</text:p>
          </table:table-cell>
          <table:table-cell office:value-type="float" office:value="484.400024414063">
            <text:p>484.4000244141</text:p>
          </table:table-cell>
          <table:table-cell office:value-type="string">
            <text:p>2010-07-05 00:00:00</text:p>
          </table:table-cell>
          <table:table-cell office:value-type="string">
            <text:p>2010-10-01 00:00:00</text:p>
          </table:table-cell>
          <table:table-cell office:value-type="string">
            <text:p>-88 days, 0:00:00</text:p>
          </table:table-cell>
          <table:table-cell office:value-type="float" office:value="-89.2333577473958">
            <text:p>-89.2333577474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2010-04-04</text:p>
          </table:table-cell>
          <table:table-cell office:value-type="string">
            <text:p>2010-07-04</text:p>
          </table:table-cell>
          <table:table-cell office:value-type="float" office:value="3.41850113868713">
            <text:p>3.4185011387</text:p>
          </table:table-cell>
          <table:table-cell office:value-type="float" office:value="156.359061113908">
            <text:p>156.3590611139</text:p>
          </table:table-cell>
          <table:table-cell office:value-type="float" office:value="0.207882227051836">
            <text:p>0.2078822271</text:p>
          </table:table-cell>
          <table:table-cell office:value-type="float" office:value="0.238832865478412">
            <text:p>0.2388328655</text:p>
          </table:table-cell>
          <table:table-cell office:value-type="float" office:value="346.400024414062">
            <text:p>346.4000244141</text:p>
          </table:table-cell>
          <table:table-cell office:value-type="string">
            <text:p>2010-05-25 00:00:00</text:p>
          </table:table-cell>
          <table:table-cell office:value-type="string">
            <text:p>2010-06-21 00:00:00</text:p>
          </table:table-cell>
          <table:table-cell office:value-type="string">
            <text:p>-27 days, 0:00:00</text:p>
          </table:table-cell>
          <table:table-cell office:value-type="float" office:value="346.400024414062">
            <text:p>346.4000244141</text:p>
          </table:table-cell>
          <table:table-cell office:value-type="string">
            <text:p>2010-05-25 00:00:00</text:p>
          </table:table-cell>
          <table:table-cell office:value-type="string">
            <text:p>2010-06-30 00:00:00</text:p>
          </table:table-cell>
          <table:table-cell office:value-type="string">
            <text:p>-36 days, 0:00:00</text:p>
          </table:table-cell>
          <table:table-cell office:value-type="float" office:value="-101.466654459635">
            <text:p>-101.4666544596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2011-10-02</text:p>
          </table:table-cell>
          <table:table-cell office:value-type="string">
            <text:p>2012-01-01</text:p>
          </table:table-cell>
          <table:table-cell office:value-type="float" office:value="0.0238217711448669">
            <text:p>0.0238217711</text:p>
          </table:table-cell>
          <table:table-cell office:value-type="float" office:value="254.073474775414">
            <text:p>254.0734747754</text:p>
          </table:table-cell>
          <table:table-cell office:value-type="float" office:value="-0.152771946408039">
            <text:p>-0.1527719464</text:p>
          </table:table-cell>
          <table:table-cell office:value-type="float" office:value="-0.591988941091991">
            <text:p>-0.5919889411</text:p>
          </table:table-cell>
          <table:table-cell office:value-type="float" office:value="912">
            <text:p>912</text:p>
          </table:table-cell>
          <table:table-cell office:value-type="string">
            <text:p>2011-10-04 00:00:00</text:p>
          </table:table-cell>
          <table:table-cell office:value-type="string">
            <text:p>2011-12-15 00:00:00</text:p>
          </table:table-cell>
          <table:table-cell office:value-type="string">
            <text:p>-72 days, 0:00:00</text:p>
          </table:table-cell>
          <table:table-cell office:value-type="float" office:value="912">
            <text:p>912</text:p>
          </table:table-cell>
          <table:table-cell office:value-type="string">
            <text:p>2011-10-04 00:00:00</text:p>
          </table:table-cell>
          <table:table-cell office:value-type="string">
            <text:p>2011-12-30 00:00:00</text:p>
          </table:table-cell>
          <table:table-cell office:value-type="string">
            <text:p>-87 days, 0:00:00</text:p>
          </table:table-cell>
          <table:table-cell office:value-type="float" office:value="-113.966654459635">
            <text:p>-113.9666544596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2011-07-03</text:p>
          </table:table-cell>
          <table:table-cell office:value-type="string">
            <text:p>2011-10-02</text:p>
          </table:table-cell>
          <table:table-cell office:value-type="float" office:value="9.97309684753418">
            <text:p>9.9730968475</text:p>
          </table:table-cell>
          <table:table-cell office:value-type="float" office:value="214.392034589053">
            <text:p>214.3920345891</text:p>
          </table:table-cell>
          <table:table-cell office:value-type="float" office:value="0.206300482116733">
            <text:p>0.2063004821</text:p>
          </table:table-cell>
          <table:table-cell office:value-type="float" office:value="0.212676384853401">
            <text:p>0.2126763849</text:p>
          </table:table-cell>
          <table:table-cell office:value-type="float" office:value="325.999969482422">
            <text:p>325.9999694824</text:p>
          </table:table-cell>
          <table:table-cell office:value-type="string">
            <text:p>2011-08-08 00:00:00</text:p>
          </table:table-cell>
          <table:table-cell office:value-type="string">
            <text:p>2011-09-01 00:00:00</text:p>
          </table:table-cell>
          <table:table-cell office:value-type="string">
            <text:p>-24 days, 0:00:00</text:p>
          </table:table-cell>
          <table:table-cell office:value-type="float" office:value="325.999969482422">
            <text:p>325.9999694824</text:p>
          </table:table-cell>
          <table:table-cell office:value-type="string">
            <text:p>2011-08-08 00:00:00</text:p>
          </table:table-cell>
          <table:table-cell office:value-type="string">
            <text:p>2011-09-21 00:00:00</text:p>
          </table:table-cell>
          <table:table-cell office:value-type="string">
            <text:p>-44 days, 0:00:00</text:p>
          </table:table-cell>
          <table:table-cell office:value-type="float" office:value="-118.499989827474">
            <text:p>-118.499989827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2011-04-03</text:p>
          </table:table-cell>
          <table:table-cell office:value-type="string">
            <text:p>2011-07-03</text:p>
          </table:table-cell>
          <table:table-cell office:value-type="float" office:value="0.947034239768982">
            <text:p>0.9470342398</text:p>
          </table:table-cell>
          <table:table-cell office:value-type="float" office:value="90.6510429277328">
            <text:p>90.6510429277</text:p>
          </table:table-cell>
          <table:table-cell office:value-type="float" office:value="-0.161341408372417">
            <text:p>-0.1613414084</text:p>
          </table:table-cell>
          <table:table-cell office:value-type="float" office:value="-0.415669938958773">
            <text:p>-0.415669939</text:p>
          </table:table-cell>
          <table:table-cell office:value-type="float" office:value="295.5">
            <text:p>295.5</text:p>
          </table:table-cell>
          <table:table-cell office:value-type="string">
            <text:p>2011-04-11 00:00:00</text:p>
          </table:table-cell>
          <table:table-cell office:value-type="string">
            <text:p>2011-05-11 00:00:00</text:p>
          </table:table-cell>
          <table:table-cell office:value-type="string">
            <text:p>-30 days, 0:00:00</text:p>
          </table:table-cell>
          <table:table-cell office:value-type="float" office:value="295.5">
            <text:p>295.5</text:p>
          </table:table-cell>
          <table:table-cell office:value-type="string">
            <text:p>2011-04-11 00:00:00</text:p>
          </table:table-cell>
          <table:table-cell office:value-type="string">
            <text:p>2011-06-15 00:00:00</text:p>
          </table:table-cell>
          <table:table-cell office:value-type="string">
            <text:p>-65 days, 0:00:00</text:p>
          </table:table-cell>
          <table:table-cell office:value-type="float" office:value="-76.0666707356771">
            <text:p>-76.066670735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2011-01-02</text:p>
          </table:table-cell>
          <table:table-cell office:value-type="string">
            <text:p>2011-04-03</text:p>
          </table:table-cell>
          <table:table-cell office:value-type="float" office:value="0.452816843986511">
            <text:p>0.452816844</text:p>
          </table:table-cell>
          <table:table-cell office:value-type="float" office:value="75.4064913550295">
            <text:p>75.406491355</text:p>
          </table:table-cell>
          <table:table-cell office:value-type="float" office:value="0.0133072975871281">
            <text:p>0.0133072976</text:p>
          </table:table-cell>
          <table:table-cell office:value-type="float" office:value="0.0173632158873626">
            <text:p>0.0173632159</text:p>
          </table:table-cell>
          <table:table-cell office:value-type="float" office:value="344.700012207031">
            <text:p>344.700012207</text:p>
          </table:table-cell>
          <table:table-cell office:value-type="string">
            <text:p>2011-03-15 00:00:00</text:p>
          </table:table-cell>
          <table:table-cell office:value-type="string">
            <text:p>2011-04-01 00:00:00</text:p>
          </table:table-cell>
          <table:table-cell office:value-type="string">
            <text:p>-17 days, 0:00:00</text:p>
          </table:table-cell>
          <table:table-cell office:value-type="float" office:value="162.900009155273">
            <text:p>162.9000091553</text:p>
          </table:table-cell>
          <table:table-cell office:value-type="string">
            <text:p>2011-02-18 00:00:00</text:p>
          </table:table-cell>
          <table:table-cell office:value-type="string">
            <text:p>2011-03-14 00:00:00</text:p>
          </table:table-cell>
          <table:table-cell office:value-type="string">
            <text:p>-24 days, 0:00:00</text:p>
          </table:table-cell>
          <table:table-cell office:value-type="float" office:value="-67.2000020345052">
            <text:p>-67.2000020345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2010-10-03</text:p>
          </table:table-cell>
          <table:table-cell office:value-type="string">
            <text:p>2011-01-02</text:p>
          </table:table-cell>
          <table:table-cell office:value-type="float" office:value="0.754737555980682">
            <text:p>0.754737556</text:p>
          </table:table-cell>
          <table:table-cell office:value-type="float" office:value="71.1408260440027">
            <text:p>71.140826044</text:p>
          </table:table-cell>
          <table:table-cell office:value-type="float" office:value="0.061513243499927">
            <text:p>0.0615132435</text:p>
          </table:table-cell>
          <table:table-cell office:value-type="float" office:value="0.0795162557844047">
            <text:p>0.0795162558</text:p>
          </table:table-cell>
          <table:table-cell office:value-type="float" office:value="307.300018310547">
            <text:p>307.3000183105</text:p>
          </table:table-cell>
          <table:table-cell office:value-type="string">
            <text:p>2010-11-05 00:00:00</text:p>
          </table:table-cell>
          <table:table-cell office:value-type="string">
            <text:p>2010-12-06 00:00:00</text:p>
          </table:table-cell>
          <table:table-cell office:value-type="string">
            <text:p>-31 days, 0:00:00</text:p>
          </table:table-cell>
          <table:table-cell office:value-type="float" office:value="307.300018310547">
            <text:p>307.3000183105</text:p>
          </table:table-cell>
          <table:table-cell office:value-type="string">
            <text:p>2010-11-05 00:00:00</text:p>
          </table:table-cell>
          <table:table-cell office:value-type="string">
            <text:p>2010-12-31 00:00:00</text:p>
          </table:table-cell>
          <table:table-cell office:value-type="string">
            <text:p>-56 days, 0:00:00</text:p>
          </table:table-cell>
          <table:table-cell office:value-type="float" office:value="-79.5">
            <text:p>-79.5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2010-07-04</text:p>
          </table:table-cell>
          <table:table-cell office:value-type="string">
            <text:p>2010-10-03</text:p>
          </table:table-cell>
          <table:table-cell office:value-type="float" office:value="0.214188098907471">
            <text:p>0.2141880989</text:p>
          </table:table-cell>
          <table:table-cell office:value-type="float" office:value="148.379108523633">
            <text:p>148.3791085236</text:p>
          </table:table-cell>
          <table:table-cell office:value-type="float" office:value="-0.0399870150022388">
            <text:p>-0.039987015</text:p>
          </table:table-cell>
          <table:table-cell office:value-type="float" office:value="-0.0526179341198271">
            <text:p>-0.0526179341</text:p>
          </table:table-cell>
          <table:table-cell office:value-type="float" office:value="574.399963378906">
            <text:p>574.3999633789</text:p>
          </table:table-cell>
          <table:table-cell office:value-type="string">
            <text:p>2010-07-05 00:00:00</text:p>
          </table:table-cell>
          <table:table-cell office:value-type="string">
            <text:p>2010-09-03 00:00:00</text:p>
          </table:table-cell>
          <table:table-cell office:value-type="string">
            <text:p>-60 days, 0:00:00</text:p>
          </table:table-cell>
          <table:table-cell office:value-type="float" office:value="574.399963378906">
            <text:p>574.3999633789</text:p>
          </table:table-cell>
          <table:table-cell office:value-type="string">
            <text:p>2010-07-05 00:00:00</text:p>
          </table:table-cell>
          <table:table-cell office:value-type="string">
            <text:p>2010-10-01 00:00:00</text:p>
          </table:table-cell>
          <table:table-cell office:value-type="string">
            <text:p>-88 days, 0:00:00</text:p>
          </table:table-cell>
          <table:table-cell office:value-type="float" office:value="-89.2333374023437">
            <text:p>-89.233337402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2010-04-04</text:p>
          </table:table-cell>
          <table:table-cell office:value-type="string">
            <text:p>2010-07-04</text:p>
          </table:table-cell>
          <table:table-cell office:value-type="float" office:value="2.39583253860474">
            <text:p>2.3958325386</text:p>
          </table:table-cell>
          <table:table-cell office:value-type="float" office:value="140.378301796683">
            <text:p>140.3783017967</text:p>
          </table:table-cell>
          <table:table-cell office:value-type="float" office:value="0.16466067145576">
            <text:p>0.1646606715</text:p>
          </table:table-cell>
          <table:table-cell office:value-type="float" office:value="0.195609582331056">
            <text:p>0.1956095823</text:p>
          </table:table-cell>
          <table:table-cell office:value-type="float" office:value="346.399963378906">
            <text:p>346.3999633789</text:p>
          </table:table-cell>
          <table:table-cell office:value-type="string">
            <text:p>2010-05-25 00:00:00</text:p>
          </table:table-cell>
          <table:table-cell office:value-type="string">
            <text:p>2010-06-21 00:00:00</text:p>
          </table:table-cell>
          <table:table-cell office:value-type="string">
            <text:p>-27 days, 0:00:00</text:p>
          </table:table-cell>
          <table:table-cell office:value-type="float" office:value="346.399963378906">
            <text:p>346.3999633789</text:p>
          </table:table-cell>
          <table:table-cell office:value-type="string">
            <text:p>2010-05-25 00:00:00</text:p>
          </table:table-cell>
          <table:table-cell office:value-type="string">
            <text:p>2010-06-30 00:00:00</text:p>
          </table:table-cell>
          <table:table-cell office:value-type="string">
            <text:p>-36 days, 0:00:00</text:p>
          </table:table-cell>
          <table:table-cell office:value-type="float" office:value="-101.466654459635">
            <text:p>-101.4666544596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string">
            <text:p>2011-10-02</text:p>
          </table:table-cell>
          <table:table-cell office:value-type="string">
            <text:p>2012-01-01</text:p>
          </table:table-cell>
          <table:table-cell office:value-type="float" office:value="0.0238217711448669">
            <text:p>0.0238217711</text:p>
          </table:table-cell>
          <table:table-cell office:value-type="float" office:value="254.073474775414">
            <text:p>254.0734747754</text:p>
          </table:table-cell>
          <table:table-cell office:value-type="float" office:value="-0.152771946408039">
            <text:p>-0.1527719464</text:p>
          </table:table-cell>
          <table:table-cell office:value-type="float" office:value="-0.591988941091991">
            <text:p>-0.5919889411</text:p>
          </table:table-cell>
          <table:table-cell office:value-type="float" office:value="912">
            <text:p>912</text:p>
          </table:table-cell>
          <table:table-cell office:value-type="string">
            <text:p>2011-10-04 00:00:00</text:p>
          </table:table-cell>
          <table:table-cell office:value-type="string">
            <text:p>2011-12-15 00:00:00</text:p>
          </table:table-cell>
          <table:table-cell office:value-type="string">
            <text:p>-72 days, 0:00:00</text:p>
          </table:table-cell>
          <table:table-cell office:value-type="float" office:value="912">
            <text:p>912</text:p>
          </table:table-cell>
          <table:table-cell office:value-type="string">
            <text:p>2011-10-04 00:00:00</text:p>
          </table:table-cell>
          <table:table-cell office:value-type="string">
            <text:p>2011-12-30 00:00:00</text:p>
          </table:table-cell>
          <table:table-cell office:value-type="string">
            <text:p>-87 days, 0:00:00</text:p>
          </table:table-cell>
          <table:table-cell office:value-type="float" office:value="-113.966654459635">
            <text:p>-113.9666544596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string">
            <text:p>2011-07-03</text:p>
          </table:table-cell>
          <table:table-cell office:value-type="string">
            <text:p>2011-10-02</text:p>
          </table:table-cell>
          <table:table-cell office:value-type="float" office:value="-30.4293327331543">
            <text:p>-30.4293327332</text:p>
          </table:table-cell>
          <table:table-cell office:value-type="float" office:value="214.392034826454">
            <text:p>214.3920348265</text:p>
          </table:table-cell>
          <table:table-cell office:value-type="float" office:value="0.162232426524288">
            <text:p>0.1622324265</text:p>
          </table:table-cell>
          <table:table-cell office:value-type="float" office:value="0.164664390123315">
            <text:p>0.1646643901</text:p>
          </table:table-cell>
          <table:table-cell office:value-type="float" office:value="325.999969482422">
            <text:p>325.9999694824</text:p>
          </table:table-cell>
          <table:table-cell office:value-type="string">
            <text:p>2011-08-08 00:00:00</text:p>
          </table:table-cell>
          <table:table-cell office:value-type="string">
            <text:p>2011-09-01 00:00:00</text:p>
          </table:table-cell>
          <table:table-cell office:value-type="string">
            <text:p>-24 days, 0:00:00</text:p>
          </table:table-cell>
          <table:table-cell office:value-type="float" office:value="325.999969482422">
            <text:p>325.9999694824</text:p>
          </table:table-cell>
          <table:table-cell office:value-type="string">
            <text:p>2011-08-08 00:00:00</text:p>
          </table:table-cell>
          <table:table-cell office:value-type="string">
            <text:p>2011-09-21 00:00:00</text:p>
          </table:table-cell>
          <table:table-cell office:value-type="string">
            <text:p>-44 days, 0:00:00</text:p>
          </table:table-cell>
          <table:table-cell office:value-type="float" office:value="-118.5">
            <text:p>-118.5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string">
            <text:p>2011-04-03</text:p>
          </table:table-cell>
          <table:table-cell office:value-type="string">
            <text:p>2011-07-03</text:p>
          </table:table-cell>
          <table:table-cell office:value-type="float" office:value="-0.155963063240051">
            <text:p>-0.1559630632</text:p>
          </table:table-cell>
          <table:table-cell office:value-type="float" office:value="90.7159460325434">
            <text:p>90.7159460325</text:p>
          </table:table-cell>
          <table:table-cell office:value-type="float" office:value="0.0980278814522324">
            <text:p>0.0980278815</text:p>
          </table:table-cell>
          <table:table-cell office:value-type="float" office:value="0.105729471163491">
            <text:p>0.1057294712</text:p>
          </table:table-cell>
          <table:table-cell office:value-type="float" office:value="265.299987792969">
            <text:p>265.299987793</text:p>
          </table:table-cell>
          <table:table-cell office:value-type="string">
            <text:p>2011-04-11 00:00:00</text:p>
          </table:table-cell>
          <table:table-cell office:value-type="string">
            <text:p>2011-05-11 00:00:00</text:p>
          </table:table-cell>
          <table:table-cell office:value-type="string">
            <text:p>-30 days, 0:00:00</text:p>
          </table:table-cell>
          <table:table-cell office:value-type="float" office:value="265.299987792969">
            <text:p>265.299987793</text:p>
          </table:table-cell>
          <table:table-cell office:value-type="string">
            <text:p>2011-04-11 00:00:00</text:p>
          </table:table-cell>
          <table:table-cell office:value-type="string">
            <text:p>2011-06-15 00:00:00</text:p>
          </table:table-cell>
          <table:table-cell office:value-type="string">
            <text:p>-65 days, 0:00:00</text:p>
          </table:table-cell>
          <table:table-cell office:value-type="float" office:value="-76.0666656494141">
            <text:p>-76.0666656494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string">
            <text:p>2011-01-02</text:p>
          </table:table-cell>
          <table:table-cell office:value-type="string">
            <text:p>2011-04-03</text:p>
          </table:table-cell>
          <table:table-cell office:value-type="float" office:value="-0.306014060974121">
            <text:p>-0.306014061</text:p>
          </table:table-cell>
          <table:table-cell office:value-type="float" office:value="88.1445661408892">
            <text:p>88.1445661409</text:p>
          </table:table-cell>
          <table:table-cell office:value-type="float" office:value="0.0592119554368912">
            <text:p>0.0592119554</text:p>
          </table:table-cell>
          <table:table-cell office:value-type="float" office:value="0.0731362419097982">
            <text:p>0.0731362419</text:p>
          </table:table-cell>
          <table:table-cell office:value-type="float" office:value="398.100006103516">
            <text:p>398.1000061035</text:p>
          </table:table-cell>
          <table:table-cell office:value-type="string">
            <text:p>2011-02-18 00:00:00</text:p>
          </table:table-cell>
          <table:table-cell office:value-type="string">
            <text:p>2011-04-01 00:00:00</text:p>
          </table:table-cell>
          <table:table-cell office:value-type="string">
            <text:p>-42 days, 0:00:00</text:p>
          </table:table-cell>
          <table:table-cell office:value-type="float" office:value="398.100006103516">
            <text:p>398.1000061035</text:p>
          </table:table-cell>
          <table:table-cell office:value-type="string">
            <text:p>2011-02-18 00:00:00</text:p>
          </table:table-cell>
          <table:table-cell office:value-type="string">
            <text:p>2011-04-01 00:00:00</text:p>
          </table:table-cell>
          <table:table-cell office:value-type="string">
            <text:p>-42 days, 0:00:00</text:p>
          </table:table-cell>
          <table:table-cell office:value-type="float" office:value="-70.6666666666667">
            <text:p>-70.6666666667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string">
            <text:p>2010-10-03</text:p>
          </table:table-cell>
          <table:table-cell office:value-type="string">
            <text:p>2011-01-02</text:p>
          </table:table-cell>
          <table:table-cell office:value-type="float" office:value="0.986414730548858">
            <text:p>0.9864147305</text:p>
          </table:table-cell>
          <table:table-cell office:value-type="float" office:value="57.6325394007326">
            <text:p>57.6325394007</text:p>
          </table:table-cell>
          <table:table-cell office:value-type="float" office:value="0.0856945278518115">
            <text:p>0.0856945279</text:p>
          </table:table-cell>
          <table:table-cell office:value-type="float" office:value="0.112767298358745">
            <text:p>0.1127672984</text:p>
          </table:table-cell>
          <table:table-cell office:value-type="float" office:value="281.899993896484">
            <text:p>281.8999938965</text:p>
          </table:table-cell>
          <table:table-cell office:value-type="string">
            <text:p>2010-11-05 00:00:00</text:p>
          </table:table-cell>
          <table:table-cell office:value-type="string">
            <text:p>2010-12-02 00:00:00</text:p>
          </table:table-cell>
          <table:table-cell office:value-type="string">
            <text:p>-27 days, 0:00:00</text:p>
          </table:table-cell>
          <table:table-cell office:value-type="float" office:value="281.899993896484">
            <text:p>281.8999938965</text:p>
          </table:table-cell>
          <table:table-cell office:value-type="string">
            <text:p>2010-11-05 00:00:00</text:p>
          </table:table-cell>
          <table:table-cell office:value-type="string">
            <text:p>2010-12-31 00:00:00</text:p>
          </table:table-cell>
          <table:table-cell office:value-type="string">
            <text:p>-56 days, 0:00:00</text:p>
          </table:table-cell>
          <table:table-cell office:value-type="float" office:value="-79.500005086263">
            <text:p>-79.5000050863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string">
            <text:p>2010-07-04</text:p>
          </table:table-cell>
          <table:table-cell office:value-type="string">
            <text:p>2010-10-03</text:p>
          </table:table-cell>
          <table:table-cell office:value-type="float" office:value="0.229658007621765">
            <text:p>0.2296580076</text:p>
          </table:table-cell>
          <table:table-cell office:value-type="float" office:value="111.747626823693">
            <text:p>111.7476268237</text:p>
          </table:table-cell>
          <table:table-cell office:value-type="float" office:value="0.00163432971323969">
            <text:p>0.0016343297</text:p>
          </table:table-cell>
          <table:table-cell office:value-type="float" office:value="0.00209928769716065">
            <text:p>0.0020992877</text:p>
          </table:table-cell>
          <table:table-cell office:value-type="float" office:value="478.400024414063">
            <text:p>478.4000244141</text:p>
          </table:table-cell>
          <table:table-cell office:value-type="string">
            <text:p>2010-07-05 00:00:00</text:p>
          </table:table-cell>
          <table:table-cell office:value-type="string">
            <text:p>2010-09-03 00:00:00</text:p>
          </table:table-cell>
          <table:table-cell office:value-type="string">
            <text:p>-60 days, 0:00:00</text:p>
          </table:table-cell>
          <table:table-cell office:value-type="float" office:value="478.400024414063">
            <text:p>478.4000244141</text:p>
          </table:table-cell>
          <table:table-cell office:value-type="string">
            <text:p>2010-07-05 00:00:00</text:p>
          </table:table-cell>
          <table:table-cell office:value-type="string">
            <text:p>2010-10-01 00:00:00</text:p>
          </table:table-cell>
          <table:table-cell office:value-type="string">
            <text:p>-88 days, 0:00:00</text:p>
          </table:table-cell>
          <table:table-cell office:value-type="float" office:value="-89.2333374023437">
            <text:p>-89.2333374023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string">
            <text:p>2010-04-04</text:p>
          </table:table-cell>
          <table:table-cell office:value-type="string">
            <text:p>2010-07-04</text:p>
          </table:table-cell>
          <table:table-cell office:value-type="float" office:value="2.00981020927429">
            <text:p>2.0098102093</text:p>
          </table:table-cell>
          <table:table-cell office:value-type="float" office:value="113.857027226319">
            <text:p>113.8570272263</text:p>
          </table:table-cell>
          <table:table-cell office:value-type="float" office:value="0.16286471647932">
            <text:p>0.1628647165</text:p>
          </table:table-cell>
          <table:table-cell office:value-type="float" office:value="0.182527290886746">
            <text:p>0.1825272909</text:p>
          </table:table-cell>
          <table:table-cell office:value-type="float" office:value="346.400024414062">
            <text:p>346.4000244141</text:p>
          </table:table-cell>
          <table:table-cell office:value-type="string">
            <text:p>2010-05-25 00:00:00</text:p>
          </table:table-cell>
          <table:table-cell office:value-type="string">
            <text:p>2010-06-21 00:00:00</text:p>
          </table:table-cell>
          <table:table-cell office:value-type="string">
            <text:p>-27 days, 0:00:00</text:p>
          </table:table-cell>
          <table:table-cell office:value-type="float" office:value="346.400024414062">
            <text:p>346.4000244141</text:p>
          </table:table-cell>
          <table:table-cell office:value-type="string">
            <text:p>2010-05-25 00:00:00</text:p>
          </table:table-cell>
          <table:table-cell office:value-type="string">
            <text:p>2010-06-30 00:00:00</text:p>
          </table:table-cell>
          <table:table-cell office:value-type="string">
            <text:p>-36 days, 0:00:00</text:p>
          </table:table-cell>
          <table:table-cell office:value-type="float" office:value="-101.466654459635">
            <text:p>-101.4666544596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2011-10-02</text:p>
          </table:table-cell>
          <table:table-cell office:value-type="string">
            <text:p>2012-01-01</text:p>
          </table:table-cell>
          <table:table-cell office:value-type="float" office:value="-0.326817274093628">
            <text:p>-0.3268172741</text:p>
          </table:table-cell>
          <table:table-cell office:value-type="float" office:value="275.35403971664">
            <text:p>275.3540397166</text:p>
          </table:table-cell>
          <table:table-cell office:value-type="float" office:value="-0.0113578534524646">
            <text:p>-0.0113578535</text:p>
          </table:table-cell>
          <table:table-cell office:value-type="float" office:value="-0.0195887203470831">
            <text:p>-0.0195887203</text:p>
          </table:table-cell>
          <table:table-cell office:value-type="float" office:value="1049.19995117188">
            <text:p>1049.1999511719</text:p>
          </table:table-cell>
          <table:table-cell office:value-type="string">
            <text:p>2011-10-04 00:00:00</text:p>
          </table:table-cell>
          <table:table-cell office:value-type="string">
            <text:p>2011-12-16 00:00:00</text:p>
          </table:table-cell>
          <table:table-cell office:value-type="string">
            <text:p>-73 days, 0:00:00</text:p>
          </table:table-cell>
          <table:table-cell office:value-type="float" office:value="1049.19995117188">
            <text:p>1049.1999511719</text:p>
          </table:table-cell>
          <table:table-cell office:value-type="string">
            <text:p>2011-10-04 00:00:00</text:p>
          </table:table-cell>
          <table:table-cell office:value-type="string">
            <text:p>2011-12-30 00:00:00</text:p>
          </table:table-cell>
          <table:table-cell office:value-type="string">
            <text:p>-87 days, 0:00:00</text:p>
          </table:table-cell>
          <table:table-cell office:value-type="float" office:value="-117.733327229818">
            <text:p>-117.7333272298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2011-07-03</text:p>
          </table:table-cell>
          <table:table-cell office:value-type="string">
            <text:p>2011-10-02</text:p>
          </table:table-cell>
          <table:table-cell office:value-type="float" office:value="-30.4293327331543">
            <text:p>-30.4293327332</text:p>
          </table:table-cell>
          <table:table-cell office:value-type="float" office:value="214.392034826454">
            <text:p>214.3920348265</text:p>
          </table:table-cell>
          <table:table-cell office:value-type="float" office:value="0.162232426524288">
            <text:p>0.1622324265</text:p>
          </table:table-cell>
          <table:table-cell office:value-type="float" office:value="0.164664390123315">
            <text:p>0.1646643901</text:p>
          </table:table-cell>
          <table:table-cell office:value-type="float" office:value="325.999969482422">
            <text:p>325.9999694824</text:p>
          </table:table-cell>
          <table:table-cell office:value-type="string">
            <text:p>2011-08-08 00:00:00</text:p>
          </table:table-cell>
          <table:table-cell office:value-type="string">
            <text:p>2011-09-01 00:00:00</text:p>
          </table:table-cell>
          <table:table-cell office:value-type="string">
            <text:p>-24 days, 0:00:00</text:p>
          </table:table-cell>
          <table:table-cell office:value-type="float" office:value="325.999969482422">
            <text:p>325.9999694824</text:p>
          </table:table-cell>
          <table:table-cell office:value-type="string">
            <text:p>2011-08-08 00:00:00</text:p>
          </table:table-cell>
          <table:table-cell office:value-type="string">
            <text:p>2011-09-21 00:00:00</text:p>
          </table:table-cell>
          <table:table-cell office:value-type="string">
            <text:p>-44 days, 0:00:00</text:p>
          </table:table-cell>
          <table:table-cell office:value-type="float" office:value="-118.5">
            <text:p>-118.5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2011-04-03</text:p>
          </table:table-cell>
          <table:table-cell office:value-type="string">
            <text:p>2011-07-03</text:p>
          </table:table-cell>
          <table:table-cell office:value-type="float" office:value="1.02227222919464">
            <text:p>1.0222722292</text:p>
          </table:table-cell>
          <table:table-cell office:value-type="float" office:value="90.6510414171794">
            <text:p>90.6510414172</text:p>
          </table:table-cell>
          <table:table-cell office:value-type="float" office:value="0.0952788283829345">
            <text:p>0.0952788284</text:p>
          </table:table-cell>
          <table:table-cell office:value-type="float" office:value="0.117706964392692">
            <text:p>0.1177069644</text:p>
          </table:table-cell>
          <table:table-cell office:value-type="float" office:value="295.5">
            <text:p>295.5</text:p>
          </table:table-cell>
          <table:table-cell office:value-type="string">
            <text:p>2011-04-11 00:00:00</text:p>
          </table:table-cell>
          <table:table-cell office:value-type="string">
            <text:p>2011-05-11 00:00:00</text:p>
          </table:table-cell>
          <table:table-cell office:value-type="string">
            <text:p>-30 days, 0:00:00</text:p>
          </table:table-cell>
          <table:table-cell office:value-type="float" office:value="295.5">
            <text:p>295.5</text:p>
          </table:table-cell>
          <table:table-cell office:value-type="string">
            <text:p>2011-04-11 00:00:00</text:p>
          </table:table-cell>
          <table:table-cell office:value-type="string">
            <text:p>2011-06-15 00:00:00</text:p>
          </table:table-cell>
          <table:table-cell office:value-type="string">
            <text:p>-65 days, 0:00:00</text:p>
          </table:table-cell>
          <table:table-cell office:value-type="float" office:value="-76.0666707356771">
            <text:p>-76.0666707357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2011-01-02</text:p>
          </table:table-cell>
          <table:table-cell office:value-type="string">
            <text:p>2011-04-03</text:p>
          </table:table-cell>
          <table:table-cell office:value-type="float" office:value="1.94797348976135">
            <text:p>1.9479734898</text:p>
          </table:table-cell>
          <table:table-cell office:value-type="float" office:value="78.1763347281988">
            <text:p>78.1763347282</text:p>
          </table:table-cell>
          <table:table-cell office:value-type="float" office:value="-0.150717589171527">
            <text:p>-0.1507175892</text:p>
          </table:table-cell>
          <table:table-cell office:value-type="float" office:value="-0.403793401228792">
            <text:p>-0.4037934012</text:p>
          </table:table-cell>
          <table:table-cell office:value-type="float" office:value="344.700012207031">
            <text:p>344.700012207</text:p>
          </table:table-cell>
          <table:table-cell office:value-type="string">
            <text:p>2011-03-15 00:00:00</text:p>
          </table:table-cell>
          <table:table-cell office:value-type="string">
            <text:p>2011-04-01 00:00:00</text:p>
          </table:table-cell>
          <table:table-cell office:value-type="string">
            <text:p>-17 days, 0:00:00</text:p>
          </table:table-cell>
          <table:table-cell office:value-type="float" office:value="248.399993896484">
            <text:p>248.3999938965</text:p>
          </table:table-cell>
          <table:table-cell office:value-type="string">
            <text:p>2011-02-18 00:00:00</text:p>
          </table:table-cell>
          <table:table-cell office:value-type="string">
            <text:p>2011-03-14 00:00:00</text:p>
          </table:table-cell>
          <table:table-cell office:value-type="string">
            <text:p>-24 days, 0:00:00</text:p>
          </table:table-cell>
          <table:table-cell office:value-type="float" office:value="-67.2000020345052">
            <text:p>-67.2000020345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2010-10-03</text:p>
          </table:table-cell>
          <table:table-cell office:value-type="string">
            <text:p>2011-01-02</text:p>
          </table:table-cell>
          <table:table-cell office:value-type="float" office:value="5.64830923080444">
            <text:p>5.6483092308</text:p>
          </table:table-cell>
          <table:table-cell office:value-type="float" office:value="89.9696550002135">
            <text:p>89.9696550002</text:p>
          </table:table-cell>
          <table:table-cell office:value-type="float" office:value="-0.0173400012769926">
            <text:p>-0.0173400013</text:p>
          </table:table-cell>
          <table:table-cell office:value-type="float" office:value="-0.0259984693055941">
            <text:p>-0.0259984693</text:p>
          </table:table-cell>
          <table:table-cell office:value-type="float" office:value="359.399993896484">
            <text:p>359.3999938965</text:p>
          </table:table-cell>
          <table:table-cell office:value-type="string">
            <text:p>2010-11-05 00:00:00</text:p>
          </table:table-cell>
          <table:table-cell office:value-type="string">
            <text:p>2010-12-08 00:00:00</text:p>
          </table:table-cell>
          <table:table-cell office:value-type="string">
            <text:p>-33 days, 0:00:00</text:p>
          </table:table-cell>
          <table:table-cell office:value-type="float" office:value="359.399993896484">
            <text:p>359.3999938965</text:p>
          </table:table-cell>
          <table:table-cell office:value-type="string">
            <text:p>2010-11-05 00:00:00</text:p>
          </table:table-cell>
          <table:table-cell office:value-type="string">
            <text:p>2010-12-31 00:00:00</text:p>
          </table:table-cell>
          <table:table-cell office:value-type="string">
            <text:p>-56 days, 0:00:00</text:p>
          </table:table-cell>
          <table:table-cell office:value-type="float" office:value="-79.5">
            <text:p>-79.5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2010-07-04</text:p>
          </table:table-cell>
          <table:table-cell office:value-type="string">
            <text:p>2010-10-03</text:p>
          </table:table-cell>
          <table:table-cell office:value-type="float" office:value="-0.17965841293335">
            <text:p>-0.1796584129</text:p>
          </table:table-cell>
          <table:table-cell office:value-type="float" office:value="124.512686488136">
            <text:p>124.5126864881</text:p>
          </table:table-cell>
          <table:table-cell office:value-type="float" office:value="-0.131212308298367">
            <text:p>-0.1312123083</text:p>
          </table:table-cell>
          <table:table-cell office:value-type="float" office:value="-1.28995737081297">
            <text:p>-1.2899573708</text:p>
          </table:table-cell>
          <table:table-cell office:value-type="float" office:value="499">
            <text:p>499</text:p>
          </table:table-cell>
          <table:table-cell office:value-type="string">
            <text:p>2010-07-05 00:00:00</text:p>
          </table:table-cell>
          <table:table-cell office:value-type="string">
            <text:p>2010-09-03 00:00:00</text:p>
          </table:table-cell>
          <table:table-cell office:value-type="string">
            <text:p>-60 days, 0:00:00</text:p>
          </table:table-cell>
          <table:table-cell office:value-type="float" office:value="499">
            <text:p>499</text:p>
          </table:table-cell>
          <table:table-cell office:value-type="string">
            <text:p>2010-07-05 00:00:00</text:p>
          </table:table-cell>
          <table:table-cell office:value-type="string">
            <text:p>2010-10-01 00:00:00</text:p>
          </table:table-cell>
          <table:table-cell office:value-type="string">
            <text:p>-88 days, 0:00:00</text:p>
          </table:table-cell>
          <table:table-cell office:value-type="float" office:value="-89.2333272298177">
            <text:p>-89.2333272298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2010-04-04</text:p>
          </table:table-cell>
          <table:table-cell office:value-type="string">
            <text:p>2010-07-04</text:p>
          </table:table-cell>
          <table:table-cell office:value-type="float" office:value="1.6734790802002">
            <text:p>1.6734790802</text:p>
          </table:table-cell>
          <table:table-cell office:value-type="float" office:value="141.011539793582">
            <text:p>141.0115397936</text:p>
          </table:table-cell>
          <table:table-cell office:value-type="float" office:value="0.14224104470798">
            <text:p>0.1422410447</text:p>
          </table:table-cell>
          <table:table-cell office:value-type="float" office:value="0.175308529621028">
            <text:p>0.1753085296</text:p>
          </table:table-cell>
          <table:table-cell office:value-type="float" office:value="436.900024414063">
            <text:p>436.9000244141</text:p>
          </table:table-cell>
          <table:table-cell office:value-type="string">
            <text:p>2010-05-25 00:00:00</text:p>
          </table:table-cell>
          <table:table-cell office:value-type="string">
            <text:p>2010-06-25 00:00:00</text:p>
          </table:table-cell>
          <table:table-cell office:value-type="string">
            <text:p>-31 days, 0:00:00</text:p>
          </table:table-cell>
          <table:table-cell office:value-type="float" office:value="436.900024414063">
            <text:p>436.9000244141</text:p>
          </table:table-cell>
          <table:table-cell office:value-type="string">
            <text:p>2010-05-25 00:00:00</text:p>
          </table:table-cell>
          <table:table-cell office:value-type="string">
            <text:p>2010-07-02 00:00:00</text:p>
          </table:table-cell>
          <table:table-cell office:value-type="string">
            <text:p>-38 days, 0:00:00</text:p>
          </table:table-cell>
          <table:table-cell office:value-type="float" office:value="-101.466664632161">
            <text:p>-101.4666646322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string">
            <text:p>2011-10-02</text:p>
          </table:table-cell>
          <table:table-cell office:value-type="string">
            <text:p>2012-01-01</text:p>
          </table:table-cell>
          <table:table-cell office:value-type="float" office:value="-0.483723044395447">
            <text:p>-0.4837230444</text:p>
          </table:table-cell>
          <table:table-cell office:value-type="float" office:value="218.893160657929">
            <text:p>218.8931606579</text:p>
          </table:table-cell>
          <table:table-cell office:value-type="float" office:value="0.0418898931422044">
            <text:p>0.0418898931</text:p>
          </table:table-cell>
          <table:table-cell office:value-type="float" office:value="0.0593446650751737">
            <text:p>0.0593446651</text:p>
          </table:table-cell>
          <table:table-cell office:value-type="float" office:value="812">
            <text:p>812</text:p>
          </table:table-cell>
          <table:table-cell office:value-type="string">
            <text:p>2011-10-04 00:00:00</text:p>
          </table:table-cell>
          <table:table-cell office:value-type="string">
            <text:p>2011-12-16 00:00:00</text:p>
          </table:table-cell>
          <table:table-cell office:value-type="string">
            <text:p>-73 days, 0:00:00</text:p>
          </table:table-cell>
          <table:table-cell office:value-type="float" office:value="812">
            <text:p>812</text:p>
          </table:table-cell>
          <table:table-cell office:value-type="string">
            <text:p>2011-10-04 00:00:00</text:p>
          </table:table-cell>
          <table:table-cell office:value-type="string">
            <text:p>2011-12-30 00:00:00</text:p>
          </table:table-cell>
          <table:table-cell office:value-type="string">
            <text:p>-87 days, 0:00:00</text:p>
          </table:table-cell>
          <table:table-cell office:value-type="float" office:value="-113.966664632161">
            <text:p>-113.9666646322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string">
            <text:p>2011-07-03</text:p>
          </table:table-cell>
          <table:table-cell office:value-type="string">
            <text:p>2011-10-02</text:p>
          </table:table-cell>
          <table:table-cell office:value-type="float" office:value="-1.38214254379272">
            <text:p>-1.3821425438</text:p>
          </table:table-cell>
          <table:table-cell office:value-type="float" office:value="214.392035444205">
            <text:p>214.3920354442</text:p>
          </table:table-cell>
          <table:table-cell office:value-type="float" office:value="0.199483392204849">
            <text:p>0.1994833922</text:p>
          </table:table-cell>
          <table:table-cell office:value-type="float" office:value="0.204513276272939">
            <text:p>0.2045132763</text:p>
          </table:table-cell>
          <table:table-cell office:value-type="float" office:value="326">
            <text:p>326</text:p>
          </table:table-cell>
          <table:table-cell office:value-type="string">
            <text:p>2011-08-08 00:00:00</text:p>
          </table:table-cell>
          <table:table-cell office:value-type="string">
            <text:p>2011-09-01 00:00:00</text:p>
          </table:table-cell>
          <table:table-cell office:value-type="string">
            <text:p>-24 days, 0:00:00</text:p>
          </table:table-cell>
          <table:table-cell office:value-type="float" office:value="326">
            <text:p>326</text:p>
          </table:table-cell>
          <table:table-cell office:value-type="string">
            <text:p>2011-08-08 00:00:00</text:p>
          </table:table-cell>
          <table:table-cell office:value-type="string">
            <text:p>2011-09-21 00:00:00</text:p>
          </table:table-cell>
          <table:table-cell office:value-type="string">
            <text:p>-44 days, 0:00:00</text:p>
          </table:table-cell>
          <table:table-cell office:value-type="float" office:value="-118.5">
            <text:p>-118.5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string">
            <text:p>2011-04-03</text:p>
          </table:table-cell>
          <table:table-cell office:value-type="string">
            <text:p>2011-07-03</text:p>
          </table:table-cell>
          <table:table-cell office:value-type="float" office:value="1.02227222919464">
            <text:p>1.0222722292</text:p>
          </table:table-cell>
          <table:table-cell office:value-type="float" office:value="90.6510414171794">
            <text:p>90.6510414172</text:p>
          </table:table-cell>
          <table:table-cell office:value-type="float" office:value="0.0952788283829345">
            <text:p>0.0952788284</text:p>
          </table:table-cell>
          <table:table-cell office:value-type="float" office:value="0.117706964392692">
            <text:p>0.1177069644</text:p>
          </table:table-cell>
          <table:table-cell office:value-type="float" office:value="295.5">
            <text:p>295.5</text:p>
          </table:table-cell>
          <table:table-cell office:value-type="string">
            <text:p>2011-04-11 00:00:00</text:p>
          </table:table-cell>
          <table:table-cell office:value-type="string">
            <text:p>2011-05-11 00:00:00</text:p>
          </table:table-cell>
          <table:table-cell office:value-type="string">
            <text:p>-30 days, 0:00:00</text:p>
          </table:table-cell>
          <table:table-cell office:value-type="float" office:value="295.5">
            <text:p>295.5</text:p>
          </table:table-cell>
          <table:table-cell office:value-type="string">
            <text:p>2011-04-11 00:00:00</text:p>
          </table:table-cell>
          <table:table-cell office:value-type="string">
            <text:p>2011-06-15 00:00:00</text:p>
          </table:table-cell>
          <table:table-cell office:value-type="string">
            <text:p>-65 days, 0:00:00</text:p>
          </table:table-cell>
          <table:table-cell office:value-type="float" office:value="-76.0666707356771">
            <text:p>-76.0666707357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string">
            <text:p>2011-01-02</text:p>
          </table:table-cell>
          <table:table-cell office:value-type="string">
            <text:p>2011-04-03</text:p>
          </table:table-cell>
          <table:table-cell/>
          <table:table-cell office:value-type="float" office:value="75.4064912506386">
            <text:p>75.4064912506</text:p>
          </table:table-cell>
          <table:table-cell/>
          <table:table-cell office:value-type="string">
            <text:p>-inf</text:p>
          </table:table-cell>
          <table:table-cell office:value-type="float" office:value="344.700012207031">
            <text:p>344.700012207</text:p>
          </table:table-cell>
          <table:table-cell office:value-type="string">
            <text:p>2011-03-15 00:00:00</text:p>
          </table:table-cell>
          <table:table-cell office:value-type="string">
            <text:p>2011-04-01 00:00:00</text:p>
          </table:table-cell>
          <table:table-cell office:value-type="string">
            <text:p>-17 days, 0:00:00</text:p>
          </table:table-cell>
          <table:table-cell office:value-type="float" office:value="162.899993896484">
            <text:p>162.8999938965</text:p>
          </table:table-cell>
          <table:table-cell office:value-type="string">
            <text:p>2011-02-18 00:00:00</text:p>
          </table:table-cell>
          <table:table-cell office:value-type="string">
            <text:p>2011-03-14 00:00:00</text:p>
          </table:table-cell>
          <table:table-cell office:value-type="string">
            <text:p>-24 days, 0:00:00</text:p>
          </table:table-cell>
          <table:table-cell office:value-type="float" office:value="-67.2000020345052">
            <text:p>-67.2000020345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string">
            <text:p>2010-10-03</text:p>
          </table:table-cell>
          <table:table-cell office:value-type="string">
            <text:p>2011-01-02</text:p>
          </table:table-cell>
          <table:table-cell office:value-type="float" office:value="1.32201039791107">
            <text:p>1.3220103979</text:p>
          </table:table-cell>
          <table:table-cell office:value-type="float" office:value="63.215640806299">
            <text:p>63.2156408063</text:p>
          </table:table-cell>
          <table:table-cell office:value-type="float" office:value="-0.225357363504322">
            <text:p>-0.2253573635</text:p>
          </table:table-cell>
          <table:table-cell office:value-type="float" office:value="-1.48498377824944">
            <text:p>-1.4849837782</text:p>
          </table:table-cell>
          <table:table-cell office:value-type="float" office:value="286.399993896484">
            <text:p>286.3999938965</text:p>
          </table:table-cell>
          <table:table-cell office:value-type="string">
            <text:p>2010-11-05 00:00:00</text:p>
          </table:table-cell>
          <table:table-cell office:value-type="string">
            <text:p>2010-12-03 00:00:00</text:p>
          </table:table-cell>
          <table:table-cell office:value-type="string">
            <text:p>-28 days, 0:00:00</text:p>
          </table:table-cell>
          <table:table-cell office:value-type="float" office:value="286.399993896484">
            <text:p>286.3999938965</text:p>
          </table:table-cell>
          <table:table-cell office:value-type="string">
            <text:p>2010-11-05 00:00:00</text:p>
          </table:table-cell>
          <table:table-cell office:value-type="string">
            <text:p>2010-12-31 00:00:00</text:p>
          </table:table-cell>
          <table:table-cell office:value-type="string">
            <text:p>-56 days, 0:00:00</text:p>
          </table:table-cell>
          <table:table-cell office:value-type="float" office:value="-79.5">
            <text:p>-79.5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string">
            <text:p>2010-07-04</text:p>
          </table:table-cell>
          <table:table-cell office:value-type="string">
            <text:p>2010-10-03</text:p>
          </table:table-cell>
          <table:table-cell office:value-type="float" office:value="-0.29324996471405">
            <text:p>-0.2932499647</text:p>
          </table:table-cell>
          <table:table-cell office:value-type="float" office:value="148.379109016512">
            <text:p>148.3791090165</text:p>
          </table:table-cell>
          <table:table-cell office:value-type="float" office:value="0.10865039114838">
            <text:p>0.1086503911</text:p>
          </table:table-cell>
          <table:table-cell office:value-type="float" office:value="0.109226921166839">
            <text:p>0.1092269212</text:p>
          </table:table-cell>
          <table:table-cell office:value-type="float" office:value="574.400024414063">
            <text:p>574.4000244141</text:p>
          </table:table-cell>
          <table:table-cell office:value-type="string">
            <text:p>2010-07-05 00:00:00</text:p>
          </table:table-cell>
          <table:table-cell office:value-type="string">
            <text:p>2010-09-03 00:00:00</text:p>
          </table:table-cell>
          <table:table-cell office:value-type="string">
            <text:p>-60 days, 0:00:00</text:p>
          </table:table-cell>
          <table:table-cell office:value-type="float" office:value="574.400024414063">
            <text:p>574.4000244141</text:p>
          </table:table-cell>
          <table:table-cell office:value-type="string">
            <text:p>2010-07-05 00:00:00</text:p>
          </table:table-cell>
          <table:table-cell office:value-type="string">
            <text:p>2010-10-01 00:00:00</text:p>
          </table:table-cell>
          <table:table-cell office:value-type="string">
            <text:p>-88 days, 0:00:00</text:p>
          </table:table-cell>
          <table:table-cell office:value-type="float" office:value="-89.2333272298177">
            <text:p>-89.2333272298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string">
            <text:p>2010-04-04</text:p>
          </table:table-cell>
          <table:table-cell office:value-type="string">
            <text:p>2010-07-04</text:p>
          </table:table-cell>
          <table:table-cell office:value-type="float" office:value="3.26587104797363">
            <text:p>3.265871048</text:p>
          </table:table-cell>
          <table:table-cell office:value-type="float" office:value="113.857027259333">
            <text:p>113.8570272593</text:p>
          </table:table-cell>
          <table:table-cell office:value-type="float" office:value="0.188186753127806">
            <text:p>0.1881867531</text:p>
          </table:table-cell>
          <table:table-cell office:value-type="float" office:value="0.1879560765097">
            <text:p>0.1879560765</text:p>
          </table:table-cell>
          <table:table-cell office:value-type="float" office:value="346.399993896484">
            <text:p>346.3999938965</text:p>
          </table:table-cell>
          <table:table-cell office:value-type="string">
            <text:p>2010-05-25 00:00:00</text:p>
          </table:table-cell>
          <table:table-cell office:value-type="string">
            <text:p>2010-06-21 00:00:00</text:p>
          </table:table-cell>
          <table:table-cell office:value-type="string">
            <text:p>-27 days, 0:00:00</text:p>
          </table:table-cell>
          <table:table-cell office:value-type="float" office:value="346.399993896484">
            <text:p>346.3999938965</text:p>
          </table:table-cell>
          <table:table-cell office:value-type="string">
            <text:p>2010-05-25 00:00:00</text:p>
          </table:table-cell>
          <table:table-cell office:value-type="string">
            <text:p>2010-06-30 00:00:00</text:p>
          </table:table-cell>
          <table:table-cell office:value-type="string">
            <text:p>-36 days, 0:00:00</text:p>
          </table:table-cell>
          <table:table-cell office:value-type="float" office:value="-101.466654459635">
            <text:p>-101.4666544596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string">
            <text:p>2011-10-02</text:p>
          </table:table-cell>
          <table:table-cell office:value-type="string">
            <text:p>2012-01-01</text:p>
          </table:table-cell>
          <table:table-cell office:value-type="float" office:value="-0.259659051895142">
            <text:p>-0.2596590519</text:p>
          </table:table-cell>
          <table:table-cell office:value-type="float" office:value="210.792211951448">
            <text:p>210.7922119514</text:p>
          </table:table-cell>
          <table:table-cell office:value-type="float" office:value="0.126390648003857">
            <text:p>0.126390648</text:p>
          </table:table-cell>
          <table:table-cell office:value-type="float" office:value="0.126405620922317">
            <text:p>0.1264056209</text:p>
          </table:table-cell>
          <table:table-cell office:value-type="float" office:value="796.200012207031">
            <text:p>796.200012207</text:p>
          </table:table-cell>
          <table:table-cell office:value-type="string">
            <text:p>2011-10-04 00:00:00</text:p>
          </table:table-cell>
          <table:table-cell office:value-type="string">
            <text:p>2011-12-15 00:00:00</text:p>
          </table:table-cell>
          <table:table-cell office:value-type="string">
            <text:p>-72 days, 0:00:00</text:p>
          </table:table-cell>
          <table:table-cell office:value-type="float" office:value="796.200012207031">
            <text:p>796.200012207</text:p>
          </table:table-cell>
          <table:table-cell office:value-type="string">
            <text:p>2011-10-04 00:00:00</text:p>
          </table:table-cell>
          <table:table-cell office:value-type="string">
            <text:p>2011-12-30 00:00:00</text:p>
          </table:table-cell>
          <table:table-cell office:value-type="string">
            <text:p>-87 days, 0:00:00</text:p>
          </table:table-cell>
          <table:table-cell office:value-type="float" office:value="-113.966664632161">
            <text:p>-113.9666646322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string">
            <text:p>2011-07-03</text:p>
          </table:table-cell>
          <table:table-cell office:value-type="string">
            <text:p>2011-10-02</text:p>
          </table:table-cell>
          <table:table-cell office:value-type="float" office:value="-2.00450348854065">
            <text:p>-2.0045034885</text:p>
          </table:table-cell>
          <table:table-cell office:value-type="float" office:value="214.392035736164">
            <text:p>214.3920357362</text:p>
          </table:table-cell>
          <table:table-cell office:value-type="float" office:value="0.0842380007060286">
            <text:p>0.0842380007</text:p>
          </table:table-cell>
          <table:table-cell office:value-type="float" office:value="0.108627146756844">
            <text:p>0.1086271468</text:p>
          </table:table-cell>
          <table:table-cell office:value-type="float" office:value="326">
            <text:p>326</text:p>
          </table:table-cell>
          <table:table-cell office:value-type="string">
            <text:p>2011-08-08 00:00:00</text:p>
          </table:table-cell>
          <table:table-cell office:value-type="string">
            <text:p>2011-09-01 00:00:00</text:p>
          </table:table-cell>
          <table:table-cell office:value-type="string">
            <text:p>-24 days, 0:00:00</text:p>
          </table:table-cell>
          <table:table-cell office:value-type="float" office:value="326">
            <text:p>326</text:p>
          </table:table-cell>
          <table:table-cell office:value-type="string">
            <text:p>2011-08-08 00:00:00</text:p>
          </table:table-cell>
          <table:table-cell office:value-type="string">
            <text:p>2011-09-21 00:00:00</text:p>
          </table:table-cell>
          <table:table-cell office:value-type="string">
            <text:p>-44 days, 0:00:00</text:p>
          </table:table-cell>
          <table:table-cell office:value-type="float" office:value="-118.499989827474">
            <text:p>-118.4999898275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string">
            <text:p>2011-04-03</text:p>
          </table:table-cell>
          <table:table-cell office:value-type="string">
            <text:p>2011-07-03</text:p>
          </table:table-cell>
          <table:table-cell office:value-type="float" office:value="0.875555694103241">
            <text:p>0.8755556941</text:p>
          </table:table-cell>
          <table:table-cell office:value-type="float" office:value="90.715946057806">
            <text:p>90.7159460578</text:p>
          </table:table-cell>
          <table:table-cell office:value-type="float" office:value="0.122444488088002">
            <text:p>0.1224444881</text:p>
          </table:table-cell>
          <table:table-cell office:value-type="float" office:value="0.141214758125482">
            <text:p>0.1412147581</text:p>
          </table:table-cell>
          <table:table-cell office:value-type="float" office:value="265.299987792969">
            <text:p>265.299987793</text:p>
          </table:table-cell>
          <table:table-cell office:value-type="string">
            <text:p>2011-04-11 00:00:00</text:p>
          </table:table-cell>
          <table:table-cell office:value-type="string">
            <text:p>2011-05-11 00:00:00</text:p>
          </table:table-cell>
          <table:table-cell office:value-type="string">
            <text:p>-30 days, 0:00:00</text:p>
          </table:table-cell>
          <table:table-cell office:value-type="float" office:value="265.299987792969">
            <text:p>265.299987793</text:p>
          </table:table-cell>
          <table:table-cell office:value-type="string">
            <text:p>2011-04-11 00:00:00</text:p>
          </table:table-cell>
          <table:table-cell office:value-type="string">
            <text:p>2011-06-15 00:00:00</text:p>
          </table:table-cell>
          <table:table-cell office:value-type="string">
            <text:p>-65 days, 0:00:00</text:p>
          </table:table-cell>
          <table:table-cell office:value-type="float" office:value="-76.0666656494141">
            <text:p>-76.0666656494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string">
            <text:p>2011-01-02</text:p>
          </table:table-cell>
          <table:table-cell office:value-type="string">
            <text:p>2011-04-03</text:p>
          </table:table-cell>
          <table:table-cell/>
          <table:table-cell office:value-type="float" office:value="75.4064912506386">
            <text:p>75.4064912506</text:p>
          </table:table-cell>
          <table:table-cell/>
          <table:table-cell office:value-type="string">
            <text:p>-inf</text:p>
          </table:table-cell>
          <table:table-cell office:value-type="float" office:value="344.700012207031">
            <text:p>344.700012207</text:p>
          </table:table-cell>
          <table:table-cell office:value-type="string">
            <text:p>2011-03-15 00:00:00</text:p>
          </table:table-cell>
          <table:table-cell office:value-type="string">
            <text:p>2011-04-01 00:00:00</text:p>
          </table:table-cell>
          <table:table-cell office:value-type="string">
            <text:p>-17 days, 0:00:00</text:p>
          </table:table-cell>
          <table:table-cell office:value-type="float" office:value="162.899993896484">
            <text:p>162.8999938965</text:p>
          </table:table-cell>
          <table:table-cell office:value-type="string">
            <text:p>2011-02-18 00:00:00</text:p>
          </table:table-cell>
          <table:table-cell office:value-type="string">
            <text:p>2011-03-14 00:00:00</text:p>
          </table:table-cell>
          <table:table-cell office:value-type="string">
            <text:p>-24 days, 0:00:00</text:p>
          </table:table-cell>
          <table:table-cell office:value-type="float" office:value="-67.2000020345052">
            <text:p>-67.2000020345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string">
            <text:p>2010-10-03</text:p>
          </table:table-cell>
          <table:table-cell office:value-type="string">
            <text:p>2011-01-02</text:p>
          </table:table-cell>
          <table:table-cell office:value-type="float" office:value="1.38861131668091">
            <text:p>1.3886113167</text:p>
          </table:table-cell>
          <table:table-cell office:value-type="float" office:value="67.9804786410795">
            <text:p>67.9804786411</text:p>
          </table:table-cell>
          <table:table-cell office:value-type="float" office:value="-0.0382590639718815">
            <text:p>-0.038259064</text:p>
          </table:table-cell>
          <table:table-cell office:value-type="float" office:value="-0.0514242857211378">
            <text:p>-0.0514242857</text:p>
          </table:table-cell>
          <table:table-cell office:value-type="float" office:value="300.899993896484">
            <text:p>300.8999938965</text:p>
          </table:table-cell>
          <table:table-cell office:value-type="string">
            <text:p>2010-11-05 00:00:00</text:p>
          </table:table-cell>
          <table:table-cell office:value-type="string">
            <text:p>2010-12-06 00:00:00</text:p>
          </table:table-cell>
          <table:table-cell office:value-type="string">
            <text:p>-31 days, 0:00:00</text:p>
          </table:table-cell>
          <table:table-cell office:value-type="float" office:value="300.899993896484">
            <text:p>300.8999938965</text:p>
          </table:table-cell>
          <table:table-cell office:value-type="string">
            <text:p>2010-11-05 00:00:00</text:p>
          </table:table-cell>
          <table:table-cell office:value-type="string">
            <text:p>2010-12-31 00:00:00</text:p>
          </table:table-cell>
          <table:table-cell office:value-type="string">
            <text:p>-56 days, 0:00:00</text:p>
          </table:table-cell>
          <table:table-cell office:value-type="float" office:value="-79.5">
            <text:p>-79.5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string">
            <text:p>2010-07-04</text:p>
          </table:table-cell>
          <table:table-cell office:value-type="string">
            <text:p>2010-10-03</text:p>
          </table:table-cell>
          <table:table-cell office:value-type="float" office:value="-0.472870826721191">
            <text:p>-0.4728708267</text:p>
          </table:table-cell>
          <table:table-cell office:value-type="float" office:value="125.529195683386">
            <text:p>125.5291956834</text:p>
          </table:table-cell>
          <table:table-cell office:value-type="float" office:value="-0.119900361909165">
            <text:p>-0.1199003619</text:p>
          </table:table-cell>
          <table:table-cell office:value-type="float" office:value="-1.53438011954041">
            <text:p>-1.5343801195</text:p>
          </table:table-cell>
          <table:table-cell office:value-type="float" office:value="505">
            <text:p>505</text:p>
          </table:table-cell>
          <table:table-cell office:value-type="string">
            <text:p>2010-07-05 00:00:00</text:p>
          </table:table-cell>
          <table:table-cell office:value-type="string">
            <text:p>2010-09-03 00:00:00</text:p>
          </table:table-cell>
          <table:table-cell office:value-type="string">
            <text:p>-60 days, 0:00:00</text:p>
          </table:table-cell>
          <table:table-cell office:value-type="float" office:value="505">
            <text:p>505</text:p>
          </table:table-cell>
          <table:table-cell office:value-type="string">
            <text:p>2010-07-05 00:00:00</text:p>
          </table:table-cell>
          <table:table-cell office:value-type="string">
            <text:p>2010-10-01 00:00:00</text:p>
          </table:table-cell>
          <table:table-cell office:value-type="string">
            <text:p>-88 days, 0:00:00</text:p>
          </table:table-cell>
          <table:table-cell office:value-type="float" office:value="-89.2333272298177">
            <text:p>-89.233327229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string">
            <text:p>2010-04-04</text:p>
          </table:table-cell>
          <table:table-cell office:value-type="string">
            <text:p>2010-07-04</text:p>
          </table:table-cell>
          <table:table-cell office:value-type="float" office:value="2.00138187408447">
            <text:p>2.0013818741</text:p>
          </table:table-cell>
          <table:table-cell office:value-type="float" office:value="102.496932130439">
            <text:p>102.4969321304</text:p>
          </table:table-cell>
          <table:table-cell office:value-type="float" office:value="-0.132447702251244">
            <text:p>-0.1324477023</text:p>
          </table:table-cell>
          <table:table-cell office:value-type="float" office:value="-0.24958740529548">
            <text:p>-0.2495874053</text:p>
          </table:table-cell>
          <table:table-cell office:value-type="float" office:value="346.399993896484">
            <text:p>346.3999938965</text:p>
          </table:table-cell>
          <table:table-cell office:value-type="string">
            <text:p>2010-05-25 00:00:00</text:p>
          </table:table-cell>
          <table:table-cell office:value-type="string">
            <text:p>2010-06-21 00:00:00</text:p>
          </table:table-cell>
          <table:table-cell office:value-type="string">
            <text:p>-27 days, 0:00:00</text:p>
          </table:table-cell>
          <table:table-cell office:value-type="float" office:value="346.399993896484">
            <text:p>346.3999938965</text:p>
          </table:table-cell>
          <table:table-cell office:value-type="string">
            <text:p>2010-05-25 00:00:00</text:p>
          </table:table-cell>
          <table:table-cell office:value-type="string">
            <text:p>2010-06-30 00:00:00</text:p>
          </table:table-cell>
          <table:table-cell office:value-type="string">
            <text:p>-36 days, 0:00:00</text:p>
          </table:table-cell>
          <table:table-cell office:value-type="float" office:value="-101.466664632161">
            <text:p>-101.4666646322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2011-10-02</text:p>
          </table:table-cell>
          <table:table-cell office:value-type="string">
            <text:p>2012-01-01</text:p>
          </table:table-cell>
          <table:table-cell office:value-type="float" office:value="-1.08045554161072">
            <text:p>-1.0804555416</text:p>
          </table:table-cell>
          <table:table-cell office:value-type="float" office:value="221.200465486103">
            <text:p>221.2004654861</text:p>
          </table:table-cell>
          <table:table-cell office:value-type="float" office:value="-0.277288125280209">
            <text:p>-0.2772881253</text:p>
          </table:table-cell>
          <table:table-cell office:value-type="float" office:value="-0.839209950993553">
            <text:p>-0.839209951</text:p>
          </table:table-cell>
          <table:table-cell office:value-type="float" office:value="828.799987792969">
            <text:p>828.799987793</text:p>
          </table:table-cell>
          <table:table-cell office:value-type="string">
            <text:p>2011-10-04 00:00:00</text:p>
          </table:table-cell>
          <table:table-cell office:value-type="string">
            <text:p>2011-12-15 00:00:00</text:p>
          </table:table-cell>
          <table:table-cell office:value-type="string">
            <text:p>-72 days, 0:00:00</text:p>
          </table:table-cell>
          <table:table-cell office:value-type="float" office:value="828.799987792969">
            <text:p>828.799987793</text:p>
          </table:table-cell>
          <table:table-cell office:value-type="string">
            <text:p>2011-10-04 00:00:00</text:p>
          </table:table-cell>
          <table:table-cell office:value-type="string">
            <text:p>2011-12-30 00:00:00</text:p>
          </table:table-cell>
          <table:table-cell office:value-type="string">
            <text:p>-87 days, 0:00:00</text:p>
          </table:table-cell>
          <table:table-cell office:value-type="float" office:value="-113.966664632161">
            <text:p>-113.9666646322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2011-07-03</text:p>
          </table:table-cell>
          <table:table-cell office:value-type="string">
            <text:p>2011-10-02</text:p>
          </table:table-cell>
          <table:table-cell office:value-type="float" office:value="-0.558006763458252">
            <text:p>-0.5580067635</text:p>
          </table:table-cell>
          <table:table-cell office:value-type="float" office:value="214.392035593388">
            <text:p>214.3920355934</text:p>
          </table:table-cell>
          <table:table-cell office:value-type="float" office:value="0.0266761933331202">
            <text:p>0.0266761933</text:p>
          </table:table-cell>
          <table:table-cell office:value-type="float" office:value="0.0289051166358895">
            <text:p>0.0289051166</text:p>
          </table:table-cell>
          <table:table-cell office:value-type="float" office:value="326">
            <text:p>326</text:p>
          </table:table-cell>
          <table:table-cell office:value-type="string">
            <text:p>2011-08-08 00:00:00</text:p>
          </table:table-cell>
          <table:table-cell office:value-type="string">
            <text:p>2011-09-01 00:00:00</text:p>
          </table:table-cell>
          <table:table-cell office:value-type="string">
            <text:p>-24 days, 0:00:00</text:p>
          </table:table-cell>
          <table:table-cell office:value-type="float" office:value="326">
            <text:p>326</text:p>
          </table:table-cell>
          <table:table-cell office:value-type="string">
            <text:p>2011-08-08 00:00:00</text:p>
          </table:table-cell>
          <table:table-cell office:value-type="string">
            <text:p>2011-09-21 00:00:00</text:p>
          </table:table-cell>
          <table:table-cell office:value-type="string">
            <text:p>-44 days, 0:00:00</text:p>
          </table:table-cell>
          <table:table-cell office:value-type="float" office:value="-118.5">
            <text:p>-118.5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2011-04-03</text:p>
          </table:table-cell>
          <table:table-cell office:value-type="string">
            <text:p>2011-07-03</text:p>
          </table:table-cell>
          <table:table-cell office:value-type="float" office:value="0.935051500797272">
            <text:p>0.9350515008</text:p>
          </table:table-cell>
          <table:table-cell office:value-type="float" office:value="90.7159438589346">
            <text:p>90.7159438589</text:p>
          </table:table-cell>
          <table:table-cell office:value-type="float" office:value="0.0448867329079046">
            <text:p>0.0448867329</text:p>
          </table:table-cell>
          <table:table-cell office:value-type="float" office:value="0.0598841553308296">
            <text:p>0.0598841553</text:p>
          </table:table-cell>
          <table:table-cell office:value-type="float" office:value="265.299987792969">
            <text:p>265.299987793</text:p>
          </table:table-cell>
          <table:table-cell office:value-type="string">
            <text:p>2011-04-11 00:00:00</text:p>
          </table:table-cell>
          <table:table-cell office:value-type="string">
            <text:p>2011-05-11 00:00:00</text:p>
          </table:table-cell>
          <table:table-cell office:value-type="string">
            <text:p>-30 days, 0:00:00</text:p>
          </table:table-cell>
          <table:table-cell office:value-type="float" office:value="265.299987792969">
            <text:p>265.299987793</text:p>
          </table:table-cell>
          <table:table-cell office:value-type="string">
            <text:p>2011-04-11 00:00:00</text:p>
          </table:table-cell>
          <table:table-cell office:value-type="string">
            <text:p>2011-06-15 00:00:00</text:p>
          </table:table-cell>
          <table:table-cell office:value-type="string">
            <text:p>-65 days, 0:00:00</text:p>
          </table:table-cell>
          <table:table-cell office:value-type="float" office:value="-76.0666707356771">
            <text:p>-76.0666707357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2011-01-02</text:p>
          </table:table-cell>
          <table:table-cell office:value-type="string">
            <text:p>2011-04-03</text:p>
          </table:table-cell>
          <table:table-cell office:value-type="float" office:value="2.62389945983887">
            <text:p>2.6238994598</text:p>
          </table:table-cell>
          <table:table-cell office:value-type="float" office:value="88.1445651809285">
            <text:p>88.1445651809</text:p>
          </table:table-cell>
          <table:table-cell office:value-type="float" office:value="-0.129263106221981">
            <text:p>-0.1292631062</text:p>
          </table:table-cell>
          <table:table-cell office:value-type="float" office:value="-0.337515850923213">
            <text:p>-0.3375158509</text:p>
          </table:table-cell>
          <table:table-cell office:value-type="float" office:value="398.100006103516">
            <text:p>398.1000061035</text:p>
          </table:table-cell>
          <table:table-cell office:value-type="string">
            <text:p>2011-02-18 00:00:00</text:p>
          </table:table-cell>
          <table:table-cell office:value-type="string">
            <text:p>2011-04-01 00:00:00</text:p>
          </table:table-cell>
          <table:table-cell office:value-type="string">
            <text:p>-42 days, 0:00:00</text:p>
          </table:table-cell>
          <table:table-cell office:value-type="float" office:value="398.100006103516">
            <text:p>398.1000061035</text:p>
          </table:table-cell>
          <table:table-cell office:value-type="string">
            <text:p>2011-02-18 00:00:00</text:p>
          </table:table-cell>
          <table:table-cell office:value-type="string">
            <text:p>2011-04-01 00:00:00</text:p>
          </table:table-cell>
          <table:table-cell office:value-type="string">
            <text:p>-42 days, 0:00:00</text:p>
          </table:table-cell>
          <table:table-cell office:value-type="float" office:value="-70.6666666666667">
            <text:p>-70.6666666667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2010-10-03</text:p>
          </table:table-cell>
          <table:table-cell office:value-type="string">
            <text:p>2011-01-02</text:p>
          </table:table-cell>
          <table:table-cell office:value-type="float" office:value="1.38861131668091">
            <text:p>1.3886113167</text:p>
          </table:table-cell>
          <table:table-cell office:value-type="float" office:value="67.9804786410795">
            <text:p>67.9804786411</text:p>
          </table:table-cell>
          <table:table-cell office:value-type="float" office:value="-0.0382590639718815">
            <text:p>-0.038259064</text:p>
          </table:table-cell>
          <table:table-cell office:value-type="float" office:value="-0.0514242857211378">
            <text:p>-0.0514242857</text:p>
          </table:table-cell>
          <table:table-cell office:value-type="float" office:value="300.899993896484">
            <text:p>300.8999938965</text:p>
          </table:table-cell>
          <table:table-cell office:value-type="string">
            <text:p>2010-11-05 00:00:00</text:p>
          </table:table-cell>
          <table:table-cell office:value-type="string">
            <text:p>2010-12-06 00:00:00</text:p>
          </table:table-cell>
          <table:table-cell office:value-type="string">
            <text:p>-31 days, 0:00:00</text:p>
          </table:table-cell>
          <table:table-cell office:value-type="float" office:value="300.899993896484">
            <text:p>300.8999938965</text:p>
          </table:table-cell>
          <table:table-cell office:value-type="string">
            <text:p>2010-11-05 00:00:00</text:p>
          </table:table-cell>
          <table:table-cell office:value-type="string">
            <text:p>2010-12-31 00:00:00</text:p>
          </table:table-cell>
          <table:table-cell office:value-type="string">
            <text:p>-56 days, 0:00:00</text:p>
          </table:table-cell>
          <table:table-cell office:value-type="float" office:value="-79.5">
            <text:p>-79.5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2010-07-04</text:p>
          </table:table-cell>
          <table:table-cell office:value-type="string">
            <text:p>2010-10-03</text:p>
          </table:table-cell>
          <table:table-cell office:value-type="float" office:value="-0.230026006698608">
            <text:p>-0.2300260067</text:p>
          </table:table-cell>
          <table:table-cell office:value-type="float" office:value="150.61738083747">
            <text:p>150.6173808375</text:p>
          </table:table-cell>
          <table:table-cell office:value-type="float" office:value="0.0956462607092929">
            <text:p>0.0956462607</text:p>
          </table:table-cell>
          <table:table-cell office:value-type="float" office:value="0.104197118960077">
            <text:p>0.104197119</text:p>
          </table:table-cell>
          <table:table-cell office:value-type="float" office:value="579">
            <text:p>579</text:p>
          </table:table-cell>
          <table:table-cell office:value-type="string">
            <text:p>2010-07-05 00:00:00</text:p>
          </table:table-cell>
          <table:table-cell office:value-type="string">
            <text:p>2010-09-03 00:00:00</text:p>
          </table:table-cell>
          <table:table-cell office:value-type="string">
            <text:p>-60 days, 0:00:00</text:p>
          </table:table-cell>
          <table:table-cell office:value-type="float" office:value="579">
            <text:p>579</text:p>
          </table:table-cell>
          <table:table-cell office:value-type="string">
            <text:p>2010-07-05 00:00:00</text:p>
          </table:table-cell>
          <table:table-cell office:value-type="string">
            <text:p>2010-10-01 00:00:00</text:p>
          </table:table-cell>
          <table:table-cell office:value-type="string">
            <text:p>-88 days, 0:00:00</text:p>
          </table:table-cell>
          <table:table-cell office:value-type="float" office:value="-89.2333374023437">
            <text:p>-89.2333374023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2010-04-04</text:p>
          </table:table-cell>
          <table:table-cell office:value-type="string">
            <text:p>2010-07-04</text:p>
          </table:table-cell>
          <table:table-cell office:value-type="float" office:value="1.54716908931732">
            <text:p>1.5471690893</text:p>
          </table:table-cell>
          <table:table-cell office:value-type="float" office:value="102.496932814154">
            <text:p>102.4969328142</text:p>
          </table:table-cell>
          <table:table-cell office:value-type="float" office:value="-0.103399116957237">
            <text:p>-0.103399117</text:p>
          </table:table-cell>
          <table:table-cell office:value-type="float" office:value="-0.227816804508569">
            <text:p>-0.2278168045</text:p>
          </table:table-cell>
          <table:table-cell office:value-type="float" office:value="346.399993896484">
            <text:p>346.3999938965</text:p>
          </table:table-cell>
          <table:table-cell office:value-type="string">
            <text:p>2010-05-25 00:00:00</text:p>
          </table:table-cell>
          <table:table-cell office:value-type="string">
            <text:p>2010-06-21 00:00:00</text:p>
          </table:table-cell>
          <table:table-cell office:value-type="string">
            <text:p>-27 days, 0:00:00</text:p>
          </table:table-cell>
          <table:table-cell office:value-type="float" office:value="346.399993896484">
            <text:p>346.3999938965</text:p>
          </table:table-cell>
          <table:table-cell office:value-type="string">
            <text:p>2010-05-25 00:00:00</text:p>
          </table:table-cell>
          <table:table-cell office:value-type="string">
            <text:p>2010-06-30 00:00:00</text:p>
          </table:table-cell>
          <table:table-cell office:value-type="string">
            <text:p>-36 days, 0:00:00</text:p>
          </table:table-cell>
          <table:table-cell office:value-type="float" office:value="-101.466674804688">
            <text:p>-101.4666748047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2011-10-02</text:p>
          </table:table-cell>
          <table:table-cell office:value-type="string">
            <text:p>2012-01-01</text:p>
          </table:table-cell>
          <table:table-cell office:value-type="float" office:value="-0.741693496704102">
            <text:p>-0.7416934967</text:p>
          </table:table-cell>
          <table:table-cell office:value-type="float" office:value="246.187607956287">
            <text:p>246.1876079563</text:p>
          </table:table-cell>
          <table:table-cell office:value-type="float" office:value="-0.0738018387008312">
            <text:p>-0.0738018387</text:p>
          </table:table-cell>
          <table:table-cell office:value-type="float" office:value="-0.232109576543376">
            <text:p>-0.2321095765</text:p>
          </table:table-cell>
          <table:table-cell office:value-type="float" office:value="919.200012207031">
            <text:p>919.200012207</text:p>
          </table:table-cell>
          <table:table-cell office:value-type="string">
            <text:p>2011-10-04 00:00:00</text:p>
          </table:table-cell>
          <table:table-cell office:value-type="string">
            <text:p>2011-12-15 00:00:00</text:p>
          </table:table-cell>
          <table:table-cell office:value-type="string">
            <text:p>-72 days, 0:00:00</text:p>
          </table:table-cell>
          <table:table-cell office:value-type="float" office:value="919.200012207031">
            <text:p>919.200012207</text:p>
          </table:table-cell>
          <table:table-cell office:value-type="string">
            <text:p>2011-10-04 00:00:00</text:p>
          </table:table-cell>
          <table:table-cell office:value-type="string">
            <text:p>2011-12-30 00:00:00</text:p>
          </table:table-cell>
          <table:table-cell office:value-type="string">
            <text:p>-87 days, 0:00:00</text:p>
          </table:table-cell>
          <table:table-cell office:value-type="float" office:value="-117.733337402344">
            <text:p>-117.7333374023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2011-07-03</text:p>
          </table:table-cell>
          <table:table-cell office:value-type="string">
            <text:p>2011-10-02</text:p>
          </table:table-cell>
          <table:table-cell office:value-type="float" office:value="-1.22086620330811">
            <text:p>-1.2208662033</text:p>
          </table:table-cell>
          <table:table-cell office:value-type="float" office:value="214.39203485981">
            <text:p>214.3920348598</text:p>
          </table:table-cell>
          <table:table-cell office:value-type="float" office:value="0.0424893681979535">
            <text:p>0.0424893682</text:p>
          </table:table-cell>
          <table:table-cell office:value-type="float" office:value="0.06423192312652">
            <text:p>0.0642319231</text:p>
          </table:table-cell>
          <table:table-cell office:value-type="float" office:value="326">
            <text:p>326</text:p>
          </table:table-cell>
          <table:table-cell office:value-type="string">
            <text:p>2011-08-08 00:00:00</text:p>
          </table:table-cell>
          <table:table-cell office:value-type="string">
            <text:p>2011-09-01 00:00:00</text:p>
          </table:table-cell>
          <table:table-cell office:value-type="string">
            <text:p>-24 days, 0:00:00</text:p>
          </table:table-cell>
          <table:table-cell office:value-type="float" office:value="326">
            <text:p>326</text:p>
          </table:table-cell>
          <table:table-cell office:value-type="string">
            <text:p>2011-08-08 00:00:00</text:p>
          </table:table-cell>
          <table:table-cell office:value-type="string">
            <text:p>2011-09-21 00:00:00</text:p>
          </table:table-cell>
          <table:table-cell office:value-type="string">
            <text:p>-44 days, 0:00:00</text:p>
          </table:table-cell>
          <table:table-cell office:value-type="float" office:value="-118.5">
            <text:p>-118.5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2011-04-03</text:p>
          </table:table-cell>
          <table:table-cell office:value-type="string">
            <text:p>2011-07-03</text:p>
          </table:table-cell>
          <table:table-cell office:value-type="float" office:value="1.00161647796631">
            <text:p>1.001616478</text:p>
          </table:table-cell>
          <table:table-cell office:value-type="float" office:value="89.8811042162053">
            <text:p>89.8811042162</text:p>
          </table:table-cell>
          <table:table-cell office:value-type="float" office:value="0.0849183796244098">
            <text:p>0.0849183796</text:p>
          </table:table-cell>
          <table:table-cell office:value-type="float" office:value="0.106699327504292">
            <text:p>0.1066993275</text:p>
          </table:table-cell>
          <table:table-cell office:value-type="float" office:value="290.900024414062">
            <text:p>290.9000244141</text:p>
          </table:table-cell>
          <table:table-cell office:value-type="string">
            <text:p>2011-04-11 00:00:00</text:p>
          </table:table-cell>
          <table:table-cell office:value-type="string">
            <text:p>2011-05-11 00:00:00</text:p>
          </table:table-cell>
          <table:table-cell office:value-type="string">
            <text:p>-30 days, 0:00:00</text:p>
          </table:table-cell>
          <table:table-cell office:value-type="float" office:value="290.900024414062">
            <text:p>290.9000244141</text:p>
          </table:table-cell>
          <table:table-cell office:value-type="string">
            <text:p>2011-04-11 00:00:00</text:p>
          </table:table-cell>
          <table:table-cell office:value-type="string">
            <text:p>2011-06-15 00:00:00</text:p>
          </table:table-cell>
          <table:table-cell office:value-type="string">
            <text:p>-65 days, 0:00:00</text:p>
          </table:table-cell>
          <table:table-cell office:value-type="float" office:value="-76.0666707356771">
            <text:p>-76.0666707357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2011-01-02</text:p>
          </table:table-cell>
          <table:table-cell office:value-type="string">
            <text:p>2011-04-03</text:p>
          </table:table-cell>
          <table:table-cell office:value-type="float" office:value="-1.85409569740295">
            <text:p>-1.8540956974</text:p>
          </table:table-cell>
          <table:table-cell office:value-type="float" office:value="121.537136111309">
            <text:p>121.5371361113</text:p>
          </table:table-cell>
          <table:table-cell office:value-type="float" office:value="0.199025680282765">
            <text:p>0.1990256803</text:p>
          </table:table-cell>
          <table:table-cell office:value-type="float" office:value="0.197427055802625">
            <text:p>0.1974270558</text:p>
          </table:table-cell>
          <table:table-cell office:value-type="float" office:value="511.099975585938">
            <text:p>511.0999755859</text:p>
          </table:table-cell>
          <table:table-cell office:value-type="string">
            <text:p>2011-02-18 00:00:00</text:p>
          </table:table-cell>
          <table:table-cell office:value-type="string">
            <text:p>2011-04-01 00:00:00</text:p>
          </table:table-cell>
          <table:table-cell office:value-type="string">
            <text:p>-42 days, 0:00:00</text:p>
          </table:table-cell>
          <table:table-cell office:value-type="float" office:value="511.099975585938">
            <text:p>511.0999755859</text:p>
          </table:table-cell>
          <table:table-cell office:value-type="string">
            <text:p>2011-02-18 00:00:00</text:p>
          </table:table-cell>
          <table:table-cell office:value-type="string">
            <text:p>2011-04-01 00:00:00</text:p>
          </table:table-cell>
          <table:table-cell office:value-type="string">
            <text:p>-42 days, 0:00:00</text:p>
          </table:table-cell>
          <table:table-cell office:value-type="float" office:value="-70.6666615804036">
            <text:p>-70.6666615804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2010-10-03</text:p>
          </table:table-cell>
          <table:table-cell office:value-type="string">
            <text:p>2011-01-02</text:p>
          </table:table-cell>
          <table:table-cell office:value-type="float" office:value="-2.12615990638733">
            <text:p>-2.1261599064</text:p>
          </table:table-cell>
          <table:table-cell office:value-type="float" office:value="65.71551279574">
            <text:p>65.7155127957</text:p>
          </table:table-cell>
          <table:table-cell office:value-type="float" office:value="0.149434589708242">
            <text:p>0.1494345897</text:p>
          </table:table-cell>
          <table:table-cell office:value-type="float" office:value="0.149276879164277">
            <text:p>0.1492768792</text:p>
          </table:table-cell>
          <table:table-cell office:value-type="float" office:value="199.700012207031">
            <text:p>199.700012207</text:p>
          </table:table-cell>
          <table:table-cell office:value-type="string">
            <text:p>2010-11-05 00:00:00</text:p>
          </table:table-cell>
          <table:table-cell office:value-type="string">
            <text:p>2010-11-24 00:00:00</text:p>
          </table:table-cell>
          <table:table-cell office:value-type="string">
            <text:p>-19 days, 0:00:00</text:p>
          </table:table-cell>
          <table:table-cell office:value-type="float" office:value="199.700012207031">
            <text:p>199.700012207</text:p>
          </table:table-cell>
          <table:table-cell office:value-type="string">
            <text:p>2010-11-05 00:00:00</text:p>
          </table:table-cell>
          <table:table-cell office:value-type="string">
            <text:p>2010-12-22 00:00:00</text:p>
          </table:table-cell>
          <table:table-cell office:value-type="string">
            <text:p>-47 days, 0:00:00</text:p>
          </table:table-cell>
          <table:table-cell office:value-type="float" office:value="-69.4666646321615">
            <text:p>-69.4666646322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2010-07-04</text:p>
          </table:table-cell>
          <table:table-cell office:value-type="string">
            <text:p>2010-10-03</text:p>
          </table:table-cell>
          <table:table-cell office:value-type="float" office:value="-0.230026006698608">
            <text:p>-0.2300260067</text:p>
          </table:table-cell>
          <table:table-cell office:value-type="float" office:value="150.61738083747">
            <text:p>150.6173808375</text:p>
          </table:table-cell>
          <table:table-cell office:value-type="float" office:value="0.0956462607092929">
            <text:p>0.0956462607</text:p>
          </table:table-cell>
          <table:table-cell office:value-type="float" office:value="0.104197118960077">
            <text:p>0.104197119</text:p>
          </table:table-cell>
          <table:table-cell office:value-type="float" office:value="579">
            <text:p>579</text:p>
          </table:table-cell>
          <table:table-cell office:value-type="string">
            <text:p>2010-07-05 00:00:00</text:p>
          </table:table-cell>
          <table:table-cell office:value-type="string">
            <text:p>2010-09-03 00:00:00</text:p>
          </table:table-cell>
          <table:table-cell office:value-type="string">
            <text:p>-60 days, 0:00:00</text:p>
          </table:table-cell>
          <table:table-cell office:value-type="float" office:value="579">
            <text:p>579</text:p>
          </table:table-cell>
          <table:table-cell office:value-type="string">
            <text:p>2010-07-05 00:00:00</text:p>
          </table:table-cell>
          <table:table-cell office:value-type="string">
            <text:p>2010-10-01 00:00:00</text:p>
          </table:table-cell>
          <table:table-cell office:value-type="string">
            <text:p>-88 days, 0:00:00</text:p>
          </table:table-cell>
          <table:table-cell office:value-type="float" office:value="-89.2333374023437">
            <text:p>-89.2333374023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2010-04-04</text:p>
          </table:table-cell>
          <table:table-cell office:value-type="string">
            <text:p>2010-07-04</text:p>
          </table:table-cell>
          <table:table-cell office:value-type="float" office:value="6.64202260971069">
            <text:p>6.6420226097</text:p>
          </table:table-cell>
          <table:table-cell office:value-type="float" office:value="102.496932092713">
            <text:p>102.4969320927</text:p>
          </table:table-cell>
          <table:table-cell office:value-type="float" office:value="-0.0132524814067001">
            <text:p>-0.0132524814</text:p>
          </table:table-cell>
          <table:table-cell office:value-type="float" office:value="-0.019515853319567">
            <text:p>-0.0195158533</text:p>
          </table:table-cell>
          <table:table-cell office:value-type="float" office:value="346.400024414062">
            <text:p>346.4000244141</text:p>
          </table:table-cell>
          <table:table-cell office:value-type="string">
            <text:p>2010-05-25 00:00:00</text:p>
          </table:table-cell>
          <table:table-cell office:value-type="string">
            <text:p>2010-06-21 00:00:00</text:p>
          </table:table-cell>
          <table:table-cell office:value-type="string">
            <text:p>-27 days, 0:00:00</text:p>
          </table:table-cell>
          <table:table-cell office:value-type="float" office:value="346.400024414062">
            <text:p>346.4000244141</text:p>
          </table:table-cell>
          <table:table-cell office:value-type="string">
            <text:p>2010-05-25 00:00:00</text:p>
          </table:table-cell>
          <table:table-cell office:value-type="string">
            <text:p>2010-06-30 00:00:00</text:p>
          </table:table-cell>
          <table:table-cell office:value-type="string">
            <text:p>-36 days, 0:00:00</text:p>
          </table:table-cell>
          <table:table-cell office:value-type="float" office:value="-101.466664632161">
            <text:p>-101.4666646322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string">
            <text:p>2011-10-02</text:p>
          </table:table-cell>
          <table:table-cell office:value-type="string">
            <text:p>2012-01-01</text:p>
          </table:table-cell>
          <table:table-cell office:value-type="float" office:value="-18.9456748962402">
            <text:p>-18.9456748962</text:p>
          </table:table-cell>
          <table:table-cell office:value-type="float" office:value="213.035046855227">
            <text:p>213.0350468552</text:p>
          </table:table-cell>
          <table:table-cell office:value-type="float" office:value="0.12829613912648">
            <text:p>0.1282961391</text:p>
          </table:table-cell>
          <table:table-cell office:value-type="float" office:value="0.128276503780811">
            <text:p>0.1282765038</text:p>
          </table:table-cell>
          <table:table-cell office:value-type="float" office:value="778.200012207031">
            <text:p>778.200012207</text:p>
          </table:table-cell>
          <table:table-cell office:value-type="string">
            <text:p>2011-10-04 00:00:00</text:p>
          </table:table-cell>
          <table:table-cell office:value-type="string">
            <text:p>2011-12-15 00:00:00</text:p>
          </table:table-cell>
          <table:table-cell office:value-type="string">
            <text:p>-72 days, 0:00:00</text:p>
          </table:table-cell>
          <table:table-cell office:value-type="float" office:value="778.200012207031">
            <text:p>778.200012207</text:p>
          </table:table-cell>
          <table:table-cell office:value-type="string">
            <text:p>2011-10-04 00:00:00</text:p>
          </table:table-cell>
          <table:table-cell office:value-type="string">
            <text:p>2011-12-30 00:00:00</text:p>
          </table:table-cell>
          <table:table-cell office:value-type="string">
            <text:p>-87 days, 0:00:00</text:p>
          </table:table-cell>
          <table:table-cell office:value-type="float" office:value="-113.966664632161">
            <text:p>-113.9666646322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string">
            <text:p>2011-07-03</text:p>
          </table:table-cell>
          <table:table-cell office:value-type="string">
            <text:p>2011-10-02</text:p>
          </table:table-cell>
          <table:table-cell office:value-type="float" office:value="0.115123808383942">
            <text:p>0.1151238084</text:p>
          </table:table-cell>
          <table:table-cell office:value-type="float" office:value="214.392035434353">
            <text:p>214.3920354344</text:p>
          </table:table-cell>
          <table:table-cell office:value-type="float" office:value="0.0253567491997893">
            <text:p>0.0253567492</text:p>
          </table:table-cell>
          <table:table-cell office:value-type="float" office:value="0.0309841730236617">
            <text:p>0.030984173</text:p>
          </table:table-cell>
          <table:table-cell office:value-type="float" office:value="326">
            <text:p>326</text:p>
          </table:table-cell>
          <table:table-cell office:value-type="string">
            <text:p>2011-08-08 00:00:00</text:p>
          </table:table-cell>
          <table:table-cell office:value-type="string">
            <text:p>2011-09-01 00:00:00</text:p>
          </table:table-cell>
          <table:table-cell office:value-type="string">
            <text:p>-24 days, 0:00:00</text:p>
          </table:table-cell>
          <table:table-cell office:value-type="float" office:value="326">
            <text:p>326</text:p>
          </table:table-cell>
          <table:table-cell office:value-type="string">
            <text:p>2011-08-08 00:00:00</text:p>
          </table:table-cell>
          <table:table-cell office:value-type="string">
            <text:p>2011-09-21 00:00:00</text:p>
          </table:table-cell>
          <table:table-cell office:value-type="string">
            <text:p>-44 days, 0:00:00</text:p>
          </table:table-cell>
          <table:table-cell office:value-type="float" office:value="-118.5">
            <text:p>-118.5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string">
            <text:p>2011-04-03</text:p>
          </table:table-cell>
          <table:table-cell office:value-type="string">
            <text:p>2011-07-03</text:p>
          </table:table-cell>
          <table:table-cell office:value-type="float" office:value="1.04492592811584">
            <text:p>1.0449259281</text:p>
          </table:table-cell>
          <table:table-cell office:value-type="float" office:value="90.1281512825678">
            <text:p>90.1281512826</text:p>
          </table:table-cell>
          <table:table-cell office:value-type="float" office:value="0.0425384076028201">
            <text:p>0.0425384076</text:p>
          </table:table-cell>
          <table:table-cell office:value-type="float" office:value="0.0588552759612594">
            <text:p>0.058855276</text:p>
          </table:table-cell>
          <table:table-cell office:value-type="float" office:value="290.900024414062">
            <text:p>290.9000244141</text:p>
          </table:table-cell>
          <table:table-cell office:value-type="string">
            <text:p>2011-04-11 00:00:00</text:p>
          </table:table-cell>
          <table:table-cell office:value-type="string">
            <text:p>2011-05-11 00:00:00</text:p>
          </table:table-cell>
          <table:table-cell office:value-type="string">
            <text:p>-30 days, 0:00:00</text:p>
          </table:table-cell>
          <table:table-cell office:value-type="float" office:value="290.900024414062">
            <text:p>290.9000244141</text:p>
          </table:table-cell>
          <table:table-cell office:value-type="string">
            <text:p>2011-04-11 00:00:00</text:p>
          </table:table-cell>
          <table:table-cell office:value-type="string">
            <text:p>2011-06-15 00:00:00</text:p>
          </table:table-cell>
          <table:table-cell office:value-type="string">
            <text:p>-65 days, 0:00:00</text:p>
          </table:table-cell>
          <table:table-cell office:value-type="float" office:value="-76.0666707356771">
            <text:p>-76.0666707357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string">
            <text:p>2011-01-02</text:p>
          </table:table-cell>
          <table:table-cell office:value-type="string">
            <text:p>2011-04-03</text:p>
          </table:table-cell>
          <table:table-cell office:value-type="float" office:value="1.58893954753876">
            <text:p>1.5889395475</text:p>
          </table:table-cell>
          <table:table-cell office:value-type="float" office:value="88.1445652538205">
            <text:p>88.1445652538</text:p>
          </table:table-cell>
          <table:table-cell office:value-type="float" office:value="0.122770125097784">
            <text:p>0.1227701251</text:p>
          </table:table-cell>
          <table:table-cell office:value-type="float" office:value="0.158713230387386">
            <text:p>0.1587132304</text:p>
          </table:table-cell>
          <table:table-cell office:value-type="float" office:value="398.099975585937">
            <text:p>398.0999755859</text:p>
          </table:table-cell>
          <table:table-cell office:value-type="string">
            <text:p>2011-02-18 00:00:00</text:p>
          </table:table-cell>
          <table:table-cell office:value-type="string">
            <text:p>2011-04-01 00:00:00</text:p>
          </table:table-cell>
          <table:table-cell office:value-type="string">
            <text:p>-42 days, 0:00:00</text:p>
          </table:table-cell>
          <table:table-cell office:value-type="float" office:value="398.099975585937">
            <text:p>398.0999755859</text:p>
          </table:table-cell>
          <table:table-cell office:value-type="string">
            <text:p>2011-02-18 00:00:00</text:p>
          </table:table-cell>
          <table:table-cell office:value-type="string">
            <text:p>2011-04-01 00:00:00</text:p>
          </table:table-cell>
          <table:table-cell office:value-type="string">
            <text:p>-42 days, 0:00:00</text:p>
          </table:table-cell>
          <table:table-cell office:value-type="float" office:value="-70.6666666666667">
            <text:p>-70.6666666667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string">
            <text:p>2010-10-03</text:p>
          </table:table-cell>
          <table:table-cell office:value-type="string">
            <text:p>2011-01-02</text:p>
          </table:table-cell>
          <table:table-cell office:value-type="float" office:value="0.945803821086884">
            <text:p>0.9458038211</text:p>
          </table:table-cell>
          <table:table-cell office:value-type="float" office:value="49.9988650788767">
            <text:p>49.9988650789</text:p>
          </table:table-cell>
          <table:table-cell office:value-type="float" office:value="0.0387225146967186">
            <text:p>0.0387225147</text:p>
          </table:table-cell>
          <table:table-cell office:value-type="float" office:value="0.050299754659929">
            <text:p>0.0502997547</text:p>
          </table:table-cell>
          <table:table-cell office:value-type="float" office:value="240.300018310547">
            <text:p>240.3000183105</text:p>
          </table:table-cell>
          <table:table-cell office:value-type="string">
            <text:p>2010-11-05 00:00:00</text:p>
          </table:table-cell>
          <table:table-cell office:value-type="string">
            <text:p>2010-12-06 00:00:00</text:p>
          </table:table-cell>
          <table:table-cell office:value-type="string">
            <text:p>-31 days, 0:00:00</text:p>
          </table:table-cell>
          <table:table-cell office:value-type="float" office:value="240.300018310547">
            <text:p>240.3000183105</text:p>
          </table:table-cell>
          <table:table-cell office:value-type="string">
            <text:p>2010-11-05 00:00:00</text:p>
          </table:table-cell>
          <table:table-cell office:value-type="string">
            <text:p>2010-12-31 00:00:00</text:p>
          </table:table-cell>
          <table:table-cell office:value-type="string">
            <text:p>-56 days, 0:00:00</text:p>
          </table:table-cell>
          <table:table-cell office:value-type="float" office:value="-79.5">
            <text:p>-79.5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string">
            <text:p>2010-07-04</text:p>
          </table:table-cell>
          <table:table-cell office:value-type="string">
            <text:p>2010-10-03</text:p>
          </table:table-cell>
          <table:table-cell office:value-type="float" office:value="-2.40054035186768">
            <text:p>-2.4005403519</text:p>
          </table:table-cell>
          <table:table-cell office:value-type="float" office:value="198.081613050192">
            <text:p>198.0816130502</text:p>
          </table:table-cell>
          <table:table-cell office:value-type="float" office:value="-0.106358367708238">
            <text:p>-0.1063583677</text:p>
          </table:table-cell>
          <table:table-cell office:value-type="float" office:value="-0.660949150277943">
            <text:p>-0.6609491503</text:p>
          </table:table-cell>
          <table:table-cell office:value-type="float" office:value="686.200012207031">
            <text:p>686.200012207</text:p>
          </table:table-cell>
          <table:table-cell office:value-type="string">
            <text:p>2010-07-05 00:00:00</text:p>
          </table:table-cell>
          <table:table-cell office:value-type="string">
            <text:p>2010-09-03 00:00:00</text:p>
          </table:table-cell>
          <table:table-cell office:value-type="string">
            <text:p>-60 days, 0:00:00</text:p>
          </table:table-cell>
          <table:table-cell office:value-type="float" office:value="686.200012207031">
            <text:p>686.200012207</text:p>
          </table:table-cell>
          <table:table-cell office:value-type="string">
            <text:p>2010-07-05 00:00:00</text:p>
          </table:table-cell>
          <table:table-cell office:value-type="string">
            <text:p>2010-10-01 00:00:00</text:p>
          </table:table-cell>
          <table:table-cell office:value-type="string">
            <text:p>-88 days, 0:00:00</text:p>
          </table:table-cell>
          <table:table-cell office:value-type="float" office:value="-89.2333374023437">
            <text:p>-89.2333374023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string">
            <text:p>2010-04-04</text:p>
          </table:table-cell>
          <table:table-cell office:value-type="string">
            <text:p>2010-07-04</text:p>
          </table:table-cell>
          <table:table-cell office:value-type="float" office:value="6.64202260971069">
            <text:p>6.6420226097</text:p>
          </table:table-cell>
          <table:table-cell office:value-type="float" office:value="102.496932092713">
            <text:p>102.4969320927</text:p>
          </table:table-cell>
          <table:table-cell office:value-type="float" office:value="-0.0132524814067001">
            <text:p>-0.0132524814</text:p>
          </table:table-cell>
          <table:table-cell office:value-type="float" office:value="-0.019515853319567">
            <text:p>-0.0195158533</text:p>
          </table:table-cell>
          <table:table-cell office:value-type="float" office:value="346.400024414062">
            <text:p>346.4000244141</text:p>
          </table:table-cell>
          <table:table-cell office:value-type="string">
            <text:p>2010-05-25 00:00:00</text:p>
          </table:table-cell>
          <table:table-cell office:value-type="string">
            <text:p>2010-06-21 00:00:00</text:p>
          </table:table-cell>
          <table:table-cell office:value-type="string">
            <text:p>-27 days, 0:00:00</text:p>
          </table:table-cell>
          <table:table-cell office:value-type="float" office:value="346.400024414062">
            <text:p>346.4000244141</text:p>
          </table:table-cell>
          <table:table-cell office:value-type="string">
            <text:p>2010-05-25 00:00:00</text:p>
          </table:table-cell>
          <table:table-cell office:value-type="string">
            <text:p>2010-06-30 00:00:00</text:p>
          </table:table-cell>
          <table:table-cell office:value-type="string">
            <text:p>-36 days, 0:00:00</text:p>
          </table:table-cell>
          <table:table-cell office:value-type="float" office:value="-101.466664632161">
            <text:p>-101.4666646322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string">
            <text:p>2011-10-02</text:p>
          </table:table-cell>
          <table:table-cell office:value-type="string">
            <text:p>2012-01-01</text:p>
          </table:table-cell>
          <table:table-cell office:value-type="float" office:value="-725.899719238281">
            <text:p>-725.8997192383</text:p>
          </table:table-cell>
          <table:table-cell office:value-type="float" office:value="234.867215242259">
            <text:p>234.8672152423</text:p>
          </table:table-cell>
          <table:table-cell office:value-type="float" office:value="0.147070403224399">
            <text:p>0.1470704032</text:p>
          </table:table-cell>
          <table:table-cell office:value-type="float" office:value="0.147245701989246">
            <text:p>0.147245702</text:p>
          </table:table-cell>
          <table:table-cell office:value-type="float" office:value="880.799987792969">
            <text:p>880.799987793</text:p>
          </table:table-cell>
          <table:table-cell office:value-type="string">
            <text:p>2011-10-04 00:00:00</text:p>
          </table:table-cell>
          <table:table-cell office:value-type="string">
            <text:p>2011-12-15 00:00:00</text:p>
          </table:table-cell>
          <table:table-cell office:value-type="string">
            <text:p>-72 days, 0:00:00</text:p>
          </table:table-cell>
          <table:table-cell office:value-type="float" office:value="880.799987792969">
            <text:p>880.799987793</text:p>
          </table:table-cell>
          <table:table-cell office:value-type="string">
            <text:p>2011-10-04 00:00:00</text:p>
          </table:table-cell>
          <table:table-cell office:value-type="string">
            <text:p>2011-12-30 00:00:00</text:p>
          </table:table-cell>
          <table:table-cell office:value-type="string">
            <text:p>-87 days, 0:00:00</text:p>
          </table:table-cell>
          <table:table-cell office:value-type="float" office:value="-117.733337402344">
            <text:p>-117.7333374023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string">
            <text:p>2011-07-03</text:p>
          </table:table-cell>
          <table:table-cell office:value-type="string">
            <text:p>2011-10-02</text:p>
          </table:table-cell>
          <table:table-cell office:value-type="float" office:value="0.152956128120422">
            <text:p>0.1529561281</text:p>
          </table:table-cell>
          <table:table-cell office:value-type="float" office:value="214.392036527039">
            <text:p>214.392036527</text:p>
          </table:table-cell>
          <table:table-cell office:value-type="float" office:value="-0.178781405982128">
            <text:p>-0.178781406</text:p>
          </table:table-cell>
          <table:table-cell office:value-type="float" office:value="-0.645242402116684">
            <text:p>-0.6452424021</text:p>
          </table:table-cell>
          <table:table-cell office:value-type="float" office:value="326">
            <text:p>326</text:p>
          </table:table-cell>
          <table:table-cell office:value-type="string">
            <text:p>2011-08-08 00:00:00</text:p>
          </table:table-cell>
          <table:table-cell office:value-type="string">
            <text:p>2011-09-01 00:00:00</text:p>
          </table:table-cell>
          <table:table-cell office:value-type="string">
            <text:p>-24 days, 0:00:00</text:p>
          </table:table-cell>
          <table:table-cell office:value-type="float" office:value="326">
            <text:p>326</text:p>
          </table:table-cell>
          <table:table-cell office:value-type="string">
            <text:p>2011-08-08 00:00:00</text:p>
          </table:table-cell>
          <table:table-cell office:value-type="string">
            <text:p>2011-09-21 00:00:00</text:p>
          </table:table-cell>
          <table:table-cell office:value-type="string">
            <text:p>-44 days, 0:00:00</text:p>
          </table:table-cell>
          <table:table-cell office:value-type="float" office:value="-118.5">
            <text:p>-118.5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string">
            <text:p>2011-04-03</text:p>
          </table:table-cell>
          <table:table-cell office:value-type="string">
            <text:p>2011-07-03</text:p>
          </table:table-cell>
          <table:table-cell office:value-type="float" office:value="1.04285728931427">
            <text:p>1.0428572893</text:p>
          </table:table-cell>
          <table:table-cell office:value-type="float" office:value="90.1281540601222">
            <text:p>90.1281540601</text:p>
          </table:table-cell>
          <table:table-cell office:value-type="float" office:value="0.0411827370641766">
            <text:p>0.0411827371</text:p>
          </table:table-cell>
          <table:table-cell office:value-type="float" office:value="0.0571253287296933">
            <text:p>0.0571253287</text:p>
          </table:table-cell>
          <table:table-cell office:value-type="float" office:value="290.900024414062">
            <text:p>290.9000244141</text:p>
          </table:table-cell>
          <table:table-cell office:value-type="string">
            <text:p>2011-04-11 00:00:00</text:p>
          </table:table-cell>
          <table:table-cell office:value-type="string">
            <text:p>2011-05-11 00:00:00</text:p>
          </table:table-cell>
          <table:table-cell office:value-type="string">
            <text:p>-30 days, 0:00:00</text:p>
          </table:table-cell>
          <table:table-cell office:value-type="float" office:value="290.900024414062">
            <text:p>290.9000244141</text:p>
          </table:table-cell>
          <table:table-cell office:value-type="string">
            <text:p>2011-04-11 00:00:00</text:p>
          </table:table-cell>
          <table:table-cell office:value-type="string">
            <text:p>2011-06-15 00:00:00</text:p>
          </table:table-cell>
          <table:table-cell office:value-type="string">
            <text:p>-65 days, 0:00:00</text:p>
          </table:table-cell>
          <table:table-cell office:value-type="float" office:value="-76.0666707356771">
            <text:p>-76.0666707357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string">
            <text:p>2011-01-02</text:p>
          </table:table-cell>
          <table:table-cell office:value-type="string">
            <text:p>2011-04-03</text:p>
          </table:table-cell>
          <table:table-cell office:value-type="float" office:value="2.14008164405823">
            <text:p>2.1400816441</text:p>
          </table:table-cell>
          <table:table-cell office:value-type="float" office:value="121.537136999715">
            <text:p>121.5371369997</text:p>
          </table:table-cell>
          <table:table-cell office:value-type="float" office:value="0.156863533158668">
            <text:p>0.1568635332</text:p>
          </table:table-cell>
          <table:table-cell office:value-type="float" office:value="0.195098158531489">
            <text:p>0.1950981585</text:p>
          </table:table-cell>
          <table:table-cell office:value-type="float" office:value="511.100036621094">
            <text:p>511.1000366211</text:p>
          </table:table-cell>
          <table:table-cell office:value-type="string">
            <text:p>2011-02-18 00:00:00</text:p>
          </table:table-cell>
          <table:table-cell office:value-type="string">
            <text:p>2011-04-01 00:00:00</text:p>
          </table:table-cell>
          <table:table-cell office:value-type="string">
            <text:p>-42 days, 0:00:00</text:p>
          </table:table-cell>
          <table:table-cell office:value-type="float" office:value="511.100036621094">
            <text:p>511.1000366211</text:p>
          </table:table-cell>
          <table:table-cell office:value-type="string">
            <text:p>2011-02-18 00:00:00</text:p>
          </table:table-cell>
          <table:table-cell office:value-type="string">
            <text:p>2011-04-01 00:00:00</text:p>
          </table:table-cell>
          <table:table-cell office:value-type="string">
            <text:p>-42 days, 0:00:00</text:p>
          </table:table-cell>
          <table:table-cell office:value-type="float" office:value="-70.6666615804036">
            <text:p>-70.6666615804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string">
            <text:p>2010-10-03</text:p>
          </table:table-cell>
          <table:table-cell office:value-type="string">
            <text:p>2011-01-02</text:p>
          </table:table-cell>
          <table:table-cell office:value-type="float" office:value="0.637244164943695">
            <text:p>0.6372441649</text:p>
          </table:table-cell>
          <table:table-cell office:value-type="float" office:value="65.7155134508688">
            <text:p>65.7155134509</text:p>
          </table:table-cell>
          <table:table-cell office:value-type="float" office:value="-0.041176720261985">
            <text:p>-0.0411767203</text:p>
          </table:table-cell>
          <table:table-cell office:value-type="float" office:value="-0.0581754625774022">
            <text:p>-0.0581754626</text:p>
          </table:table-cell>
          <table:table-cell office:value-type="float" office:value="199.700012207031">
            <text:p>199.700012207</text:p>
          </table:table-cell>
          <table:table-cell office:value-type="string">
            <text:p>2010-11-05 00:00:00</text:p>
          </table:table-cell>
          <table:table-cell office:value-type="string">
            <text:p>2010-11-24 00:00:00</text:p>
          </table:table-cell>
          <table:table-cell office:value-type="string">
            <text:p>-19 days, 0:00:00</text:p>
          </table:table-cell>
          <table:table-cell office:value-type="float" office:value="199.700012207031">
            <text:p>199.700012207</text:p>
          </table:table-cell>
          <table:table-cell office:value-type="string">
            <text:p>2010-11-05 00:00:00</text:p>
          </table:table-cell>
          <table:table-cell office:value-type="string">
            <text:p>2010-12-22 00:00:00</text:p>
          </table:table-cell>
          <table:table-cell office:value-type="string">
            <text:p>-47 days, 0:00:00</text:p>
          </table:table-cell>
          <table:table-cell office:value-type="float" office:value="-69.4666646321615">
            <text:p>-69.4666646322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string">
            <text:p>2010-07-04</text:p>
          </table:table-cell>
          <table:table-cell office:value-type="string">
            <text:p>2010-10-03</text:p>
          </table:table-cell>
          <table:table-cell office:value-type="float" office:value="-5.19100952148438">
            <text:p>-5.1910095215</text:p>
          </table:table-cell>
          <table:table-cell office:value-type="float" office:value="183.110917449926">
            <text:p>183.1109174499</text:p>
          </table:table-cell>
          <table:table-cell office:value-type="float" office:value="0.178243573053924">
            <text:p>0.1782435731</text:p>
          </table:table-cell>
          <table:table-cell office:value-type="float" office:value="0.19843275618246">
            <text:p>0.1984327562</text:p>
          </table:table-cell>
          <table:table-cell office:value-type="float" office:value="663.200012207031">
            <text:p>663.200012207</text:p>
          </table:table-cell>
          <table:table-cell office:value-type="string">
            <text:p>2010-07-05 00:00:00</text:p>
          </table:table-cell>
          <table:table-cell office:value-type="string">
            <text:p>2010-09-03 00:00:00</text:p>
          </table:table-cell>
          <table:table-cell office:value-type="string">
            <text:p>-60 days, 0:00:00</text:p>
          </table:table-cell>
          <table:table-cell office:value-type="float" office:value="663.200012207031">
            <text:p>663.200012207</text:p>
          </table:table-cell>
          <table:table-cell office:value-type="string">
            <text:p>2010-07-05 00:00:00</text:p>
          </table:table-cell>
          <table:table-cell office:value-type="string">
            <text:p>2010-10-01 00:00:00</text:p>
          </table:table-cell>
          <table:table-cell office:value-type="string">
            <text:p>-88 days, 0:00:00</text:p>
          </table:table-cell>
          <table:table-cell office:value-type="float" office:value="-89.2333272298177">
            <text:p>-89.2333272298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string">
            <text:p>2010-04-04</text:p>
          </table:table-cell>
          <table:table-cell office:value-type="string">
            <text:p>2010-07-04</text:p>
          </table:table-cell>
          <table:table-cell office:value-type="float" office:value="0.666667520999908">
            <text:p>0.666667521</text:p>
          </table:table-cell>
          <table:table-cell office:value-type="float" office:value="135.937863394427">
            <text:p>135.9378633944</text:p>
          </table:table-cell>
          <table:table-cell office:value-type="float" office:value="0.0590410700894322">
            <text:p>0.0590410701</text:p>
          </table:table-cell>
          <table:table-cell office:value-type="float" office:value="0.0641350521101111">
            <text:p>0.0641350521</text:p>
          </table:table-cell>
          <table:table-cell office:value-type="float" office:value="506.399993896484">
            <text:p>506.3999938965</text:p>
          </table:table-cell>
          <table:table-cell office:value-type="string">
            <text:p>2010-04-15 00:00:00</text:p>
          </table:table-cell>
          <table:table-cell office:value-type="string">
            <text:p>2010-05-13 00:00:00</text:p>
          </table:table-cell>
          <table:table-cell office:value-type="string">
            <text:p>-28 days, 0:00:00</text:p>
          </table:table-cell>
          <table:table-cell office:value-type="float" office:value="506.399993896484">
            <text:p>506.3999938965</text:p>
          </table:table-cell>
          <table:table-cell office:value-type="string">
            <text:p>2010-04-15 00:00:00</text:p>
          </table:table-cell>
          <table:table-cell office:value-type="string">
            <text:p>2010-07-02 00:00:00</text:p>
          </table:table-cell>
          <table:table-cell office:value-type="string">
            <text:p>-78 days, 0:00:00</text:p>
          </table:table-cell>
          <table:table-cell office:value-type="float" office:value="-103.600016276042">
            <text:p>-103.600016276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string">
            <text:p>2011-10-02</text:p>
          </table:table-cell>
          <table:table-cell office:value-type="string">
            <text:p>2012-01-01</text:p>
          </table:table-cell>
          <table:table-cell office:value-type="float" office:value="-725.899719238281">
            <text:p>-725.8997192383</text:p>
          </table:table-cell>
          <table:table-cell office:value-type="float" office:value="234.867215242259">
            <text:p>234.8672152423</text:p>
          </table:table-cell>
          <table:table-cell office:value-type="float" office:value="0.147070403224399">
            <text:p>0.1470704032</text:p>
          </table:table-cell>
          <table:table-cell office:value-type="float" office:value="0.147245701989246">
            <text:p>0.147245702</text:p>
          </table:table-cell>
          <table:table-cell office:value-type="float" office:value="880.799987792969">
            <text:p>880.799987793</text:p>
          </table:table-cell>
          <table:table-cell office:value-type="string">
            <text:p>2011-10-04 00:00:00</text:p>
          </table:table-cell>
          <table:table-cell office:value-type="string">
            <text:p>2011-12-15 00:00:00</text:p>
          </table:table-cell>
          <table:table-cell office:value-type="string">
            <text:p>-72 days, 0:00:00</text:p>
          </table:table-cell>
          <table:table-cell office:value-type="float" office:value="880.799987792969">
            <text:p>880.799987793</text:p>
          </table:table-cell>
          <table:table-cell office:value-type="string">
            <text:p>2011-10-04 00:00:00</text:p>
          </table:table-cell>
          <table:table-cell office:value-type="string">
            <text:p>2011-12-30 00:00:00</text:p>
          </table:table-cell>
          <table:table-cell office:value-type="string">
            <text:p>-87 days, 0:00:00</text:p>
          </table:table-cell>
          <table:table-cell office:value-type="float" office:value="-117.733337402344">
            <text:p>-117.7333374023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string">
            <text:p>2011-07-03</text:p>
          </table:table-cell>
          <table:table-cell office:value-type="string">
            <text:p>2011-10-02</text:p>
          </table:table-cell>
          <table:table-cell office:value-type="float" office:value="-0.0420064926147461">
            <text:p>-0.0420064926</text:p>
          </table:table-cell>
          <table:table-cell office:value-type="float" office:value="214.39203367005">
            <text:p>214.3920336701</text:p>
          </table:table-cell>
          <table:table-cell office:value-type="float" office:value="0.0461904482814659">
            <text:p>0.0461904483</text:p>
          </table:table-cell>
          <table:table-cell office:value-type="float" office:value="0.0501541349975895">
            <text:p>0.050154135</text:p>
          </table:table-cell>
          <table:table-cell office:value-type="float" office:value="326">
            <text:p>326</text:p>
          </table:table-cell>
          <table:table-cell office:value-type="string">
            <text:p>2011-08-08 00:00:00</text:p>
          </table:table-cell>
          <table:table-cell office:value-type="string">
            <text:p>2011-09-01 00:00:00</text:p>
          </table:table-cell>
          <table:table-cell office:value-type="string">
            <text:p>-24 days, 0:00:00</text:p>
          </table:table-cell>
          <table:table-cell office:value-type="float" office:value="326">
            <text:p>326</text:p>
          </table:table-cell>
          <table:table-cell office:value-type="string">
            <text:p>2011-08-08 00:00:00</text:p>
          </table:table-cell>
          <table:table-cell office:value-type="string">
            <text:p>2011-09-21 00:00:00</text:p>
          </table:table-cell>
          <table:table-cell office:value-type="string">
            <text:p>-44 days, 0:00:00</text:p>
          </table:table-cell>
          <table:table-cell office:value-type="float" office:value="-118.5">
            <text:p>-118.5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string">
            <text:p>2011-04-03</text:p>
          </table:table-cell>
          <table:table-cell office:value-type="string">
            <text:p>2011-07-03</text:p>
          </table:table-cell>
          <table:table-cell office:value-type="float" office:value="0.99461042881012">
            <text:p>0.9946104288</text:p>
          </table:table-cell>
          <table:table-cell office:value-type="float" office:value="92.0483058751099">
            <text:p>92.0483058751</text:p>
          </table:table-cell>
          <table:table-cell office:value-type="float" office:value="0.0346718020069563">
            <text:p>0.034671802</text:p>
          </table:table-cell>
          <table:table-cell office:value-type="float" office:value="0.0478293266989002">
            <text:p>0.0478293267</text:p>
          </table:table-cell>
          <table:table-cell office:value-type="float" office:value="259.700012207031">
            <text:p>259.700012207</text:p>
          </table:table-cell>
          <table:table-cell office:value-type="string">
            <text:p>2011-04-11 00:00:00</text:p>
          </table:table-cell>
          <table:table-cell office:value-type="string">
            <text:p>2011-05-11 00:00:00</text:p>
          </table:table-cell>
          <table:table-cell office:value-type="string">
            <text:p>-30 days, 0:00:00</text:p>
          </table:table-cell>
          <table:table-cell office:value-type="float" office:value="259.700012207031">
            <text:p>259.700012207</text:p>
          </table:table-cell>
          <table:table-cell office:value-type="string">
            <text:p>2011-04-11 00:00:00</text:p>
          </table:table-cell>
          <table:table-cell office:value-type="string">
            <text:p>2011-06-15 00:00:00</text:p>
          </table:table-cell>
          <table:table-cell office:value-type="string">
            <text:p>-65 days, 0:00:00</text:p>
          </table:table-cell>
          <table:table-cell office:value-type="float" office:value="-76.0666707356771">
            <text:p>-76.0666707357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string">
            <text:p>2011-01-02</text:p>
          </table:table-cell>
          <table:table-cell office:value-type="string">
            <text:p>2011-04-03</text:p>
          </table:table-cell>
          <table:table-cell office:value-type="float" office:value="3.69215178489685">
            <text:p>3.6921517849</text:p>
          </table:table-cell>
          <table:table-cell office:value-type="float" office:value="138.422745349313">
            <text:p>138.4227453493</text:p>
          </table:table-cell>
          <table:table-cell office:value-type="float" office:value="0.116849459178928">
            <text:p>0.1168494592</text:p>
          </table:table-cell>
          <table:table-cell office:value-type="float" office:value="0.117934468213749">
            <text:p>0.1179344682</text:p>
          </table:table-cell>
          <table:table-cell office:value-type="float" office:value="560.5">
            <text:p>560.5</text:p>
          </table:table-cell>
          <table:table-cell office:value-type="string">
            <text:p>2011-02-18 00:00:00</text:p>
          </table:table-cell>
          <table:table-cell office:value-type="string">
            <text:p>2011-04-01 00:00:00</text:p>
          </table:table-cell>
          <table:table-cell office:value-type="string">
            <text:p>-42 days, 0:00:00</text:p>
          </table:table-cell>
          <table:table-cell office:value-type="float" office:value="560.5">
            <text:p>560.5</text:p>
          </table:table-cell>
          <table:table-cell office:value-type="string">
            <text:p>2011-02-18 00:00:00</text:p>
          </table:table-cell>
          <table:table-cell office:value-type="string">
            <text:p>2011-04-01 00:00:00</text:p>
          </table:table-cell>
          <table:table-cell office:value-type="string">
            <text:p>-42 days, 0:00:00</text:p>
          </table:table-cell>
          <table:table-cell office:value-type="float" office:value="-70.6666717529297">
            <text:p>-70.6666717529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string">
            <text:p>2010-10-03</text:p>
          </table:table-cell>
          <table:table-cell office:value-type="string">
            <text:p>2011-01-02</text:p>
          </table:table-cell>
          <table:table-cell office:value-type="float" office:value="0.462862730026245">
            <text:p>0.46286273</text:p>
          </table:table-cell>
          <table:table-cell office:value-type="float" office:value="65.7155126089013">
            <text:p>65.7155126089</text:p>
          </table:table-cell>
          <table:table-cell office:value-type="float" office:value="-0.00648372766449011">
            <text:p>-0.0064837277</text:p>
          </table:table-cell>
          <table:table-cell office:value-type="float" office:value="-0.00868852537048437">
            <text:p>-0.0086885254</text:p>
          </table:table-cell>
          <table:table-cell office:value-type="float" office:value="199.699996948242">
            <text:p>199.6999969482</text:p>
          </table:table-cell>
          <table:table-cell office:value-type="string">
            <text:p>2010-11-05 00:00:00</text:p>
          </table:table-cell>
          <table:table-cell office:value-type="string">
            <text:p>2010-11-24 00:00:00</text:p>
          </table:table-cell>
          <table:table-cell office:value-type="string">
            <text:p>-19 days, 0:00:00</text:p>
          </table:table-cell>
          <table:table-cell office:value-type="float" office:value="199.699996948242">
            <text:p>199.6999969482</text:p>
          </table:table-cell>
          <table:table-cell office:value-type="string">
            <text:p>2010-11-05 00:00:00</text:p>
          </table:table-cell>
          <table:table-cell office:value-type="string">
            <text:p>2010-12-22 00:00:00</text:p>
          </table:table-cell>
          <table:table-cell office:value-type="string">
            <text:p>-47 days, 0:00:00</text:p>
          </table:table-cell>
          <table:table-cell office:value-type="float" office:value="-69.4666697184245">
            <text:p>-69.4666697184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string">
            <text:p>2010-07-04</text:p>
          </table:table-cell>
          <table:table-cell office:value-type="string">
            <text:p>2010-10-03</text:p>
          </table:table-cell>
          <table:table-cell office:value-type="float" office:value="-1.50484180450439">
            <text:p>-1.5048418045</text:p>
          </table:table-cell>
          <table:table-cell office:value-type="float" office:value="172.54757388485">
            <text:p>172.5475738849</text:p>
          </table:table-cell>
          <table:table-cell office:value-type="float" office:value="0.140161842030497">
            <text:p>0.140161842</text:p>
          </table:table-cell>
          <table:table-cell office:value-type="float" office:value="0.171731480487474">
            <text:p>0.1717314805</text:p>
          </table:table-cell>
          <table:table-cell office:value-type="float" office:value="651.299987792969">
            <text:p>651.299987793</text:p>
          </table:table-cell>
          <table:table-cell office:value-type="string">
            <text:p>2010-07-05 00:00:00</text:p>
          </table:table-cell>
          <table:table-cell office:value-type="string">
            <text:p>2010-09-08 00:00:00</text:p>
          </table:table-cell>
          <table:table-cell office:value-type="string">
            <text:p>-65 days, 0:00:00</text:p>
          </table:table-cell>
          <table:table-cell office:value-type="float" office:value="651.299987792969">
            <text:p>651.299987793</text:p>
          </table:table-cell>
          <table:table-cell office:value-type="string">
            <text:p>2010-07-05 00:00:00</text:p>
          </table:table-cell>
          <table:table-cell office:value-type="string">
            <text:p>2010-10-01 00:00:00</text:p>
          </table:table-cell>
          <table:table-cell office:value-type="string">
            <text:p>-88 days, 0:00:00</text:p>
          </table:table-cell>
          <table:table-cell office:value-type="float" office:value="-89.2333374023437">
            <text:p>-89.2333374023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string">
            <text:p>2010-04-04</text:p>
          </table:table-cell>
          <table:table-cell office:value-type="string">
            <text:p>2010-07-04</text:p>
          </table:table-cell>
          <table:table-cell office:value-type="float" office:value="0.842263758182526">
            <text:p>0.8422637582</text:p>
          </table:table-cell>
          <table:table-cell office:value-type="float" office:value="135.937861634555">
            <text:p>135.9378616346</text:p>
          </table:table-cell>
          <table:table-cell office:value-type="float" office:value="0.0466432251719135">
            <text:p>0.0466432252</text:p>
          </table:table-cell>
          <table:table-cell office:value-type="float" office:value="0.0592181049763145">
            <text:p>0.059218105</text:p>
          </table:table-cell>
          <table:table-cell office:value-type="float" office:value="506.399993896484">
            <text:p>506.3999938965</text:p>
          </table:table-cell>
          <table:table-cell office:value-type="string">
            <text:p>2010-04-15 00:00:00</text:p>
          </table:table-cell>
          <table:table-cell office:value-type="string">
            <text:p>2010-05-13 00:00:00</text:p>
          </table:table-cell>
          <table:table-cell office:value-type="string">
            <text:p>-28 days, 0:00:00</text:p>
          </table:table-cell>
          <table:table-cell office:value-type="float" office:value="506.399993896484">
            <text:p>506.3999938965</text:p>
          </table:table-cell>
          <table:table-cell office:value-type="string">
            <text:p>2010-04-15 00:00:00</text:p>
          </table:table-cell>
          <table:table-cell office:value-type="string">
            <text:p>2010-07-02 00:00:00</text:p>
          </table:table-cell>
          <table:table-cell office:value-type="string">
            <text:p>-78 days, 0:00:00</text:p>
          </table:table-cell>
          <table:table-cell office:value-type="float" office:value="-103.600006103516">
            <text:p>-103.6000061035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2011-10-02</text:p>
          </table:table-cell>
          <table:table-cell office:value-type="string">
            <text:p>2012-01-01</text:p>
          </table:table-cell>
          <table:table-cell office:value-type="float" office:value="-6.54116821289063">
            <text:p>-6.5411682129</text:p>
          </table:table-cell>
          <table:table-cell office:value-type="float" office:value="323.168537028547">
            <text:p>323.1685370285</text:p>
          </table:table-cell>
          <table:table-cell office:value-type="float" office:value="0.149221797390125">
            <text:p>0.1492217974</text:p>
          </table:table-cell>
          <table:table-cell office:value-type="float" office:value="0.170067510109393">
            <text:p>0.1700675101</text:p>
          </table:table-cell>
          <table:table-cell office:value-type="float" office:value="1161.40002441406">
            <text:p>1161.4000244141</text:p>
          </table:table-cell>
          <table:table-cell office:value-type="string">
            <text:p>2011-10-04 00:00:00</text:p>
          </table:table-cell>
          <table:table-cell office:value-type="string">
            <text:p>2011-12-15 00:00:00</text:p>
          </table:table-cell>
          <table:table-cell office:value-type="string">
            <text:p>-72 days, 0:00:00</text:p>
          </table:table-cell>
          <table:table-cell office:value-type="float" office:value="1161.40002441406">
            <text:p>1161.4000244141</text:p>
          </table:table-cell>
          <table:table-cell office:value-type="string">
            <text:p>2011-10-04 00:00:00</text:p>
          </table:table-cell>
          <table:table-cell office:value-type="string">
            <text:p>2011-12-30 00:00:00</text:p>
          </table:table-cell>
          <table:table-cell office:value-type="string">
            <text:p>-87 days, 0:00:00</text:p>
          </table:table-cell>
          <table:table-cell office:value-type="float" office:value="-117.73334757487">
            <text:p>-117.7333475749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2011-07-03</text:p>
          </table:table-cell>
          <table:table-cell office:value-type="string">
            <text:p>2011-10-02</text:p>
          </table:table-cell>
          <table:table-cell office:value-type="float" office:value="-0.0420064926147461">
            <text:p>-0.0420064926</text:p>
          </table:table-cell>
          <table:table-cell office:value-type="float" office:value="214.39203367005">
            <text:p>214.3920336701</text:p>
          </table:table-cell>
          <table:table-cell office:value-type="float" office:value="0.0461904482814659">
            <text:p>0.0461904483</text:p>
          </table:table-cell>
          <table:table-cell office:value-type="float" office:value="0.0501541349975895">
            <text:p>0.050154135</text:p>
          </table:table-cell>
          <table:table-cell office:value-type="float" office:value="326">
            <text:p>326</text:p>
          </table:table-cell>
          <table:table-cell office:value-type="string">
            <text:p>2011-08-08 00:00:00</text:p>
          </table:table-cell>
          <table:table-cell office:value-type="string">
            <text:p>2011-09-01 00:00:00</text:p>
          </table:table-cell>
          <table:table-cell office:value-type="string">
            <text:p>-24 days, 0:00:00</text:p>
          </table:table-cell>
          <table:table-cell office:value-type="float" office:value="326">
            <text:p>326</text:p>
          </table:table-cell>
          <table:table-cell office:value-type="string">
            <text:p>2011-08-08 00:00:00</text:p>
          </table:table-cell>
          <table:table-cell office:value-type="string">
            <text:p>2011-09-21 00:00:00</text:p>
          </table:table-cell>
          <table:table-cell office:value-type="string">
            <text:p>-44 days, 0:00:00</text:p>
          </table:table-cell>
          <table:table-cell office:value-type="float" office:value="-118.5">
            <text:p>-118.5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2011-04-03</text:p>
          </table:table-cell>
          <table:table-cell office:value-type="string">
            <text:p>2011-07-03</text:p>
          </table:table-cell>
          <table:table-cell office:value-type="float" office:value="1.0280179977417">
            <text:p>1.0280179977</text:p>
          </table:table-cell>
          <table:table-cell office:value-type="float" office:value="90.1281524170528">
            <text:p>90.1281524171</text:p>
          </table:table-cell>
          <table:table-cell office:value-type="float" office:value="0.0312470559262764">
            <text:p>0.0312470559</text:p>
          </table:table-cell>
          <table:table-cell office:value-type="float" office:value="0.0441728308403555">
            <text:p>0.0441728308</text:p>
          </table:table-cell>
          <table:table-cell office:value-type="float" office:value="290.900024414062">
            <text:p>290.9000244141</text:p>
          </table:table-cell>
          <table:table-cell office:value-type="string">
            <text:p>2011-04-11 00:00:00</text:p>
          </table:table-cell>
          <table:table-cell office:value-type="string">
            <text:p>2011-05-11 00:00:00</text:p>
          </table:table-cell>
          <table:table-cell office:value-type="string">
            <text:p>-30 days, 0:00:00</text:p>
          </table:table-cell>
          <table:table-cell office:value-type="float" office:value="290.900024414062">
            <text:p>290.9000244141</text:p>
          </table:table-cell>
          <table:table-cell office:value-type="string">
            <text:p>2011-04-11 00:00:00</text:p>
          </table:table-cell>
          <table:table-cell office:value-type="string">
            <text:p>2011-06-15 00:00:00</text:p>
          </table:table-cell>
          <table:table-cell office:value-type="string">
            <text:p>-65 days, 0:00:00</text:p>
          </table:table-cell>
          <table:table-cell office:value-type="float" office:value="-76.0666910807292">
            <text:p>-76.0666910807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2011-01-02</text:p>
          </table:table-cell>
          <table:table-cell office:value-type="string">
            <text:p>2011-04-03</text:p>
          </table:table-cell>
          <table:table-cell office:value-type="float" office:value="1.52110922336578">
            <text:p>1.5211092234</text:p>
          </table:table-cell>
          <table:table-cell office:value-type="float" office:value="121.537139800876">
            <text:p>121.5371398009</text:p>
          </table:table-cell>
          <table:table-cell office:value-type="float" office:value="0.14959246275624">
            <text:p>0.1495924628</text:p>
          </table:table-cell>
          <table:table-cell office:value-type="float" office:value="0.19257300924415">
            <text:p>0.1925730092</text:p>
          </table:table-cell>
          <table:table-cell office:value-type="float" office:value="511.100036621094">
            <text:p>511.1000366211</text:p>
          </table:table-cell>
          <table:table-cell office:value-type="string">
            <text:p>2011-02-18 00:00:00</text:p>
          </table:table-cell>
          <table:table-cell office:value-type="string">
            <text:p>2011-04-01 00:00:00</text:p>
          </table:table-cell>
          <table:table-cell office:value-type="string">
            <text:p>-42 days, 0:00:00</text:p>
          </table:table-cell>
          <table:table-cell office:value-type="float" office:value="511.100036621094">
            <text:p>511.1000366211</text:p>
          </table:table-cell>
          <table:table-cell office:value-type="string">
            <text:p>2011-02-18 00:00:00</text:p>
          </table:table-cell>
          <table:table-cell office:value-type="string">
            <text:p>2011-04-01 00:00:00</text:p>
          </table:table-cell>
          <table:table-cell office:value-type="string">
            <text:p>-42 days, 0:00:00</text:p>
          </table:table-cell>
          <table:table-cell office:value-type="float" office:value="-70.6666463216146">
            <text:p>-70.6666463216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2010-10-03</text:p>
          </table:table-cell>
          <table:table-cell office:value-type="string">
            <text:p>2011-01-02</text:p>
          </table:table-cell>
          <table:table-cell office:value-type="float" office:value="1.00233268737793">
            <text:p>1.0023326874</text:p>
          </table:table-cell>
          <table:table-cell office:value-type="float" office:value="57.4037126041503">
            <text:p>57.4037126042</text:p>
          </table:table-cell>
          <table:table-cell office:value-type="float" office:value="0.027920835022811">
            <text:p>0.027920835</text:p>
          </table:table-cell>
          <table:table-cell office:value-type="float" office:value="0.037058212658747">
            <text:p>0.0370582127</text:p>
          </table:table-cell>
          <table:table-cell office:value-type="float" office:value="281.099975585937">
            <text:p>281.0999755859</text:p>
          </table:table-cell>
          <table:table-cell office:value-type="string">
            <text:p>2010-11-05 00:00:00</text:p>
          </table:table-cell>
          <table:table-cell office:value-type="string">
            <text:p>2010-12-02 00:00:00</text:p>
          </table:table-cell>
          <table:table-cell office:value-type="string">
            <text:p>-27 days, 0:00:00</text:p>
          </table:table-cell>
          <table:table-cell office:value-type="float" office:value="281.099975585937">
            <text:p>281.0999755859</text:p>
          </table:table-cell>
          <table:table-cell office:value-type="string">
            <text:p>2010-11-05 00:00:00</text:p>
          </table:table-cell>
          <table:table-cell office:value-type="string">
            <text:p>2010-12-31 00:00:00</text:p>
          </table:table-cell>
          <table:table-cell office:value-type="string">
            <text:p>-56 days, 0:00:00</text:p>
          </table:table-cell>
          <table:table-cell office:value-type="float" office:value="-79.5">
            <text:p>-79.5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2010-07-04</text:p>
          </table:table-cell>
          <table:table-cell office:value-type="string">
            <text:p>2010-10-03</text:p>
          </table:table-cell>
          <table:table-cell office:value-type="float" office:value="32.3914985656738">
            <text:p>32.3914985657</text:p>
          </table:table-cell>
          <table:table-cell office:value-type="float" office:value="211.289664168472">
            <text:p>211.2896641685</text:p>
          </table:table-cell>
          <table:table-cell office:value-type="float" office:value="0.238300681036867">
            <text:p>0.238300681</text:p>
          </table:table-cell>
          <table:table-cell office:value-type="float" office:value="0.237509570219004">
            <text:p>0.2375095702</text:p>
          </table:table-cell>
          <table:table-cell office:value-type="float" office:value="722.599975585938">
            <text:p>722.5999755859</text:p>
          </table:table-cell>
          <table:table-cell office:value-type="string">
            <text:p>2010-07-05 00:00:00</text:p>
          </table:table-cell>
          <table:table-cell office:value-type="string">
            <text:p>2010-09-03 00:00:00</text:p>
          </table:table-cell>
          <table:table-cell office:value-type="string">
            <text:p>-60 days, 0:00:00</text:p>
          </table:table-cell>
          <table:table-cell office:value-type="float" office:value="722.599975585938">
            <text:p>722.5999755859</text:p>
          </table:table-cell>
          <table:table-cell office:value-type="string">
            <text:p>2010-07-05 00:00:00</text:p>
          </table:table-cell>
          <table:table-cell office:value-type="string">
            <text:p>2010-10-01 00:00:00</text:p>
          </table:table-cell>
          <table:table-cell office:value-type="string">
            <text:p>-88 days, 0:00:00</text:p>
          </table:table-cell>
          <table:table-cell office:value-type="float" office:value="-89.2333272298177">
            <text:p>-89.2333272298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2010-04-04</text:p>
          </table:table-cell>
          <table:table-cell office:value-type="string">
            <text:p>2010-07-04</text:p>
          </table:table-cell>
          <table:table-cell office:value-type="float" office:value="-5.63492441177368">
            <text:p>-5.6349244118</text:p>
          </table:table-cell>
          <table:table-cell office:value-type="float" office:value="135.937862552162">
            <text:p>135.9378625522</text:p>
          </table:table-cell>
          <table:table-cell office:value-type="float" office:value="0.0627478306719657">
            <text:p>0.0627478307</text:p>
          </table:table-cell>
          <table:table-cell office:value-type="float" office:value="0.0726398853801968">
            <text:p>0.0726398854</text:p>
          </table:table-cell>
          <table:table-cell office:value-type="float" office:value="506.399993896484">
            <text:p>506.3999938965</text:p>
          </table:table-cell>
          <table:table-cell office:value-type="string">
            <text:p>2010-04-15 00:00:00</text:p>
          </table:table-cell>
          <table:table-cell office:value-type="string">
            <text:p>2010-05-13 00:00:00</text:p>
          </table:table-cell>
          <table:table-cell office:value-type="string">
            <text:p>-28 days, 0:00:00</text:p>
          </table:table-cell>
          <table:table-cell office:value-type="float" office:value="506.399993896484">
            <text:p>506.3999938965</text:p>
          </table:table-cell>
          <table:table-cell office:value-type="string">
            <text:p>2010-04-15 00:00:00</text:p>
          </table:table-cell>
          <table:table-cell office:value-type="string">
            <text:p>2010-07-02 00:00:00</text:p>
          </table:table-cell>
          <table:table-cell office:value-type="string">
            <text:p>-78 days, 0:00:00</text:p>
          </table:table-cell>
          <table:table-cell office:value-type="float" office:value="-103.59999593099">
            <text:p>-103.599995931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string">
            <text:p>2011-10-02</text:p>
          </table:table-cell>
          <table:table-cell office:value-type="string">
            <text:p>2012-01-01</text:p>
          </table:table-cell>
          <table:table-cell office:value-type="float" office:value="3.76920771598816">
            <text:p>3.769207716</text:p>
          </table:table-cell>
          <table:table-cell office:value-type="float" office:value="281.681402928869">
            <text:p>281.6814029289</text:p>
          </table:table-cell>
          <table:table-cell office:value-type="float" office:value="0.294105149140527">
            <text:p>0.2941051491</text:p>
          </table:table-cell>
          <table:table-cell office:value-type="float" office:value="0.319200168654078">
            <text:p>0.3192001687</text:p>
          </table:table-cell>
          <table:table-cell office:value-type="float" office:value="1068.5">
            <text:p>1068.5</text:p>
          </table:table-cell>
          <table:table-cell office:value-type="string">
            <text:p>2011-10-04 00:00:00</text:p>
          </table:table-cell>
          <table:table-cell office:value-type="string">
            <text:p>2011-12-23 00:00:00</text:p>
          </table:table-cell>
          <table:table-cell office:value-type="string">
            <text:p>-80 days, 0:00:00</text:p>
          </table:table-cell>
          <table:table-cell office:value-type="float" office:value="1068.5">
            <text:p>1068.5</text:p>
          </table:table-cell>
          <table:table-cell office:value-type="string">
            <text:p>2011-10-04 00:00:00</text:p>
          </table:table-cell>
          <table:table-cell office:value-type="string">
            <text:p>2011-12-30 00:00:00</text:p>
          </table:table-cell>
          <table:table-cell office:value-type="string">
            <text:p>-87 days, 0:00:00</text:p>
          </table:table-cell>
          <table:table-cell office:value-type="float" office:value="-118.233317057292">
            <text:p>-118.2333170573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string">
            <text:p>2011-07-03</text:p>
          </table:table-cell>
          <table:table-cell office:value-type="string">
            <text:p>2011-10-02</text:p>
          </table:table-cell>
          <table:table-cell office:value-type="float" office:value="0.432179272174835">
            <text:p>0.4321792722</text:p>
          </table:table-cell>
          <table:table-cell office:value-type="float" office:value="214.392035147572">
            <text:p>214.3920351476</text:p>
          </table:table-cell>
          <table:table-cell office:value-type="float" office:value="-0.0567081727236668">
            <text:p>-0.0567081727</text:p>
          </table:table-cell>
          <table:table-cell office:value-type="float" office:value="-0.0793518277266756">
            <text:p>-0.0793518277</text:p>
          </table:table-cell>
          <table:table-cell office:value-type="float" office:value="326">
            <text:p>326</text:p>
          </table:table-cell>
          <table:table-cell office:value-type="string">
            <text:p>2011-08-08 00:00:00</text:p>
          </table:table-cell>
          <table:table-cell office:value-type="string">
            <text:p>2011-09-01 00:00:00</text:p>
          </table:table-cell>
          <table:table-cell office:value-type="string">
            <text:p>-24 days, 0:00:00</text:p>
          </table:table-cell>
          <table:table-cell office:value-type="float" office:value="326">
            <text:p>326</text:p>
          </table:table-cell>
          <table:table-cell office:value-type="string">
            <text:p>2011-08-08 00:00:00</text:p>
          </table:table-cell>
          <table:table-cell office:value-type="string">
            <text:p>2011-09-21 00:00:00</text:p>
          </table:table-cell>
          <table:table-cell office:value-type="string">
            <text:p>-44 days, 0:00:00</text:p>
          </table:table-cell>
          <table:table-cell office:value-type="float" office:value="-118.499989827474">
            <text:p>-118.4999898275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string">
            <text:p>2011-04-03</text:p>
          </table:table-cell>
          <table:table-cell office:value-type="string">
            <text:p>2011-07-03</text:p>
          </table:table-cell>
          <table:table-cell office:value-type="float" office:value="1.0280179977417">
            <text:p>1.0280179977</text:p>
          </table:table-cell>
          <table:table-cell office:value-type="float" office:value="90.1281524170528">
            <text:p>90.1281524171</text:p>
          </table:table-cell>
          <table:table-cell office:value-type="float" office:value="0.0312470559262764">
            <text:p>0.0312470559</text:p>
          </table:table-cell>
          <table:table-cell office:value-type="float" office:value="0.0441728308403555">
            <text:p>0.0441728308</text:p>
          </table:table-cell>
          <table:table-cell office:value-type="float" office:value="290.900024414062">
            <text:p>290.9000244141</text:p>
          </table:table-cell>
          <table:table-cell office:value-type="string">
            <text:p>2011-04-11 00:00:00</text:p>
          </table:table-cell>
          <table:table-cell office:value-type="string">
            <text:p>2011-05-11 00:00:00</text:p>
          </table:table-cell>
          <table:table-cell office:value-type="string">
            <text:p>-30 days, 0:00:00</text:p>
          </table:table-cell>
          <table:table-cell office:value-type="float" office:value="290.900024414062">
            <text:p>290.9000244141</text:p>
          </table:table-cell>
          <table:table-cell office:value-type="string">
            <text:p>2011-04-11 00:00:00</text:p>
          </table:table-cell>
          <table:table-cell office:value-type="string">
            <text:p>2011-06-15 00:00:00</text:p>
          </table:table-cell>
          <table:table-cell office:value-type="string">
            <text:p>-65 days, 0:00:00</text:p>
          </table:table-cell>
          <table:table-cell office:value-type="float" office:value="-76.0666910807292">
            <text:p>-76.0666910807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string">
            <text:p>2011-01-02</text:p>
          </table:table-cell>
          <table:table-cell office:value-type="string">
            <text:p>2011-04-03</text:p>
          </table:table-cell>
          <table:table-cell office:value-type="float" office:value="2.32287931442261">
            <text:p>2.3228793144</text:p>
          </table:table-cell>
          <table:table-cell office:value-type="float" office:value="138.422743697602">
            <text:p>138.4227436976</text:p>
          </table:table-cell>
          <table:table-cell office:value-type="float" office:value="0.166571660068845">
            <text:p>0.1665716601</text:p>
          </table:table-cell>
          <table:table-cell office:value-type="float" office:value="0.206173206457499">
            <text:p>0.2061732065</text:p>
          </table:table-cell>
          <table:table-cell office:value-type="float" office:value="560.5">
            <text:p>560.5</text:p>
          </table:table-cell>
          <table:table-cell office:value-type="string">
            <text:p>2011-02-18 00:00:00</text:p>
          </table:table-cell>
          <table:table-cell office:value-type="string">
            <text:p>2011-04-01 00:00:00</text:p>
          </table:table-cell>
          <table:table-cell office:value-type="string">
            <text:p>-42 days, 0:00:00</text:p>
          </table:table-cell>
          <table:table-cell office:value-type="float" office:value="560.5">
            <text:p>560.5</text:p>
          </table:table-cell>
          <table:table-cell office:value-type="string">
            <text:p>2011-02-18 00:00:00</text:p>
          </table:table-cell>
          <table:table-cell office:value-type="string">
            <text:p>2011-04-01 00:00:00</text:p>
          </table:table-cell>
          <table:table-cell office:value-type="string">
            <text:p>-42 days, 0:00:00</text:p>
          </table:table-cell>
          <table:table-cell office:value-type="float" office:value="-70.6666615804036">
            <text:p>-70.6666615804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string">
            <text:p>2010-10-03</text:p>
          </table:table-cell>
          <table:table-cell office:value-type="string">
            <text:p>2011-01-02</text:p>
          </table:table-cell>
          <table:table-cell office:value-type="float" office:value="0.634727895259857">
            <text:p>0.6347278953</text:p>
          </table:table-cell>
          <table:table-cell office:value-type="float" office:value="65.7155124143327">
            <text:p>65.7155124143</text:p>
          </table:table-cell>
          <table:table-cell office:value-type="float" office:value="-0.0407849920505249">
            <text:p>-0.0407849921</text:p>
          </table:table-cell>
          <table:table-cell office:value-type="float" office:value="-0.0575859576377205">
            <text:p>-0.0575859576</text:p>
          </table:table-cell>
          <table:table-cell office:value-type="float" office:value="199.700012207031">
            <text:p>199.700012207</text:p>
          </table:table-cell>
          <table:table-cell office:value-type="string">
            <text:p>2010-11-05 00:00:00</text:p>
          </table:table-cell>
          <table:table-cell office:value-type="string">
            <text:p>2010-11-24 00:00:00</text:p>
          </table:table-cell>
          <table:table-cell office:value-type="string">
            <text:p>-19 days, 0:00:00</text:p>
          </table:table-cell>
          <table:table-cell office:value-type="float" office:value="199.700012207031">
            <text:p>199.700012207</text:p>
          </table:table-cell>
          <table:table-cell office:value-type="string">
            <text:p>2010-11-05 00:00:00</text:p>
          </table:table-cell>
          <table:table-cell office:value-type="string">
            <text:p>2010-12-22 00:00:00</text:p>
          </table:table-cell>
          <table:table-cell office:value-type="string">
            <text:p>-47 days, 0:00:00</text:p>
          </table:table-cell>
          <table:table-cell office:value-type="float" office:value="-69.4666646321615">
            <text:p>-69.4666646322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string">
            <text:p>2010-07-04</text:p>
          </table:table-cell>
          <table:table-cell office:value-type="string">
            <text:p>2010-10-03</text:p>
          </table:table-cell>
          <table:table-cell office:value-type="float" office:value="-5.15832328796387">
            <text:p>-5.158323288</text:p>
          </table:table-cell>
          <table:table-cell office:value-type="float" office:value="182.101539026942">
            <text:p>182.1015390269</text:p>
          </table:table-cell>
          <table:table-cell office:value-type="float" office:value="0.178181046253425">
            <text:p>0.1781810463</text:p>
          </table:table-cell>
          <table:table-cell office:value-type="float" office:value="0.198386303954377">
            <text:p>0.198386304</text:p>
          </table:table-cell>
          <table:table-cell office:value-type="float" office:value="660">
            <text:p>660</text:p>
          </table:table-cell>
          <table:table-cell office:value-type="string">
            <text:p>2010-07-05 00:00:00</text:p>
          </table:table-cell>
          <table:table-cell office:value-type="string">
            <text:p>2010-09-03 00:00:00</text:p>
          </table:table-cell>
          <table:table-cell office:value-type="string">
            <text:p>-60 days, 0:00:00</text:p>
          </table:table-cell>
          <table:table-cell office:value-type="float" office:value="660">
            <text:p>660</text:p>
          </table:table-cell>
          <table:table-cell office:value-type="string">
            <text:p>2010-07-05 00:00:00</text:p>
          </table:table-cell>
          <table:table-cell office:value-type="string">
            <text:p>2010-10-01 00:00:00</text:p>
          </table:table-cell>
          <table:table-cell office:value-type="string">
            <text:p>-88 days, 0:00:00</text:p>
          </table:table-cell>
          <table:table-cell office:value-type="float" office:value="-89.2333374023437">
            <text:p>-89.2333374023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string">
            <text:p>2010-04-04</text:p>
          </table:table-cell>
          <table:table-cell office:value-type="string">
            <text:p>2010-07-04</text:p>
          </table:table-cell>
          <table:table-cell office:value-type="float" office:value="0.666667520999908">
            <text:p>0.666667521</text:p>
          </table:table-cell>
          <table:table-cell office:value-type="float" office:value="135.937863394427">
            <text:p>135.9378633944</text:p>
          </table:table-cell>
          <table:table-cell office:value-type="float" office:value="0.0590410700894322">
            <text:p>0.0590410701</text:p>
          </table:table-cell>
          <table:table-cell office:value-type="float" office:value="0.0641350521101111">
            <text:p>0.0641350521</text:p>
          </table:table-cell>
          <table:table-cell office:value-type="float" office:value="506.399993896484">
            <text:p>506.3999938965</text:p>
          </table:table-cell>
          <table:table-cell office:value-type="string">
            <text:p>2010-04-15 00:00:00</text:p>
          </table:table-cell>
          <table:table-cell office:value-type="string">
            <text:p>2010-05-13 00:00:00</text:p>
          </table:table-cell>
          <table:table-cell office:value-type="string">
            <text:p>-28 days, 0:00:00</text:p>
          </table:table-cell>
          <table:table-cell office:value-type="float" office:value="506.399993896484">
            <text:p>506.3999938965</text:p>
          </table:table-cell>
          <table:table-cell office:value-type="string">
            <text:p>2010-04-15 00:00:00</text:p>
          </table:table-cell>
          <table:table-cell office:value-type="string">
            <text:p>2010-07-02 00:00:00</text:p>
          </table:table-cell>
          <table:table-cell office:value-type="string">
            <text:p>-78 days, 0:00:00</text:p>
          </table:table-cell>
          <table:table-cell office:value-type="float" office:value="-103.600016276042">
            <text:p>-103.600016276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string">
            <text:p>2011-10-02</text:p>
          </table:table-cell>
          <table:table-cell office:value-type="string">
            <text:p>2012-01-01</text:p>
          </table:table-cell>
          <table:table-cell office:value-type="float" office:value="82.6357192993164">
            <text:p>82.6357192993</text:p>
          </table:table-cell>
          <table:table-cell office:value-type="float" office:value="336.54388583865">
            <text:p>336.5438858387</text:p>
          </table:table-cell>
          <table:table-cell office:value-type="float" office:value="-0.0320678731788539">
            <text:p>-0.0320678732</text:p>
          </table:table-cell>
          <table:table-cell office:value-type="float" office:value="-0.064126273623808">
            <text:p>-0.0641262736</text:p>
          </table:table-cell>
          <table:table-cell office:value-type="float" office:value="1249.09997558594">
            <text:p>1249.0999755859</text:p>
          </table:table-cell>
          <table:table-cell office:value-type="string">
            <text:p>2011-10-04 00:00:00</text:p>
          </table:table-cell>
          <table:table-cell office:value-type="string">
            <text:p>2011-12-23 00:00:00</text:p>
          </table:table-cell>
          <table:table-cell office:value-type="string">
            <text:p>-80 days, 0:00:00</text:p>
          </table:table-cell>
          <table:table-cell office:value-type="float" office:value="1249.09997558594">
            <text:p>1249.0999755859</text:p>
          </table:table-cell>
          <table:table-cell office:value-type="string">
            <text:p>2011-10-04 00:00:00</text:p>
          </table:table-cell>
          <table:table-cell office:value-type="string">
            <text:p>2011-12-30 00:00:00</text:p>
          </table:table-cell>
          <table:table-cell office:value-type="string">
            <text:p>-87 days, 0:00:00</text:p>
          </table:table-cell>
          <table:table-cell office:value-type="float" office:value="-118.233337402344">
            <text:p>-118.2333374023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string">
            <text:p>2011-07-03</text:p>
          </table:table-cell>
          <table:table-cell office:value-type="string">
            <text:p>2011-10-02</text:p>
          </table:table-cell>
          <table:table-cell office:value-type="float" office:value="0.170512676239014">
            <text:p>0.1705126762</text:p>
          </table:table-cell>
          <table:table-cell office:value-type="float" office:value="214.392036588673">
            <text:p>214.3920365887</text:p>
          </table:table-cell>
          <table:table-cell office:value-type="float" office:value="-0.157502038796846">
            <text:p>-0.1575020388</text:p>
          </table:table-cell>
          <table:table-cell office:value-type="float" office:value="-0.866656344407137">
            <text:p>-0.8666563444</text:p>
          </table:table-cell>
          <table:table-cell office:value-type="float" office:value="326">
            <text:p>326</text:p>
          </table:table-cell>
          <table:table-cell office:value-type="string">
            <text:p>2011-08-08 00:00:00</text:p>
          </table:table-cell>
          <table:table-cell office:value-type="string">
            <text:p>2011-09-01 00:00:00</text:p>
          </table:table-cell>
          <table:table-cell office:value-type="string">
            <text:p>-24 days, 0:00:00</text:p>
          </table:table-cell>
          <table:table-cell office:value-type="float" office:value="326">
            <text:p>326</text:p>
          </table:table-cell>
          <table:table-cell office:value-type="string">
            <text:p>2011-08-08 00:00:00</text:p>
          </table:table-cell>
          <table:table-cell office:value-type="string">
            <text:p>2011-09-21 00:00:00</text:p>
          </table:table-cell>
          <table:table-cell office:value-type="string">
            <text:p>-44 days, 0:00:00</text:p>
          </table:table-cell>
          <table:table-cell office:value-type="float" office:value="-118.5">
            <text:p>-118.5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string">
            <text:p>2011-04-03</text:p>
          </table:table-cell>
          <table:table-cell office:value-type="string">
            <text:p>2011-07-03</text:p>
          </table:table-cell>
          <table:table-cell office:value-type="float" office:value="0.995740175247192">
            <text:p>0.9957401752</text:p>
          </table:table-cell>
          <table:table-cell office:value-type="float" office:value="92.0483061532316">
            <text:p>92.0483061532</text:p>
          </table:table-cell>
          <table:table-cell office:value-type="float" office:value="0.0272951600168632">
            <text:p>0.02729516</text:p>
          </table:table-cell>
          <table:table-cell office:value-type="float" office:value="0.0381625660250679">
            <text:p>0.038162566</text:p>
          </table:table-cell>
          <table:table-cell office:value-type="float" office:value="259.700012207031">
            <text:p>259.700012207</text:p>
          </table:table-cell>
          <table:table-cell office:value-type="string">
            <text:p>2011-04-11 00:00:00</text:p>
          </table:table-cell>
          <table:table-cell office:value-type="string">
            <text:p>2011-05-11 00:00:00</text:p>
          </table:table-cell>
          <table:table-cell office:value-type="string">
            <text:p>-30 days, 0:00:00</text:p>
          </table:table-cell>
          <table:table-cell office:value-type="float" office:value="259.700012207031">
            <text:p>259.700012207</text:p>
          </table:table-cell>
          <table:table-cell office:value-type="string">
            <text:p>2011-04-11 00:00:00</text:p>
          </table:table-cell>
          <table:table-cell office:value-type="string">
            <text:p>2011-06-15 00:00:00</text:p>
          </table:table-cell>
          <table:table-cell office:value-type="string">
            <text:p>-65 days, 0:00:00</text:p>
          </table:table-cell>
          <table:table-cell office:value-type="float" office:value="-76.0666707356771">
            <text:p>-76.0666707357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string">
            <text:p>2011-01-02</text:p>
          </table:table-cell>
          <table:table-cell office:value-type="string">
            <text:p>2011-04-03</text:p>
          </table:table-cell>
          <table:table-cell office:value-type="float" office:value="2.32287931442261">
            <text:p>2.3228793144</text:p>
          </table:table-cell>
          <table:table-cell office:value-type="float" office:value="138.422743697602">
            <text:p>138.4227436976</text:p>
          </table:table-cell>
          <table:table-cell office:value-type="float" office:value="0.166571660068845">
            <text:p>0.1665716601</text:p>
          </table:table-cell>
          <table:table-cell office:value-type="float" office:value="0.206173206457499">
            <text:p>0.2061732065</text:p>
          </table:table-cell>
          <table:table-cell office:value-type="float" office:value="560.5">
            <text:p>560.5</text:p>
          </table:table-cell>
          <table:table-cell office:value-type="string">
            <text:p>2011-02-18 00:00:00</text:p>
          </table:table-cell>
          <table:table-cell office:value-type="string">
            <text:p>2011-04-01 00:00:00</text:p>
          </table:table-cell>
          <table:table-cell office:value-type="string">
            <text:p>-42 days, 0:00:00</text:p>
          </table:table-cell>
          <table:table-cell office:value-type="float" office:value="560.5">
            <text:p>560.5</text:p>
          </table:table-cell>
          <table:table-cell office:value-type="string">
            <text:p>2011-02-18 00:00:00</text:p>
          </table:table-cell>
          <table:table-cell office:value-type="string">
            <text:p>2011-04-01 00:00:00</text:p>
          </table:table-cell>
          <table:table-cell office:value-type="string">
            <text:p>-42 days, 0:00:00</text:p>
          </table:table-cell>
          <table:table-cell office:value-type="float" office:value="-70.6666615804036">
            <text:p>-70.6666615804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string">
            <text:p>2010-10-03</text:p>
          </table:table-cell>
          <table:table-cell office:value-type="string">
            <text:p>2011-01-02</text:p>
          </table:table-cell>
          <table:table-cell office:value-type="float" office:value="0.734101414680481">
            <text:p>0.7341014147</text:p>
          </table:table-cell>
          <table:table-cell office:value-type="float" office:value="65.715514096656">
            <text:p>65.7155140967</text:p>
          </table:table-cell>
          <table:table-cell office:value-type="float" office:value="-0.0548123950224216">
            <text:p>-0.054812395</text:p>
          </table:table-cell>
          <table:table-cell office:value-type="float" office:value="-0.0792144427237304">
            <text:p>-0.0792144427</text:p>
          </table:table-cell>
          <table:table-cell office:value-type="float" office:value="199.700012207031">
            <text:p>199.700012207</text:p>
          </table:table-cell>
          <table:table-cell office:value-type="string">
            <text:p>2010-11-05 00:00:00</text:p>
          </table:table-cell>
          <table:table-cell office:value-type="string">
            <text:p>2010-11-24 00:00:00</text:p>
          </table:table-cell>
          <table:table-cell office:value-type="string">
            <text:p>-19 days, 0:00:00</text:p>
          </table:table-cell>
          <table:table-cell office:value-type="float" office:value="199.700012207031">
            <text:p>199.700012207</text:p>
          </table:table-cell>
          <table:table-cell office:value-type="string">
            <text:p>2010-11-05 00:00:00</text:p>
          </table:table-cell>
          <table:table-cell office:value-type="string">
            <text:p>2010-12-22 00:00:00</text:p>
          </table:table-cell>
          <table:table-cell office:value-type="string">
            <text:p>-47 days, 0:00:00</text:p>
          </table:table-cell>
          <table:table-cell office:value-type="float" office:value="-69.4666748046875">
            <text:p>-69.4666748047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string">
            <text:p>2010-07-04</text:p>
          </table:table-cell>
          <table:table-cell office:value-type="string">
            <text:p>2010-10-03</text:p>
          </table:table-cell>
          <table:table-cell office:value-type="float" office:value="-12.294017791748">
            <text:p>-12.2940177917</text:p>
          </table:table-cell>
          <table:table-cell office:value-type="float" office:value="235.047317142322">
            <text:p>235.0473171423</text:p>
          </table:table-cell>
          <table:table-cell office:value-type="float" office:value="0.0659906336115505">
            <text:p>0.0659906336</text:p>
          </table:table-cell>
          <table:table-cell office:value-type="float" office:value="0.0896462925069636">
            <text:p>0.0896462925</text:p>
          </table:table-cell>
          <table:table-cell office:value-type="float" office:value="788.899963378906">
            <text:p>788.8999633789</text:p>
          </table:table-cell>
          <table:table-cell office:value-type="string">
            <text:p>2010-07-05 00:00:00</text:p>
          </table:table-cell>
          <table:table-cell office:value-type="string">
            <text:p>2010-09-08 00:00:00</text:p>
          </table:table-cell>
          <table:table-cell office:value-type="string">
            <text:p>-65 days, 0:00:00</text:p>
          </table:table-cell>
          <table:table-cell office:value-type="float" office:value="788.899963378906">
            <text:p>788.8999633789</text:p>
          </table:table-cell>
          <table:table-cell office:value-type="string">
            <text:p>2010-07-05 00:00:00</text:p>
          </table:table-cell>
          <table:table-cell office:value-type="string">
            <text:p>2010-10-01 00:00:00</text:p>
          </table:table-cell>
          <table:table-cell office:value-type="string">
            <text:p>-88 days, 0:00:00</text:p>
          </table:table-cell>
          <table:table-cell office:value-type="float" office:value="-89.2333374023437">
            <text:p>-89.2333374023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string">
            <text:p>2010-04-04</text:p>
          </table:table-cell>
          <table:table-cell office:value-type="string">
            <text:p>2010-07-04</text:p>
          </table:table-cell>
          <table:table-cell office:value-type="float" office:value="0.153962135314941">
            <text:p>0.1539621353</text:p>
          </table:table-cell>
          <table:table-cell office:value-type="float" office:value="201.675817028107">
            <text:p>201.6758170281</text:p>
          </table:table-cell>
          <table:table-cell office:value-type="float" office:value="0.0508263244509426">
            <text:p>0.0508263245</text:p>
          </table:table-cell>
          <table:table-cell office:value-type="float" office:value="0.0597916812447568">
            <text:p>0.0597916812</text:p>
          </table:table-cell>
          <table:table-cell office:value-type="float" office:value="688.799987792969">
            <text:p>688.799987793</text:p>
          </table:table-cell>
          <table:table-cell office:value-type="string">
            <text:p>2010-04-15 00:00:00</text:p>
          </table:table-cell>
          <table:table-cell office:value-type="string">
            <text:p>2010-05-13 00:00:00</text:p>
          </table:table-cell>
          <table:table-cell office:value-type="string">
            <text:p>-28 days, 0:00:00</text:p>
          </table:table-cell>
          <table:table-cell office:value-type="float" office:value="688.799987792969">
            <text:p>688.799987793</text:p>
          </table:table-cell>
          <table:table-cell office:value-type="string">
            <text:p>2010-04-15 00:00:00</text:p>
          </table:table-cell>
          <table:table-cell office:value-type="string">
            <text:p>2010-07-02 00:00:00</text:p>
          </table:table-cell>
          <table:table-cell office:value-type="string">
            <text:p>-78 days, 0:00:00</text:p>
          </table:table-cell>
          <table:table-cell office:value-type="float" office:value="-103.600006103516">
            <text:p>-103.600006103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29T23:08:35</dc:date>
    <dc:creator>Patrick Costello</dc:creator>
    <meta:document-statistic meta:table-count="1" meta:cell-count="2660" meta:object-count="0"/>
    <meta:generator>LibreOffice/3.5$Linux_X86_64 LibreOffice_project/350m1$Build-2</meta:generator>
  </office:meta>
</office:document-meta>
</file>